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 style:data-style-name="N99">
      <style:text-properties fo:font-weight="bold" style:font-weight-asian="bold" style:font-weight-complex="bold"/>
    </style:style>
    <style:style style:name="ce4" style:family="table-cell" style:parent-style-name="Default" style:data-style-name="N99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terasi jacobi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erajat akurasi</text:p>
          </table:table-cell>
          <table:table-cell table:style-name="Default" office:value-type="float" office:value="0.000001" calcext:value-type="float">
            <text:p>0.00000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iterasi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1new-x1</text:p>
          </table:table-cell>
          <table:table-cell table:style-name="ce1" office:value-type="string" calcext:value-type="string">
            <text:p>toleransi</text:p>
          </table:table-cell>
          <table:table-cell table:style-name="ce1" office:value-type="string" calcext:value-type="string">
            <text:p>x2</text:p>
          </table:table-cell>
          <table:table-cell table:style-name="ce1" table:number-columns-repeated="2"/>
          <table:table-cell table:style-name="ce1" office:value-type="string" calcext:value-type="string">
            <text:p>x3</text:p>
          </table:table-cell>
          <table:table-cell table:style-name="ce1" table:number-columns-repeated="2"/>
          <table:table-cell table:style-name="ce1" office:value-type="string" calcext:value-type="string">
            <text:p>x4</text:p>
          </table:table-cell>
          <table:table-cell table:style-name="ce1" table:number-columns-repeated="2"/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b4</text:p>
          </table:table-cell>
          <table:table-cell table:style-name="ce1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1/4*([.E4]+2*[.H4]-[.K4]+[.$N$4])" office:value-type="float" office:value="-0" calcext:value-type="float">
            <text:p>0</text:p>
          </table:table-cell>
          <table:table-cell table:formula="of:=ABS([.B5]-[.B4])" office:value-type="float" office:value="1" calcext:value-type="float">
            <text:p>1</text:p>
          </table:table-cell>
          <table:table-cell table:formula="of:=[.C5]&lt;=[.$D$2]" office:value-type="boolean" office:boolean-value="false" calcext:value-type="boolean">
            <text:p>FALSE</text:p>
          </table:table-cell>
          <table:table-cell table:formula="of:=-1/6*(3*[.B4]-[.H4]+2*[.K4]+[.$O$4])" office:value-type="float" office:value="-0.833333333333333" calcext:value-type="float">
            <text:p>-0.833333333333333</text:p>
          </table:table-cell>
          <table:table-cell table:formula="of:=ABS([.E5]-[.E4])" office:value-type="float" office:value="1.83333333333333" calcext:value-type="float">
            <text:p>1.83333333333333</text:p>
          </table:table-cell>
          <table:table-cell table:formula="of:=[.F5]&lt;=[.$D$2]" office:value-type="boolean" office:boolean-value="false" calcext:value-type="boolean">
            <text:p>FALSE</text:p>
          </table:table-cell>
          <table:table-cell table:formula="of:=-1/5*(2*[.B4]-[.E4]-3*[.K4]+[.$P$4])" office:value-type="float" office:value="1" calcext:value-type="float">
            <text:p>1</text:p>
          </table:table-cell>
          <table:table-cell table:formula="of:=ABS([.H5]-[.H4])" office:value-type="float" office:value="0" calcext:value-type="float">
            <text:p>0</text:p>
          </table:table-cell>
          <table:table-cell table:style-name="ce3" table:formula="of:=[.I5]&lt;=[.$D$2]" office:value-type="boolean" office:boolean-value="true" calcext:value-type="boolean">
            <text:p>TRUE</text:p>
          </table:table-cell>
          <table:table-cell table:formula="of:=1/8*(4*[.B4]+[.E4]-3*[.H4]+[.$Q$4])" office:value-type="float" office:value="0" calcext:value-type="float">
            <text:p>0</text:p>
          </table:table-cell>
          <table:table-cell table:formula="of:=ABS([.K5]-[.K4])" office:value-type="float" office:value="1" calcext:value-type="float">
            <text:p>1</text:p>
          </table:table-cell>
          <table:table-cell table:formula="of:=[.L5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1/4*([.E5]+2*[.H5]-[.K5]+[.N5])" office:value-type="float" office:value="-0.291666666666667" calcext:value-type="float">
            <text:p>-0.291666666666667</text:p>
          </table:table-cell>
          <table:table-cell table:formula="of:=ABS([.B6]-[.B5])" office:value-type="float" office:value="0.291666666666667" calcext:value-type="float">
            <text:p>0.291666666666667</text:p>
          </table:table-cell>
          <table:table-cell table:formula="of:=[.C6]&lt;=[.$D$2]" office:value-type="boolean" office:boolean-value="false" calcext:value-type="boolean">
            <text:p>FALSE</text:p>
          </table:table-cell>
          <table:table-cell table:formula="of:=-1/6*(3*[.B5]-[.H5]+2*[.K5]+[.$O$4])" office:value-type="float" office:value="-0" calcext:value-type="float">
            <text:p>0</text:p>
          </table:table-cell>
          <table:table-cell table:formula="of:=ABS([.E6]-[.E5])" office:value-type="float" office:value="0.833333333333333" calcext:value-type="float">
            <text:p>0.833333333333333</text:p>
          </table:table-cell>
          <table:table-cell table:formula="of:=[.F6]&lt;=[.$D$2]" office:value-type="boolean" office:boolean-value="false" calcext:value-type="boolean">
            <text:p>FALSE</text:p>
          </table:table-cell>
          <table:table-cell table:formula="of:=-1/5*(2*[.B5]-[.E5]-3*[.K5]+[.$P$4])" office:value-type="float" office:value="0.433333333333333" calcext:value-type="float">
            <text:p>0.433333333333333</text:p>
          </table:table-cell>
          <table:table-cell table:formula="of:=ABS([.H6]-[.H5])" office:value-type="float" office:value="0.566666666666667" calcext:value-type="float">
            <text:p>0.566666666666667</text:p>
          </table:table-cell>
          <table:table-cell table:formula="of:=[.I6]&lt;=[.$D$2]" office:value-type="boolean" office:boolean-value="false" calcext:value-type="boolean">
            <text:p>FALSE</text:p>
          </table:table-cell>
          <table:table-cell table:formula="of:=1/8*(4*[.B5]+[.E5]-3*[.H5]+[.$Q$4])" office:value-type="float" office:value="-0.729166666666667" calcext:value-type="float">
            <text:p>-0.729166666666667</text:p>
          </table:table-cell>
          <table:table-cell table:formula="of:=ABS([.K6]-[.K5])" office:value-type="float" office:value="0.729166666666667" calcext:value-type="float">
            <text:p>0.729166666666667</text:p>
          </table:table-cell>
          <table:table-cell table:formula="of:=[.L6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1/4*([.E6]+2*[.H6]-[.K6]+[.N6])" office:value-type="float" office:value="-0.398958333333333" calcext:value-type="float">
            <text:p>-0.398958333333333</text:p>
          </table:table-cell>
          <table:table-cell table:formula="of:=ABS([.B7]-[.B6])" office:value-type="float" office:value="0.107291666666667" calcext:value-type="float">
            <text:p>0.107291666666667</text:p>
          </table:table-cell>
          <table:table-cell table:formula="of:=[.C7]&lt;=[.$D$2]" office:value-type="boolean" office:boolean-value="false" calcext:value-type="boolean">
            <text:p>FALSE</text:p>
          </table:table-cell>
          <table:table-cell table:formula="of:=-1/6*(3*[.B6]-[.H6]+2*[.K6]+[.$O$4])" office:value-type="float" office:value="0.294444444444444" calcext:value-type="float">
            <text:p>0.294444444444444</text:p>
          </table:table-cell>
          <table:table-cell table:formula="of:=ABS([.E7]-[.E6])" office:value-type="float" office:value="0.294444444444444" calcext:value-type="float">
            <text:p>0.294444444444444</text:p>
          </table:table-cell>
          <table:table-cell table:formula="of:=[.F7]&lt;=[.$D$2]" office:value-type="boolean" office:boolean-value="false" calcext:value-type="boolean">
            <text:p>FALSE</text:p>
          </table:table-cell>
          <table:table-cell table:formula="of:=-1/5*(2*[.B6]-[.E6]-3*[.K6]+[.$P$4])" office:value-type="float" office:value="0.279166666666667" calcext:value-type="float">
            <text:p>0.279166666666667</text:p>
          </table:table-cell>
          <table:table-cell table:formula="of:=ABS([.H7]-[.H6])" office:value-type="float" office:value="0.154166666666667" calcext:value-type="float">
            <text:p>0.154166666666667</text:p>
          </table:table-cell>
          <table:table-cell table:formula="of:=[.I7]&lt;=[.$D$2]" office:value-type="boolean" office:boolean-value="false" calcext:value-type="boolean">
            <text:p>FALSE</text:p>
          </table:table-cell>
          <table:table-cell table:formula="of:=1/8*(4*[.B6]+[.E6]-3*[.H6]+[.$Q$4])" office:value-type="float" office:value="-0.558333333333333" calcext:value-type="float">
            <text:p>-0.558333333333333</text:p>
          </table:table-cell>
          <table:table-cell table:formula="of:=ABS([.K7]-[.K6])" office:value-type="float" office:value="0.170833333333333" calcext:value-type="float">
            <text:p>0.170833333333333</text:p>
          </table:table-cell>
          <table:table-cell table:formula="of:=[.L7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1/4*([.E7]+2*[.H7]-[.K7]+[.N7])" office:value-type="float" office:value="-0.352777777777778" calcext:value-type="float">
            <text:p>-0.352777777777778</text:p>
          </table:table-cell>
          <table:table-cell table:formula="of:=ABS([.B8]-[.B7])" office:value-type="float" office:value="0.0461805555555556" calcext:value-type="float">
            <text:p>0.0461805555555556</text:p>
          </table:table-cell>
          <table:table-cell table:formula="of:=[.C8]&lt;=[.$D$2]" office:value-type="boolean" office:boolean-value="false" calcext:value-type="boolean">
            <text:p>FALSE</text:p>
          </table:table-cell>
          <table:table-cell table:formula="of:=-1/6*(3*[.B7]-[.H7]+2*[.K7]+[.$O$4])" office:value-type="float" office:value="0.265451388888889" calcext:value-type="float">
            <text:p>0.265451388888889</text:p>
          </table:table-cell>
          <table:table-cell table:formula="of:=ABS([.E8]-[.E7])" office:value-type="float" office:value="0.0289930555555555" calcext:value-type="float">
            <text:p>0.0289930555555555</text:p>
          </table:table-cell>
          <table:table-cell table:formula="of:=[.F8]&lt;=[.$D$2]" office:value-type="boolean" office:boolean-value="false" calcext:value-type="boolean">
            <text:p>FALSE</text:p>
          </table:table-cell>
          <table:table-cell table:formula="of:=-1/5*(2*[.B7]-[.E7]-3*[.K7]+[.$P$4])" office:value-type="float" office:value="0.483472222222222" calcext:value-type="float">
            <text:p>0.483472222222222</text:p>
          </table:table-cell>
          <table:table-cell table:formula="of:=ABS([.H8]-[.H7])" office:value-type="float" office:value="0.204305555555556" calcext:value-type="float">
            <text:p>0.204305555555556</text:p>
          </table:table-cell>
          <table:table-cell table:formula="of:=[.I8]&lt;=[.$D$2]" office:value-type="boolean" office:boolean-value="false" calcext:value-type="boolean">
            <text:p>FALSE</text:p>
          </table:table-cell>
          <table:table-cell table:formula="of:=1/8*(4*[.B7]+[.E7]-3*[.H7]+[.$Q$4])" office:value-type="float" office:value="-0.517361111111111" calcext:value-type="float">
            <text:p>-0.517361111111111</text:p>
          </table:table-cell>
          <table:table-cell table:formula="of:=ABS([.K8]-[.K7])" office:value-type="float" office:value="0.0409722222222222" calcext:value-type="float">
            <text:p>0.0409722222222222</text:p>
          </table:table-cell>
          <table:table-cell table:formula="of:=[.L8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1/4*([.E8]+2*[.H8]-[.K8]+[.N8])" office:value-type="float" office:value="-0.437439236111111" calcext:value-type="float">
            <text:p>-0.437439236111111</text:p>
          </table:table-cell>
          <table:table-cell table:formula="of:=ABS([.B9]-[.B8])" office:value-type="float" office:value="0.0846614583333333" calcext:value-type="float">
            <text:p>0.0846614583333333</text:p>
          </table:table-cell>
          <table:table-cell table:formula="of:=[.C9]&lt;=[.$D$2]" office:value-type="boolean" office:boolean-value="false" calcext:value-type="boolean">
            <text:p>FALSE</text:p>
          </table:table-cell>
          <table:table-cell table:formula="of:=-1/6*(3*[.B8]-[.H8]+2*[.K8]+[.$O$4])" office:value-type="float" office:value="0.26275462962963" calcext:value-type="float">
            <text:p>0.26275462962963</text:p>
          </table:table-cell>
          <table:table-cell table:formula="of:=ABS([.E9]-[.E8])" office:value-type="float" office:value="0.00269675925925927" calcext:value-type="float">
            <text:p>0.00269675925925927</text:p>
          </table:table-cell>
          <table:table-cell table:formula="of:=[.F9]&lt;=[.$D$2]" office:value-type="boolean" office:boolean-value="false" calcext:value-type="boolean">
            <text:p>FALSE</text:p>
          </table:table-cell>
          <table:table-cell table:formula="of:=-1/5*(2*[.B8]-[.E8]-3*[.K8]+[.$P$4])" office:value-type="float" office:value="0.483784722222222" calcext:value-type="float">
            <text:p>0.483784722222222</text:p>
          </table:table-cell>
          <table:table-cell table:formula="of:=ABS([.H9]-[.H8])" office:value-type="float" office:value="0.000312499999999993" calcext:value-type="float">
            <text:p>0.000312499999999993</text:p>
          </table:table-cell>
          <table:table-cell table:formula="of:=[.I9]&lt;=[.$D$2]" office:value-type="boolean" office:boolean-value="false" calcext:value-type="boolean">
            <text:p>FALSE</text:p>
          </table:table-cell>
          <table:table-cell table:formula="of:=1/8*(4*[.B8]+[.E8]-3*[.H8]+[.$Q$4])" office:value-type="float" office:value="-0.574509548611111" calcext:value-type="float">
            <text:p>-0.574509548611111</text:p>
          </table:table-cell>
          <table:table-cell table:formula="of:=ABS([.K9]-[.K8])" office:value-type="float" office:value="0.0571484375" calcext:value-type="float">
            <text:p>0.0571484375</text:p>
          </table:table-cell>
          <table:table-cell table:formula="of:=[.L9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1/4*([.E9]+2*[.H9]-[.K9]+[.N9])" office:value-type="float" office:value="-0.451208405671296" calcext:value-type="float">
            <text:p>-0.451208405671296</text:p>
          </table:table-cell>
          <table:table-cell table:formula="of:=ABS([.B10]-[.B9])" office:value-type="float" office:value="0.0137691695601851" calcext:value-type="float">
            <text:p>0.0137691695601851</text:p>
          </table:table-cell>
          <table:table-cell table:formula="of:=[.C10]&lt;=[.$D$2]" office:value-type="boolean" office:boolean-value="false" calcext:value-type="boolean">
            <text:p>FALSE</text:p>
          </table:table-cell>
          <table:table-cell table:formula="of:=-1/6*(3*[.B9]-[.H9]+2*[.K9]+[.$O$4])" office:value-type="float" office:value="0.324186921296296" calcext:value-type="float">
            <text:p>0.324186921296296</text:p>
          </table:table-cell>
          <table:table-cell table:formula="of:=ABS([.E10]-[.E9])" office:value-type="float" office:value="0.0614322916666668" calcext:value-type="float">
            <text:p>0.0614322916666668</text:p>
          </table:table-cell>
          <table:table-cell table:formula="of:=[.F10]&lt;=[.$D$2]" office:value-type="boolean" office:boolean-value="false" calcext:value-type="boolean">
            <text:p>FALSE</text:p>
          </table:table-cell>
          <table:table-cell table:formula="of:=-1/5*(2*[.B9]-[.E9]-3*[.K9]+[.$P$4])" office:value-type="float" office:value="0.482820891203704" calcext:value-type="float">
            <text:p>0.482820891203704</text:p>
          </table:table-cell>
          <table:table-cell table:formula="of:=ABS([.H10]-[.H9])" office:value-type="float" office:value="0.000963831018518491" calcext:value-type="float">
            <text:p>0.000963831018518491</text:p>
          </table:table-cell>
          <table:table-cell table:formula="of:=[.I10]&lt;=[.$D$2]" office:value-type="boolean" office:boolean-value="false" calcext:value-type="boolean">
            <text:p>FALSE</text:p>
          </table:table-cell>
          <table:table-cell table:formula="of:=1/8*(4*[.B9]+[.E9]-3*[.H9]+[.$Q$4])" office:value-type="float" office:value="-0.617294560185185" calcext:value-type="float">
            <text:p>-0.617294560185185</text:p>
          </table:table-cell>
          <table:table-cell table:formula="of:=ABS([.K10]-[.K9])" office:value-type="float" office:value="0.0427850115740741" calcext:value-type="float">
            <text:p>0.0427850115740741</text:p>
          </table:table-cell>
          <table:table-cell table:formula="of:=[.L10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1/4*([.E10]+2*[.H10]-[.K10]+[.N10])" office:value-type="float" office:value="-0.476780815972222" calcext:value-type="float">
            <text:p>-0.476780815972222</text:p>
          </table:table-cell>
          <table:table-cell table:formula="of:=ABS([.B11]-[.B10])" office:value-type="float" office:value="0.0255724103009259" calcext:value-type="float">
            <text:p>0.0255724103009259</text:p>
          </table:table-cell>
          <table:table-cell table:formula="of:=[.C11]&lt;=[.$D$2]" office:value-type="boolean" office:boolean-value="false" calcext:value-type="boolean">
            <text:p>FALSE</text:p>
          </table:table-cell>
          <table:table-cell table:formula="of:=-1/6*(3*[.B10]-[.H10]+2*[.K10]+[.$O$4])" office:value-type="float" office:value="0.345172538097994" calcext:value-type="float">
            <text:p>0.345172538097994</text:p>
          </table:table-cell>
          <table:table-cell table:formula="of:=ABS([.E11]-[.E10])" office:value-type="float" office:value="0.0209856168016975" calcext:value-type="float">
            <text:p>0.0209856168016975</text:p>
          </table:table-cell>
          <table:table-cell table:formula="of:=[.F11]&lt;=[.$D$2]" office:value-type="boolean" office:boolean-value="false" calcext:value-type="boolean">
            <text:p>FALSE</text:p>
          </table:table-cell>
          <table:table-cell table:formula="of:=-1/5*(2*[.B10]-[.E10]-3*[.K10]+[.$P$4])" office:value-type="float" office:value="0.474944010416667" calcext:value-type="float">
            <text:p>0.474944010416667</text:p>
          </table:table-cell>
          <table:table-cell table:formula="of:=ABS([.H11]-[.H10])" office:value-type="float" office:value="0.00787688078703708" calcext:value-type="float">
            <text:p>0.00787688078703708</text:p>
          </table:table-cell>
          <table:table-cell table:formula="of:=[.I11]&lt;=[.$D$2]" office:value-type="boolean" office:boolean-value="false" calcext:value-type="boolean">
            <text:p>FALSE</text:p>
          </table:table-cell>
          <table:table-cell table:formula="of:=1/8*(4*[.B10]+[.E10]-3*[.H10]+[.$Q$4])" office:value-type="float" office:value="-0.616138671875" calcext:value-type="float">
            <text:p>-0.616138671875</text:p>
          </table:table-cell>
          <table:table-cell table:formula="of:=ABS([.K11]-[.K10])" office:value-type="float" office:value="0.0011558883101852" calcext:value-type="float">
            <text:p>0.0011558883101852</text:p>
          </table:table-cell>
          <table:table-cell table:formula="of:=[.L11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1/4*([.E11]+2*[.H11]-[.K11]+[.N11])" office:value-type="float" office:value="-0.477799807701582" calcext:value-type="float">
            <text:p>-0.477799807701582</text:p>
          </table:table-cell>
          <table:table-cell table:formula="of:=ABS([.B12]-[.B11])" office:value-type="float" office:value="0.0010189917293596" calcext:value-type="float">
            <text:p>0.0010189917293596</text:p>
          </table:table-cell>
          <table:table-cell table:formula="of:=[.C12]&lt;=[.$D$2]" office:value-type="boolean" office:boolean-value="false" calcext:value-type="boolean">
            <text:p>FALSE</text:p>
          </table:table-cell>
          <table:table-cell table:formula="of:=-1/6*(3*[.B11]-[.H11]+2*[.K11]+[.$O$4])" office:value-type="float" office:value="0.356260633680555" calcext:value-type="float">
            <text:p>0.356260633680555</text:p>
          </table:table-cell>
          <table:table-cell table:formula="of:=ABS([.E12]-[.E11])" office:value-type="float" office:value="0.0110880955825617" calcext:value-type="float">
            <text:p>0.0110880955825617</text:p>
          </table:table-cell>
          <table:table-cell table:formula="of:=[.F12]&lt;=[.$D$2]" office:value-type="boolean" office:boolean-value="false" calcext:value-type="boolean">
            <text:p>FALSE</text:p>
          </table:table-cell>
          <table:table-cell table:formula="of:=-1/5*(2*[.B11]-[.E11]-3*[.K11]+[.$P$4])" office:value-type="float" office:value="0.490063630883488" calcext:value-type="float">
            <text:p>0.490063630883488</text:p>
          </table:table-cell>
          <table:table-cell table:formula="of:=ABS([.H12]-[.H11])" office:value-type="float" office:value="0.015119620466821" calcext:value-type="float">
            <text:p>0.015119620466821</text:p>
          </table:table-cell>
          <table:table-cell table:formula="of:=[.I12]&lt;=[.$D$2]" office:value-type="boolean" office:boolean-value="false" calcext:value-type="boolean">
            <text:p>FALSE</text:p>
          </table:table-cell>
          <table:table-cell table:formula="of:=1/8*(4*[.B11]+[.E11]-3*[.H11]+[.$Q$4])" office:value-type="float" office:value="-0.623347844630112" calcext:value-type="float">
            <text:p>-0.623347844630112</text:p>
          </table:table-cell>
          <table:table-cell table:formula="of:=ABS([.K12]-[.K11])" office:value-type="float" office:value="0.0072091727551119" calcext:value-type="float">
            <text:p>0.0072091727551119</text:p>
          </table:table-cell>
          <table:table-cell table:formula="of:=[.L12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1/4*([.E12]+2*[.H12]-[.K12]+[.N12])" office:value-type="float" office:value="-0.489933935019411" calcext:value-type="float">
            <text:p>-0.489933935019411</text:p>
          </table:table-cell>
          <table:table-cell table:formula="of:=ABS([.B13]-[.B12])" office:value-type="float" office:value="0.0121341273178289" calcext:value-type="float">
            <text:p>0.0121341273178289</text:p>
          </table:table-cell>
          <table:table-cell table:formula="of:=[.C13]&lt;=[.$D$2]" office:value-type="boolean" office:boolean-value="false" calcext:value-type="boolean">
            <text:p>FALSE</text:p>
          </table:table-cell>
          <table:table-cell table:formula="of:=-1/6*(3*[.B12]-[.H12]+2*[.K12]+[.$O$4])" office:value-type="float" office:value="0.361693123874743" calcext:value-type="float">
            <text:p>0.361693123874743</text:p>
          </table:table-cell>
          <table:table-cell table:formula="of:=ABS([.E13]-[.E12])" office:value-type="float" office:value="0.00543249019418735" calcext:value-type="float">
            <text:p>0.00543249019418735</text:p>
          </table:table-cell>
          <table:table-cell table:formula="of:=[.F13]&lt;=[.$D$2]" office:value-type="boolean" office:boolean-value="false" calcext:value-type="boolean">
            <text:p>FALSE</text:p>
          </table:table-cell>
          <table:table-cell table:formula="of:=-1/5*(2*[.B12]-[.E12]-3*[.K12]+[.$P$4])" office:value-type="float" office:value="0.488363343038677" calcext:value-type="float">
            <text:p>0.488363343038677</text:p>
          </table:table-cell>
          <table:table-cell table:formula="of:=ABS([.H13]-[.H12])" office:value-type="float" office:value="0.00170028784481097" calcext:value-type="float">
            <text:p>0.00170028784481097</text:p>
          </table:table-cell>
          <table:table-cell table:formula="of:=[.I13]&lt;=[.$D$2]" office:value-type="boolean" office:boolean-value="false" calcext:value-type="boolean">
            <text:p>FALSE</text:p>
          </table:table-cell>
          <table:table-cell table:formula="of:=1/8*(4*[.B12]+[.E12]-3*[.H12]+[.$Q$4])" office:value-type="float" office:value="-0.628141186222029" calcext:value-type="float">
            <text:p>-0.628141186222029</text:p>
          </table:table-cell>
          <table:table-cell table:formula="of:=ABS([.K13]-[.K12])" office:value-type="float" office:value="0.00479334159191747" calcext:value-type="float">
            <text:p>0.00479334159191747</text:p>
          </table:table-cell>
          <table:table-cell table:formula="of:=[.L13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1/4*([.E13]+2*[.H13]-[.K13]+[.N13])" office:value-type="float" office:value="-0.491640249043531" calcext:value-type="float">
            <text:p>-0.491640249043531</text:p>
          </table:table-cell>
          <table:table-cell table:formula="of:=ABS([.B14]-[.B13])" office:value-type="float" office:value="0.00170631402412069" calcext:value-type="float">
            <text:p>0.00170631402412069</text:p>
          </table:table-cell>
          <table:table-cell table:formula="of:=[.C14]&lt;=[.$D$2]" office:value-type="boolean" office:boolean-value="false" calcext:value-type="boolean">
            <text:p>FALSE</text:p>
          </table:table-cell>
          <table:table-cell table:formula="of:=-1/6*(3*[.B13]-[.H13]+2*[.K13]+[.$O$4])" office:value-type="float" office:value="0.369074586756828" calcext:value-type="float">
            <text:p>0.369074586756828</text:p>
          </table:table-cell>
          <table:table-cell table:formula="of:=ABS([.E14]-[.E13])" office:value-type="float" office:value="0.00738146288208508" calcext:value-type="float">
            <text:p>0.00738146288208508</text:p>
          </table:table-cell>
          <table:table-cell table:formula="of:=[.F14]&lt;=[.$D$2]" office:value-type="boolean" office:boolean-value="false" calcext:value-type="boolean">
            <text:p>FALSE</text:p>
          </table:table-cell>
          <table:table-cell table:formula="of:=-1/5*(2*[.B13]-[.E13]-3*[.K13]+[.$P$4])" office:value-type="float" office:value="0.491427487049495" calcext:value-type="float">
            <text:p>0.491427487049495</text:p>
          </table:table-cell>
          <table:table-cell table:formula="of:=ABS([.H14]-[.H13])" office:value-type="float" office:value="0.0030641440108185" calcext:value-type="float">
            <text:p>0.0030641440108185</text:p>
          </table:table-cell>
          <table:table-cell table:formula="of:=[.I14]&lt;=[.$D$2]" office:value-type="boolean" office:boolean-value="false" calcext:value-type="boolean">
            <text:p>FALSE</text:p>
          </table:table-cell>
          <table:table-cell table:formula="of:=1/8*(4*[.B13]+[.E13]-3*[.H13]+[.$Q$4])" office:value-type="float" office:value="-0.632891580664866" calcext:value-type="float">
            <text:p>-0.632891580664866</text:p>
          </table:table-cell>
          <table:table-cell table:formula="of:=ABS([.K14]-[.K13])" office:value-type="float" office:value="0.00475039444283687" calcext:value-type="float">
            <text:p>0.00475039444283687</text:p>
          </table:table-cell>
          <table:table-cell table:formula="of:=[.L14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1/4*([.E14]+2*[.H14]-[.K14]+[.N14])" office:value-type="float" office:value="-0.496205285380171" calcext:value-type="float">
            <text:p>-0.496205285380171</text:p>
          </table:table-cell>
          <table:table-cell table:formula="of:=ABS([.B15]-[.B14])" office:value-type="float" office:value="0.00456503633663979" calcext:value-type="float">
            <text:p>0.00456503633663979</text:p>
          </table:table-cell>
          <table:table-cell table:formula="of:=[.C15]&lt;=[.$D$2]" office:value-type="boolean" office:boolean-value="false" calcext:value-type="boolean">
            <text:p>FALSE</text:p>
          </table:table-cell>
          <table:table-cell table:formula="of:=-1/6*(3*[.B14]-[.H14]+2*[.K14]+[.$O$4])" office:value-type="float" office:value="0.372021899251637" calcext:value-type="float">
            <text:p>0.372021899251637</text:p>
          </table:table-cell>
          <table:table-cell table:formula="of:=ABS([.E15]-[.E14])" office:value-type="float" office:value="0.00294731249480906" calcext:value-type="float">
            <text:p>0.00294731249480906</text:p>
          </table:table-cell>
          <table:table-cell table:formula="of:=[.F15]&lt;=[.$D$2]" office:value-type="boolean" office:boolean-value="false" calcext:value-type="boolean">
            <text:p>FALSE</text:p>
          </table:table-cell>
          <table:table-cell table:formula="of:=-1/5*(2*[.B14]-[.E14]-3*[.K14]+[.$P$4])" office:value-type="float" office:value="0.490736068569858" calcext:value-type="float">
            <text:p>0.490736068569858</text:p>
          </table:table-cell>
          <table:table-cell table:formula="of:=ABS([.H15]-[.H14])" office:value-type="float" office:value="0.000691418479636774" calcext:value-type="float">
            <text:p>0.000691418479636774</text:p>
          </table:table-cell>
          <table:table-cell table:formula="of:=[.I15]&lt;=[.$D$2]" office:value-type="boolean" office:boolean-value="false" calcext:value-type="boolean">
            <text:p>FALSE</text:p>
          </table:table-cell>
          <table:table-cell table:formula="of:=1/8*(4*[.B14]+[.E14]-3*[.H14]+[.$Q$4])" office:value-type="float" office:value="-0.633971108820723" calcext:value-type="float">
            <text:p>-0.633971108820723</text:p>
          </table:table-cell>
          <table:table-cell table:formula="of:=ABS([.K15]-[.K14])" office:value-type="float" office:value="0.00107952815585666" calcext:value-type="float">
            <text:p>0.00107952815585666</text:p>
          </table:table-cell>
          <table:table-cell table:formula="of:=[.L15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1/4*([.E15]+2*[.H15]-[.K15]+[.N15])" office:value-type="float" office:value="-0.496866286303019" calcext:value-type="float">
            <text:p>-0.496866286303019</text:p>
          </table:table-cell>
          <table:table-cell table:formula="of:=ABS([.B16]-[.B15])" office:value-type="float" office:value="0.000661000922848043" calcext:value-type="float">
            <text:p>0.000661000922848043</text:p>
          </table:table-cell>
          <table:table-cell table:formula="of:=[.C16]&lt;=[.$D$2]" office:value-type="boolean" office:boolean-value="false" calcext:value-type="boolean">
            <text:p>FALSE</text:p>
          </table:table-cell>
          <table:table-cell table:formula="of:=-1/6*(3*[.B15]-[.H15]+2*[.K15]+[.$O$4])" office:value-type="float" office:value="0.374549023725303" calcext:value-type="float">
            <text:p>0.374549023725303</text:p>
          </table:table-cell>
          <table:table-cell table:formula="of:=ABS([.E16]-[.E15])" office:value-type="float" office:value="0.00252712447366593" calcext:value-type="float">
            <text:p>0.00252712447366593</text:p>
          </table:table-cell>
          <table:table-cell table:formula="of:=[.F16]&lt;=[.$D$2]" office:value-type="boolean" office:boolean-value="false" calcext:value-type="boolean">
            <text:p>FALSE</text:p>
          </table:table-cell>
          <table:table-cell table:formula="of:=-1/5*(2*[.B15]-[.E15]-3*[.K15]+[.$P$4])" office:value-type="float" office:value="0.492503828709962" calcext:value-type="float">
            <text:p>0.492503828709962</text:p>
          </table:table-cell>
          <table:table-cell table:formula="of:=ABS([.H16]-[.H15])" office:value-type="float" office:value="0.00176776014010371" calcext:value-type="float">
            <text:p>0.00176776014010371</text:p>
          </table:table-cell>
          <table:table-cell table:formula="of:=[.I16]&lt;=[.$D$2]" office:value-type="boolean" office:boolean-value="false" calcext:value-type="boolean">
            <text:p>FALSE</text:p>
          </table:table-cell>
          <table:table-cell table:formula="of:=1/8*(4*[.B15]+[.E15]-3*[.H15]+[.$Q$4])" office:value-type="float" office:value="-0.635625930997328" calcext:value-type="float">
            <text:p>-0.635625930997328</text:p>
          </table:table-cell>
          <table:table-cell table:formula="of:=ABS([.K16]-[.K15])" office:value-type="float" office:value="0.00165482217660495" calcext:value-type="float">
            <text:p>0.00165482217660495</text:p>
          </table:table-cell>
          <table:table-cell table:formula="of:=[.L16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1/4*([.E16]+2*[.H16]-[.K16]+[.N16])" office:value-type="float" office:value="-0.498795653035639" calcext:value-type="float">
            <text:p>-0.498795653035639</text:p>
          </table:table-cell>
          <table:table-cell table:formula="of:=ABS([.B17]-[.B16])" office:value-type="float" office:value="0.00192936673261956" calcext:value-type="float">
            <text:p>0.00192936673261956</text:p>
          </table:table-cell>
          <table:table-cell table:formula="of:=[.C17]&lt;=[.$D$2]" office:value-type="boolean" office:boolean-value="false" calcext:value-type="boolean">
            <text:p>FALSE</text:p>
          </table:table-cell>
          <table:table-cell table:formula="of:=-1/6*(3*[.B16]-[.H16]+2*[.K16]+[.$O$4])" office:value-type="float" office:value="0.375725758268946" calcext:value-type="float">
            <text:p>0.375725758268946</text:p>
          </table:table-cell>
          <table:table-cell table:formula="of:=ABS([.E17]-[.E16])" office:value-type="float" office:value="0.00117673454364303" calcext:value-type="float">
            <text:p>0.00117673454364303</text:p>
          </table:table-cell>
          <table:table-cell table:formula="of:=[.F17]&lt;=[.$D$2]" office:value-type="boolean" office:boolean-value="false" calcext:value-type="boolean">
            <text:p>FALSE</text:p>
          </table:table-cell>
          <table:table-cell table:formula="of:=-1/5*(2*[.B16]-[.E16]-3*[.K16]+[.$P$4])" office:value-type="float" office:value="0.492280760667872" calcext:value-type="float">
            <text:p>0.492280760667872</text:p>
          </table:table-cell>
          <table:table-cell table:formula="of:=ABS([.H17]-[.H16])" office:value-type="float" office:value="0.000223068042090602" calcext:value-type="float">
            <text:p>0.000223068042090602</text:p>
          </table:table-cell>
          <table:table-cell table:formula="of:=[.I17]&lt;=[.$D$2]" office:value-type="boolean" office:boolean-value="false" calcext:value-type="boolean">
            <text:p>FALSE</text:p>
          </table:table-cell>
          <table:table-cell table:formula="of:=1/8*(4*[.B16]+[.E16]-3*[.H16]+[.$Q$4])" office:value-type="float" office:value="-0.636303450952082" calcext:value-type="float">
            <text:p>-0.636303450952082</text:p>
          </table:table-cell>
          <table:table-cell table:formula="of:=ABS([.K17]-[.K16])" office:value-type="float" office:value="0.000677519954754624" calcext:value-type="float">
            <text:p>0.000677519954754624</text:p>
          </table:table-cell>
          <table:table-cell table:formula="of:=[.L17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1/4*([.E17]+2*[.H17]-[.K17]+[.N17])" office:value-type="float" office:value="-0.499147682639193" calcext:value-type="float">
            <text:p>-0.499147682639193</text:p>
          </table:table-cell>
          <table:table-cell table:formula="of:=ABS([.B18]-[.B17])" office:value-type="float" office:value="0.000352029603554072" calcext:value-type="float">
            <text:p>0.000352029603554072</text:p>
          </table:table-cell>
          <table:table-cell table:formula="of:=[.C18]&lt;=[.$D$2]" office:value-type="boolean" office:boolean-value="false" calcext:value-type="boolean">
            <text:p>FALSE</text:p>
          </table:table-cell>
          <table:table-cell table:formula="of:=-1/6*(3*[.B17]-[.H17]+2*[.K17]+[.$O$4])" office:value-type="float" office:value="0.376879103613159" calcext:value-type="float">
            <text:p>0.376879103613159</text:p>
          </table:table-cell>
          <table:table-cell table:formula="of:=ABS([.E18]-[.E17])" office:value-type="float" office:value="0.00115334534421285" calcext:value-type="float">
            <text:p>0.00115334534421285</text:p>
          </table:table-cell>
          <table:table-cell table:formula="of:=[.F18]&lt;=[.$D$2]" office:value-type="boolean" office:boolean-value="false" calcext:value-type="boolean">
            <text:p>FALSE</text:p>
          </table:table-cell>
          <table:table-cell table:formula="of:=-1/5*(2*[.B17]-[.E17]-3*[.K17]+[.$P$4])" office:value-type="float" office:value="0.492881342296795" calcext:value-type="float">
            <text:p>0.492881342296795</text:p>
          </table:table-cell>
          <table:table-cell table:formula="of:=ABS([.H18]-[.H17])" office:value-type="float" office:value="0.000600581628923735" calcext:value-type="float">
            <text:p>0.000600581628923735</text:p>
          </table:table-cell>
          <table:table-cell table:formula="of:=[.I18]&lt;=[.$D$2]" office:value-type="boolean" office:boolean-value="false" calcext:value-type="boolean">
            <text:p>FALSE</text:p>
          </table:table-cell>
          <table:table-cell table:formula="of:=1/8*(4*[.B17]+[.E17]-3*[.H17]+[.$Q$4])" office:value-type="float" office:value="-0.637037391984653" calcext:value-type="float">
            <text:p>-0.637037391984653</text:p>
          </table:table-cell>
          <table:table-cell table:formula="of:=ABS([.K18]-[.K17])" office:value-type="float" office:value="0.000733941032570518" calcext:value-type="float">
            <text:p>0.000733941032570518</text:p>
          </table:table-cell>
          <table:table-cell table:formula="of:=[.L18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1/4*([.E18]+2*[.H18]-[.K18]+[.N18])" office:value-type="float" office:value="-0.499919795047851" calcext:value-type="float">
            <text:p>-0.499919795047851</text:p>
          </table:table-cell>
          <table:table-cell table:formula="of:=ABS([.B19]-[.B18])" office:value-type="float" office:value="0.00077211240865771" calcext:value-type="float">
            <text:p>0.00077211240865771</text:p>
          </table:table-cell>
          <table:table-cell table:formula="of:=[.C19]&lt;=[.$D$2]" office:value-type="boolean" office:boolean-value="false" calcext:value-type="boolean">
            <text:p>FALSE</text:p>
          </table:table-cell>
          <table:table-cell table:formula="of:=-1/6*(3*[.B18]-[.H18]+2*[.K18]+[.$O$4])" office:value-type="float" office:value="0.377399862363947" calcext:value-type="float">
            <text:p>0.377399862363947</text:p>
          </table:table-cell>
          <table:table-cell table:formula="of:=ABS([.E19]-[.E18])" office:value-type="float" office:value="0.000520758750787831" calcext:value-type="float">
            <text:p>0.000520758750787831</text:p>
          </table:table-cell>
          <table:table-cell table:formula="of:=[.F19]&lt;=[.$D$2]" office:value-type="boolean" office:boolean-value="false" calcext:value-type="boolean">
            <text:p>FALSE</text:p>
          </table:table-cell>
          <table:table-cell table:formula="of:=-1/5*(2*[.B18]-[.E18]-3*[.K18]+[.$P$4])" office:value-type="float" office:value="0.492812458587517" calcext:value-type="float">
            <text:p>0.492812458587517</text:p>
          </table:table-cell>
          <table:table-cell table:formula="of:=ABS([.H19]-[.H18])" office:value-type="float" office:value="0.0000688837092781558" calcext:value-type="float">
            <text:p>6.88837092781558E-05</text:p>
          </table:table-cell>
          <table:table-cell table:formula="of:=[.I19]&lt;=[.$D$2]" office:value-type="boolean" office:boolean-value="false" calcext:value-type="boolean">
            <text:p>FALSE</text:p>
          </table:table-cell>
          <table:table-cell table:formula="of:=1/8*(4*[.B18]+[.E18]-3*[.H18]+[.$Q$4])" office:value-type="float" office:value="-0.63729445672925" calcext:value-type="float">
            <text:p>-0.63729445672925</text:p>
          </table:table-cell>
          <table:table-cell table:formula="of:=ABS([.K19]-[.K18])" office:value-type="float" office:value="0.000257064744596747" calcext:value-type="float">
            <text:p>0.000257064744596747</text:p>
          </table:table-cell>
          <table:table-cell table:formula="of:=[.L19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1/4*([.E19]+2*[.H19]-[.K19]+[.N19])" office:value-type="float" office:value="-0.500079809067058" calcext:value-type="float">
            <text:p>-0.500079809067058</text:p>
          </table:table-cell>
          <table:table-cell table:formula="of:=ABS([.B20]-[.B19])" office:value-type="float" office:value="0.000160014019207066" calcext:value-type="float">
            <text:p>0.000160014019207066</text:p>
          </table:table-cell>
          <table:table-cell table:formula="of:=[.C20]&lt;=[.$D$2]" office:value-type="boolean" office:boolean-value="false" calcext:value-type="boolean">
            <text:p>FALSE</text:p>
          </table:table-cell>
          <table:table-cell table:formula="of:=-1/6*(3*[.B19]-[.H19]+2*[.K19]+[.$O$4])" office:value-type="float" office:value="0.377860126198261" calcext:value-type="float">
            <text:p>0.377860126198261</text:p>
          </table:table-cell>
          <table:table-cell table:formula="of:=ABS([.E20]-[.E19])" office:value-type="float" office:value="0.000460263834314745" calcext:value-type="float">
            <text:p>0.000460263834314745</text:p>
          </table:table-cell>
          <table:table-cell table:formula="of:=[.F20]&lt;=[.$D$2]" office:value-type="boolean" office:boolean-value="false" calcext:value-type="boolean">
            <text:p>FALSE</text:p>
          </table:table-cell>
          <table:table-cell table:formula="of:=-1/5*(2*[.B19]-[.E19]-3*[.K19]+[.$P$4])" office:value-type="float" office:value="0.49307121645438" calcext:value-type="float">
            <text:p>0.49307121645438</text:p>
          </table:table-cell>
          <table:table-cell table:formula="of:=ABS([.H20]-[.H19])" office:value-type="float" office:value="0.000258757866862636" calcext:value-type="float">
            <text:p>0.000258757866862636</text:p>
          </table:table-cell>
          <table:table-cell table:formula="of:=[.I20]&lt;=[.$D$2]" office:value-type="boolean" office:boolean-value="false" calcext:value-type="boolean">
            <text:p>FALSE</text:p>
          </table:table-cell>
          <table:table-cell table:formula="of:=1/8*(4*[.B19]+[.E19]-3*[.H19]+[.$Q$4])" office:value-type="float" office:value="-0.637589586698751" calcext:value-type="float">
            <text:p>-0.637589586698751</text:p>
          </table:table-cell>
          <table:table-cell table:formula="of:=ABS([.K20]-[.K19])" office:value-type="float" office:value="0.000295129969501096" calcext:value-type="float">
            <text:p>0.000295129969501096</text:p>
          </table:table-cell>
          <table:table-cell table:formula="of:=[.L20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1/4*([.E20]+2*[.H20]-[.K20]+[.N20])" office:value-type="float" office:value="-0.500398036451443" calcext:value-type="float">
            <text:p>-0.500398036451443</text:p>
          </table:table-cell>
          <table:table-cell table:formula="of:=ABS([.B21]-[.B20])" office:value-type="float" office:value="0.00031822738438525" calcext:value-type="float">
            <text:p>0.00031822738438525</text:p>
          </table:table-cell>
          <table:table-cell table:formula="of:=[.C21]&lt;=[.$D$2]" office:value-type="boolean" office:boolean-value="false" calcext:value-type="boolean">
            <text:p>FALSE</text:p>
          </table:table-cell>
          <table:table-cell table:formula="of:=-1/6*(3*[.B20]-[.H20]+2*[.K20]+[.$O$4])" office:value-type="float" office:value="0.378081636175509" calcext:value-type="float">
            <text:p>0.378081636175509</text:p>
          </table:table-cell>
          <table:table-cell table:formula="of:=ABS([.E21]-[.E20])" office:value-type="float" office:value="0.00022150997724768" calcext:value-type="float">
            <text:p>0.00022150997724768</text:p>
          </table:table-cell>
          <table:table-cell table:formula="of:=[.F21]&lt;=[.$D$2]" office:value-type="boolean" office:boolean-value="false" calcext:value-type="boolean">
            <text:p>FALSE</text:p>
          </table:table-cell>
          <table:table-cell table:formula="of:=-1/5*(2*[.B20]-[.E20]-3*[.K20]+[.$P$4])" office:value-type="float" office:value="0.493050196847225" calcext:value-type="float">
            <text:p>0.493050196847225</text:p>
          </table:table-cell>
          <table:table-cell table:formula="of:=ABS([.H21]-[.H20])" office:value-type="float" office:value="0.0000210196071549484" calcext:value-type="float">
            <text:p>2.10196071549484E-05</text:p>
          </table:table-cell>
          <table:table-cell table:formula="of:=[.I21]&lt;=[.$D$2]" office:value-type="boolean" office:boolean-value="false" calcext:value-type="boolean">
            <text:p>FALSE</text:p>
          </table:table-cell>
          <table:table-cell table:formula="of:=1/8*(4*[.B20]+[.E20]-3*[.H20]+[.$Q$4])" office:value-type="float" office:value="-0.637709094929139" calcext:value-type="float">
            <text:p>-0.637709094929139</text:p>
          </table:table-cell>
          <table:table-cell table:formula="of:=ABS([.K21]-[.K20])" office:value-type="float" office:value="0.000119508230387644" calcext:value-type="float">
            <text:p>0.000119508230387644</text:p>
          </table:table-cell>
          <table:table-cell table:formula="of:=[.L21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1/4*([.E21]+2*[.H21]-[.K21]+[.N21])" office:value-type="float" office:value="-0.500472781199774" calcext:value-type="float">
            <text:p>-0.500472781199774</text:p>
          </table:table-cell>
          <table:table-cell table:formula="of:=ABS([.B22]-[.B21])" office:value-type="float" office:value="0.0000747447483313568" calcext:value-type="float">
            <text:p>7.47447483313568E-05</text:p>
          </table:table-cell>
          <table:table-cell table:formula="of:=[.C22]&lt;=[.$D$2]" office:value-type="boolean" office:boolean-value="false" calcext:value-type="boolean">
            <text:p>FALSE</text:p>
          </table:table-cell>
          <table:table-cell table:formula="of:=-1/6*(3*[.B21]-[.H21]+2*[.K21]+[.$O$4])" office:value-type="float" office:value="0.378277082676638" calcext:value-type="float">
            <text:p>0.378277082676638</text:p>
          </table:table-cell>
          <table:table-cell table:formula="of:=ABS([.E22]-[.E21])" office:value-type="float" office:value="0.000195446501129348" calcext:value-type="float">
            <text:p>0.000195446501129348</text:p>
          </table:table-cell>
          <table:table-cell table:formula="of:=[.F22]&lt;=[.$D$2]" office:value-type="boolean" office:boolean-value="false" calcext:value-type="boolean">
            <text:p>FALSE</text:p>
          </table:table-cell>
          <table:table-cell table:formula="of:=-1/5*(2*[.B21]-[.E21]-3*[.K21]+[.$P$4])" office:value-type="float" office:value="0.493150084858196" calcext:value-type="float">
            <text:p>0.493150084858196</text:p>
          </table:table-cell>
          <table:table-cell table:formula="of:=ABS([.H22]-[.H21])" office:value-type="float" office:value="0.0000998880109710498" calcext:value-type="float">
            <text:p>9.98880109710498E-05</text:p>
          </table:table-cell>
          <table:table-cell table:formula="of:=[.I22]&lt;=[.$D$2]" office:value-type="boolean" office:boolean-value="false" calcext:value-type="boolean">
            <text:p>FALSE</text:p>
          </table:table-cell>
          <table:table-cell table:formula="of:=1/8*(4*[.B21]+[.E21]-3*[.H21]+[.$Q$4])" office:value-type="float" office:value="-0.637832637521492" calcext:value-type="float">
            <text:p>-0.637832637521492</text:p>
          </table:table-cell>
          <table:table-cell table:formula="of:=ABS([.K22]-[.K21])" office:value-type="float" office:value="0.000123542592353587" calcext:value-type="float">
            <text:p>0.000123542592353587</text:p>
          </table:table-cell>
          <table:table-cell table:formula="of:=[.L22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1/4*([.E22]+2*[.H22]-[.K22]+[.N22])" office:value-type="float" office:value="-0.500602472478631" calcext:value-type="float">
            <text:p>-0.500602472478631</text:p>
          </table:table-cell>
          <table:table-cell table:formula="of:=ABS([.B23]-[.B22])" office:value-type="float" office:value="0.000129691278856314" calcext:value-type="float">
            <text:p>0.000129691278856314</text:p>
          </table:table-cell>
          <table:table-cell table:formula="of:=[.C23]&lt;=[.$D$2]" office:value-type="boolean" office:boolean-value="false" calcext:value-type="boolean">
            <text:p>FALSE</text:p>
          </table:table-cell>
          <table:table-cell table:formula="of:=-1/6*(3*[.B22]-[.H22]+2*[.K22]+[.$O$4])" office:value-type="float" office:value="0.37837228391675" calcext:value-type="float">
            <text:p>0.37837228391675</text:p>
          </table:table-cell>
          <table:table-cell table:formula="of:=ABS([.E23]-[.E22])" office:value-type="float" office:value="0.0000952012401119751" calcext:value-type="float">
            <text:p>9.52012401119751E-05</text:p>
          </table:table-cell>
          <table:table-cell table:formula="of:=[.F23]&lt;=[.$D$2]" office:value-type="boolean" office:boolean-value="false" calcext:value-type="boolean">
            <text:p>FALSE</text:p>
          </table:table-cell>
          <table:table-cell table:formula="of:=-1/5*(2*[.B22]-[.E22]-3*[.K22]+[.$P$4])" office:value-type="float" office:value="0.493144946502342" calcext:value-type="float">
            <text:p>0.493144946502342</text:p>
          </table:table-cell>
          <table:table-cell table:formula="of:=ABS([.H23]-[.H22])" office:value-type="float" office:value="0.00000513835585369549" calcext:value-type="float">
            <text:p>5.13835585369549E-06</text:p>
          </table:table-cell>
          <table:table-cell table:formula="of:=[.I23]&lt;=[.$D$2]" office:value-type="boolean" office:boolean-value="false" calcext:value-type="boolean">
            <text:p>FALSE</text:p>
          </table:table-cell>
          <table:table-cell table:formula="of:=1/8*(4*[.B22]+[.E22]-3*[.H22]+[.$Q$4])" office:value-type="float" office:value="-0.637883037087131" calcext:value-type="float">
            <text:p>-0.637883037087131</text:p>
          </table:table-cell>
          <table:table-cell table:formula="of:=ABS([.K23]-[.K22])" office:value-type="float" office:value="0.0000503995656386813" calcext:value-type="float">
            <text:p>5.03995656386813E-05</text:p>
          </table:table-cell>
          <table:table-cell table:formula="of:=[.L23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1/4*([.E23]+2*[.H23]-[.K23]+[.N23])" office:value-type="float" office:value="-0.500636303502141" calcext:value-type="float">
            <text:p>-0.500636303502141</text:p>
          </table:table-cell>
          <table:table-cell table:formula="of:=ABS([.B24]-[.B23])" office:value-type="float" office:value="0.0000338310235108441" calcext:value-type="float">
            <text:p>3.38310235108441E-05</text:p>
          </table:table-cell>
          <table:table-cell table:formula="of:=[.C24]&lt;=[.$D$2]" office:value-type="boolean" office:boolean-value="false" calcext:value-type="boolean">
            <text:p>FALSE</text:p>
          </table:table-cell>
          <table:table-cell table:formula="of:=-1/6*(3*[.B23]-[.H23]+2*[.K23]+[.$O$4])" office:value-type="float" office:value="0.378453073018749" calcext:value-type="float">
            <text:p>0.378453073018749</text:p>
          </table:table-cell>
          <table:table-cell table:formula="of:=ABS([.E24]-[.E23])" office:value-type="float" office:value="0.0000807891019988238" calcext:value-type="float">
            <text:p>8.07891019988238E-05</text:p>
          </table:table-cell>
          <table:table-cell table:formula="of:=[.F24]&lt;=[.$D$2]" office:value-type="boolean" office:boolean-value="false" calcext:value-type="boolean">
            <text:p>FALSE</text:p>
          </table:table-cell>
          <table:table-cell table:formula="of:=-1/5*(2*[.B23]-[.E23]-3*[.K23]+[.$P$4])" office:value-type="float" office:value="0.493185623522524" calcext:value-type="float">
            <text:p>0.493185623522524</text:p>
          </table:table-cell>
          <table:table-cell table:formula="of:=ABS([.H24]-[.H23])" office:value-type="float" office:value="0.0000406770201816786" calcext:value-type="float">
            <text:p>4.06770201816786E-05</text:p>
          </table:table-cell>
          <table:table-cell table:formula="of:=[.I24]&lt;=[.$D$2]" office:value-type="boolean" office:boolean-value="false" calcext:value-type="boolean">
            <text:p>FALSE</text:p>
          </table:table-cell>
          <table:table-cell table:formula="of:=1/8*(4*[.B23]+[.E23]-3*[.H23]+[.$Q$4])" office:value-type="float" office:value="-0.6379340556881" calcext:value-type="float">
            <text:p>-0.6379340556881</text:p>
          </table:table-cell>
          <table:table-cell table:formula="of:=ABS([.K24]-[.K23])" office:value-type="float" office:value="0.0000510186009690106" calcext:value-type="float">
            <text:p>5.10186009690106E-05</text:p>
          </table:table-cell>
          <table:table-cell table:formula="of:=[.L24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1/4*([.E24]+2*[.H24]-[.K24]+[.N24])" office:value-type="float" office:value="-0.500689593937974" calcext:value-type="float">
            <text:p>-0.500689593937974</text:p>
          </table:table-cell>
          <table:table-cell table:formula="of:=ABS([.B25]-[.B24])" office:value-type="float" office:value="0.0000532904358327979" calcext:value-type="float">
            <text:p>5.32904358327979E-05</text:p>
          </table:table-cell>
          <table:table-cell table:formula="of:=[.C25]&lt;=[.$D$2]" office:value-type="boolean" office:boolean-value="false" calcext:value-type="boolean">
            <text:p>FALSE</text:p>
          </table:table-cell>
          <table:table-cell table:formula="of:=-1/6*(3*[.B24]-[.H24]+2*[.K24]+[.$O$4])" office:value-type="float" office:value="0.378493774234191" calcext:value-type="float">
            <text:p>0.378493774234191</text:p>
          </table:table-cell>
          <table:table-cell table:formula="of:=ABS([.E25]-[.E24])" office:value-type="float" office:value="0.0000407012154420849" calcext:value-type="float">
            <text:p>4.07012154420849E-05</text:p>
          </table:table-cell>
          <table:table-cell table:formula="of:=[.F25]&lt;=[.$D$2]" office:value-type="boolean" office:boolean-value="false" calcext:value-type="boolean">
            <text:p>FALSE</text:p>
          </table:table-cell>
          <table:table-cell table:formula="of:=-1/5*(2*[.B24]-[.E24]-3*[.K24]+[.$P$4])" office:value-type="float" office:value="0.493184702591747" calcext:value-type="float">
            <text:p>0.493184702591747</text:p>
          </table:table-cell>
          <table:table-cell table:formula="of:=ABS([.H25]-[.H24])" office:value-type="float" office:value="0.00000092093077730393" calcext:value-type="float">
            <text:p>9.2093077730393E-07</text:p>
          </table:table-cell>
          <table:table-cell table:formula="of:=[.I25]&lt;=[.$D$2]" office:value-type="boolean" office:boolean-value="true" calcext:value-type="boolean">
            <text:p>TRUE</text:p>
          </table:table-cell>
          <table:table-cell table:formula="of:=1/8*(4*[.B24]+[.E24]-3*[.H24]+[.$Q$4])" office:value-type="float" office:value="-0.637956126444673" calcext:value-type="float">
            <text:p>-0.637956126444673</text:p>
          </table:table-cell>
          <table:table-cell table:formula="of:=ABS([.K25]-[.K24])" office:value-type="float" office:value="0.0000220707565736777" calcext:value-type="float">
            <text:p>2.20707565736777E-05</text:p>
          </table:table-cell>
          <table:table-cell table:formula="of:=[.L25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-1/4*([.E25]+2*[.H25]-[.K25]+[.N25])" office:value-type="float" office:value="-0.500704826465589" calcext:value-type="float">
            <text:p>-0.500704826465589</text:p>
          </table:table-cell>
          <table:table-cell table:formula="of:=ABS([.B26]-[.B25])" office:value-type="float" office:value="0.0000152325276152609" calcext:value-type="float">
            <text:p>1.52325276152609E-05</text:p>
          </table:table-cell>
          <table:table-cell table:formula="of:=[.C26]&lt;=[.$D$2]" office:value-type="boolean" office:boolean-value="false" calcext:value-type="boolean">
            <text:p>FALSE</text:p>
          </table:table-cell>
          <table:table-cell table:formula="of:=-1/6*(3*[.B25]-[.H25]+2*[.K25]+[.$O$4])" office:value-type="float" office:value="0.378527622882503" calcext:value-type="float">
            <text:p>0.378527622882503</text:p>
          </table:table-cell>
          <table:table-cell table:formula="of:=ABS([.E26]-[.E25])" office:value-type="float" office:value="0.000033848648311352" calcext:value-type="float">
            <text:p>3.3848648311352E-05</text:p>
          </table:table-cell>
          <table:table-cell table:formula="of:=[.F26]&lt;=[.$D$2]" office:value-type="boolean" office:boolean-value="false" calcext:value-type="boolean">
            <text:p>FALSE</text:p>
          </table:table-cell>
          <table:table-cell table:formula="of:=-1/5*(2*[.B25]-[.E25]-3*[.K25]+[.$P$4])" office:value-type="float" office:value="0.493200916555224" calcext:value-type="float">
            <text:p>0.493200916555224</text:p>
          </table:table-cell>
          <table:table-cell table:formula="of:=ABS([.H26]-[.H25])" office:value-type="float" office:value="0.0000162139634773406" calcext:value-type="float">
            <text:p>1.62139634773406E-05</text:p>
          </table:table-cell>
          <table:table-cell table:formula="of:=[.I26]&lt;=[.$D$2]" office:value-type="boolean" office:boolean-value="false" calcext:value-type="boolean">
            <text:p>FALSE</text:p>
          </table:table-cell>
          <table:table-cell table:formula="of:=1/8*(4*[.B25]+[.E25]-3*[.H25]+[.$Q$4])" office:value-type="float" office:value="-0.637977338661618" calcext:value-type="float">
            <text:p>-0.637977338661618</text:p>
          </table:table-cell>
          <table:table-cell table:formula="of:=ABS([.K26]-[.K25])" office:value-type="float" office:value="0.0000212122169446216" calcext:value-type="float">
            <text:p>2.12122169446216E-05</text:p>
          </table:table-cell>
          <table:table-cell table:formula="of:=[.L26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-1/4*([.E26]+2*[.H26]-[.K26]+[.N26])" office:value-type="float" office:value="-0.500726698663642" calcext:value-type="float">
            <text:p>-0.500726698663642</text:p>
          </table:table-cell>
          <table:table-cell table:formula="of:=ABS([.B27]-[.B26])" office:value-type="float" office:value="0.0000218721980526082" calcext:value-type="float">
            <text:p>2.18721980526082E-05</text:p>
          </table:table-cell>
          <table:table-cell table:formula="of:=[.C27]&lt;=[.$D$2]" office:value-type="boolean" office:boolean-value="false" calcext:value-type="boolean">
            <text:p>FALSE</text:p>
          </table:table-cell>
          <table:table-cell table:formula="of:=-1/6*(3*[.B26]-[.H26]+2*[.K26]+[.$O$4])" office:value-type="float" office:value="0.378545012212538" calcext:value-type="float">
            <text:p>0.378545012212538</text:p>
          </table:table-cell>
          <table:table-cell table:formula="of:=ABS([.E27]-[.E26])" office:value-type="float" office:value="0.0000173893300353667" calcext:value-type="float">
            <text:p>1.73893300353667E-05</text:p>
          </table:table-cell>
          <table:table-cell table:formula="of:=[.F27]&lt;=[.$D$2]" office:value-type="boolean" office:boolean-value="false" calcext:value-type="boolean">
            <text:p>FALSE</text:p>
          </table:table-cell>
          <table:table-cell table:formula="of:=-1/5*(2*[.B26]-[.E26]-3*[.K26]+[.$P$4])" office:value-type="float" office:value="0.493201051965766" calcext:value-type="float">
            <text:p>0.493201051965766</text:p>
          </table:table-cell>
          <table:table-cell table:formula="of:=ABS([.H27]-[.H26])" office:value-type="float" office:value="0.00000013541054161292" calcext:value-type="float">
            <text:p>1.35410541612924E-07</text:p>
          </table:table-cell>
          <table:table-cell table:formula="of:=[.I27]&lt;=[.$D$2]" office:value-type="boolean" office:boolean-value="true" calcext:value-type="boolean">
            <text:p>TRUE</text:p>
          </table:table-cell>
          <table:table-cell table:formula="of:=1/8*(4*[.B26]+[.E26]-3*[.H26]+[.$Q$4])" office:value-type="float" office:value="-0.637986804080691" calcext:value-type="float">
            <text:p>-0.637986804080691</text:p>
          </table:table-cell>
          <table:table-cell table:formula="of:=ABS([.K27]-[.K26])" office:value-type="float" office:value="0.00000946541907276277" calcext:value-type="float">
            <text:p>9.46541907276277E-06</text:p>
          </table:table-cell>
          <table:table-cell table:formula="of:=[.L27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1/4*([.E27]+2*[.H27]-[.K27]+[.N27])" office:value-type="float" office:value="-0.50073348005619" calcext:value-type="float">
            <text:p>-0.50073348005619</text:p>
          </table:table-cell>
          <table:table-cell table:formula="of:=ABS([.B28]-[.B27])" office:value-type="float" office:value="0.00000678139254794985" calcext:value-type="float">
            <text:p>6.78139254794985E-06</text:p>
          </table:table-cell>
          <table:table-cell table:formula="of:=[.C28]&lt;=[.$D$2]" office:value-type="boolean" office:boolean-value="false" calcext:value-type="boolean">
            <text:p>FALSE</text:p>
          </table:table-cell>
          <table:table-cell table:formula="of:=-1/6*(3*[.B27]-[.H27]+2*[.K27]+[.$O$4])" office:value-type="float" office:value="0.378559126019679" calcext:value-type="float">
            <text:p>0.378559126019679</text:p>
          </table:table-cell>
          <table:table-cell table:formula="of:=ABS([.E28]-[.E27])" office:value-type="float" office:value="0.0000141138071408919" calcext:value-type="float">
            <text:p>1.41138071408919E-05</text:p>
          </table:table-cell>
          <table:table-cell table:formula="of:=[.F28]&lt;=[.$D$2]" office:value-type="boolean" office:boolean-value="false" calcext:value-type="boolean">
            <text:p>FALSE</text:p>
          </table:table-cell>
          <table:table-cell table:formula="of:=-1/5*(2*[.B27]-[.E27]-3*[.K27]+[.$P$4])" office:value-type="float" office:value="0.49320759945955" calcext:value-type="float">
            <text:p>0.49320759945955</text:p>
          </table:table-cell>
          <table:table-cell table:formula="of:=ABS([.H28]-[.H27])" office:value-type="float" office:value="0.00000654749378442565" calcext:value-type="float">
            <text:p>6.54749378442565E-06</text:p>
          </table:table-cell>
          <table:table-cell table:formula="of:=[.I28]&lt;=[.$D$2]" office:value-type="boolean" office:boolean-value="false" calcext:value-type="boolean">
            <text:p>FALSE</text:p>
          </table:table-cell>
          <table:table-cell table:formula="of:=1/8*(4*[.B27]+[.E27]-3*[.H27]+[.$Q$4])" office:value-type="float" office:value="-0.637995617292416" calcext:value-type="float">
            <text:p>-0.637995617292416</text:p>
          </table:table-cell>
          <table:table-cell table:formula="of:=ABS([.K28]-[.K27])" office:value-type="float" office:value="0.0000088132117249673" calcext:value-type="float">
            <text:p>8.8132117249673E-06</text:p>
          </table:table-cell>
          <table:table-cell table:formula="of:=[.L28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-1/4*([.E28]+2*[.H28]-[.K28]+[.N28])" office:value-type="float" office:value="-0.500742485557799" calcext:value-type="float">
            <text:p>-0.500742485557799</text:p>
          </table:table-cell>
          <table:table-cell table:formula="of:=ABS([.B29]-[.B28])" office:value-type="float" office:value="0.00000900550160864988" calcext:value-type="float">
            <text:p>9.00550160864988E-06</text:p>
          </table:table-cell>
          <table:table-cell table:formula="of:=[.C29]&lt;=[.$D$2]" office:value-type="boolean" office:boolean-value="false" calcext:value-type="boolean">
            <text:p>FALSE</text:p>
          </table:table-cell>
          <table:table-cell table:formula="of:=-1/6*(3*[.B28]-[.H28]+2*[.K28]+[.$O$4])" office:value-type="float" office:value="0.378566545702159" calcext:value-type="float">
            <text:p>0.378566545702159</text:p>
          </table:table-cell>
          <table:table-cell table:formula="of:=ABS([.E29]-[.E28])" office:value-type="float" office:value="0.00000741968247969238" calcext:value-type="float">
            <text:p>7.41968247969238E-06</text:p>
          </table:table-cell>
          <table:table-cell table:formula="of:=[.F29]&lt;=[.$D$2]" office:value-type="boolean" office:boolean-value="false" calcext:value-type="boolean">
            <text:p>FALSE</text:p>
          </table:table-cell>
          <table:table-cell table:formula="of:=-1/5*(2*[.B28]-[.E28]-3*[.K28]+[.$P$4])" office:value-type="float" office:value="0.493207846850962" calcext:value-type="float">
            <text:p>0.493207846850962</text:p>
          </table:table-cell>
          <table:table-cell table:formula="of:=ABS([.H29]-[.H28])" office:value-type="float" office:value="0.00000024739141241126" calcext:value-type="float">
            <text:p>2.47391412411257E-07</text:p>
          </table:table-cell>
          <table:table-cell table:formula="of:=[.I29]&lt;=[.$D$2]" office:value-type="boolean" office:boolean-value="true" calcext:value-type="boolean">
            <text:p>TRUE</text:p>
          </table:table-cell>
          <table:table-cell table:formula="of:=1/8*(4*[.B28]+[.E28]-3*[.H28]+[.$Q$4])" office:value-type="float" office:value="-0.637999699072966" calcext:value-type="float">
            <text:p>-0.637999699072966</text:p>
          </table:table-cell>
          <table:table-cell table:formula="of:=ABS([.K29]-[.K28])" office:value-type="float" office:value="0.00000408178055055775" calcext:value-type="float">
            <text:p>4.08178055055775E-06</text:p>
          </table:table-cell>
          <table:table-cell table:formula="of:=[.L29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-1/4*([.E29]+2*[.H29]-[.K29]+[.N29])" office:value-type="float" office:value="-0.500745484619262" calcext:value-type="float">
            <text:p>-0.500745484619262</text:p>
          </table:table-cell>
          <table:table-cell table:formula="of:=ABS([.B30]-[.B29])" office:value-type="float" office:value="0.00000299906146372653" calcext:value-type="float">
            <text:p>2.99906146372653E-06</text:p>
          </table:table-cell>
          <table:table-cell table:formula="of:=[.C30]&lt;=[.$D$2]" office:value-type="boolean" office:boolean-value="false" calcext:value-type="boolean">
            <text:p>FALSE</text:p>
          </table:table-cell>
          <table:table-cell table:formula="of:=-1/6*(3*[.B29]-[.H29]+2*[.K29]+[.$O$4])" office:value-type="float" office:value="0.378572450278382" calcext:value-type="float">
            <text:p>0.378572450278382</text:p>
          </table:table-cell>
          <table:table-cell table:formula="of:=ABS([.E30]-[.E29])" office:value-type="float" office:value="0.00000590457622323681" calcext:value-type="float">
            <text:p>5.90457622323681E-06</text:p>
          </table:table-cell>
          <table:table-cell table:formula="of:=[.F30]&lt;=[.$D$2]" office:value-type="boolean" office:boolean-value="false" calcext:value-type="boolean">
            <text:p>FALSE</text:p>
          </table:table-cell>
          <table:table-cell table:formula="of:=-1/5*(2*[.B29]-[.E29]-3*[.K29]+[.$P$4])" office:value-type="float" office:value="0.493210483919771" calcext:value-type="float">
            <text:p>0.493210483919771</text:p>
          </table:table-cell>
          <table:table-cell table:formula="of:=ABS([.H30]-[.H29])" office:value-type="float" office:value="0.00000263706880898606" calcext:value-type="float">
            <text:p>2.63706880898606E-06</text:p>
          </table:table-cell>
          <table:table-cell table:formula="of:=[.I30]&lt;=[.$D$2]" office:value-type="boolean" office:boolean-value="false" calcext:value-type="boolean">
            <text:p>FALSE</text:p>
          </table:table-cell>
          <table:table-cell table:formula="of:=1/8*(4*[.B29]+[.E29]-3*[.H29]+[.$Q$4])" office:value-type="float" office:value="-0.63800336713524" calcext:value-type="float">
            <text:p>-0.63800336713524</text:p>
          </table:table-cell>
          <table:table-cell table:formula="of:=ABS([.K30]-[.K29])" office:value-type="float" office:value="0.00000366806227403149" calcext:value-type="float">
            <text:p>3.66806227403149E-06</text:p>
          </table:table-cell>
          <table:table-cell table:formula="of:=[.L30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1/4*([.E30]+2*[.H30]-[.K30]+[.N30])" office:value-type="float" office:value="-0.500749196313291" calcext:value-type="float">
            <text:p>-0.500749196313291</text:p>
          </table:table-cell>
          <table:table-cell table:formula="of:=ABS([.B31]-[.B30])" office:value-type="float" office:value="0.00000371169402879623" calcext:value-type="float">
            <text:p>3.71169402879623E-06</text:p>
          </table:table-cell>
          <table:table-cell table:formula="of:=[.C31]&lt;=[.$D$2]" office:value-type="boolean" office:boolean-value="false" calcext:value-type="boolean">
            <text:p>FALSE</text:p>
          </table:table-cell>
          <table:table-cell table:formula="of:=-1/6*(3*[.B30]-[.H30]+2*[.K30]+[.$O$4])" office:value-type="float" office:value="0.378575612008007" calcext:value-type="float">
            <text:p>0.378575612008007</text:p>
          </table:table-cell>
          <table:table-cell table:formula="of:=ABS([.E31]-[.E30])" office:value-type="float" office:value="0.00000316172962477879" calcext:value-type="float">
            <text:p>3.16172962477879E-06</text:p>
          </table:table-cell>
          <table:table-cell table:formula="of:=[.F31]&lt;=[.$D$2]" office:value-type="boolean" office:boolean-value="false" calcext:value-type="boolean">
            <text:p>FALSE</text:p>
          </table:table-cell>
          <table:table-cell table:formula="of:=-1/5*(2*[.B30]-[.E30]-3*[.K30]+[.$P$4])" office:value-type="float" office:value="0.493210663622237" calcext:value-type="float">
            <text:p>0.493210663622237</text:p>
          </table:table-cell>
          <table:table-cell table:formula="of:=ABS([.H31]-[.H30])" office:value-type="float" office:value="0.00000017970246574128" calcext:value-type="float">
            <text:p>1.79702465741283E-07</text:p>
          </table:table-cell>
          <table:table-cell table:formula="of:=[.I31]&lt;=[.$D$2]" office:value-type="boolean" office:boolean-value="true" calcext:value-type="boolean">
            <text:p>TRUE</text:p>
          </table:table-cell>
          <table:table-cell table:formula="of:=1/8*(4*[.B30]+[.E30]-3*[.H30]+[.$Q$4])" office:value-type="float" office:value="-0.638005117494748" calcext:value-type="float">
            <text:p>-0.638005117494748</text:p>
          </table:table-cell>
          <table:table-cell table:formula="of:=ABS([.K31]-[.K30])" office:value-type="float" office:value="0.00000175035950722435" calcext:value-type="float">
            <text:p>1.75035950722435E-06</text:p>
          </table:table-cell>
          <table:table-cell table:formula="of:=[.L31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-1/4*([.E31]+2*[.H31]-[.K31]+[.N31])" office:value-type="float" office:value="-0.500750514186807" calcext:value-type="float">
            <text:p>-0.500750514186807</text:p>
          </table:table-cell>
          <table:table-cell table:formula="of:=ABS([.B32]-[.B31])" office:value-type="float" office:value="0.00000131787351598245" calcext:value-type="float">
            <text:p>1.31787351598245E-06</text:p>
          </table:table-cell>
          <table:table-cell table:formula="of:=[.C32]&lt;=[.$D$2]" office:value-type="boolean" office:boolean-value="false" calcext:value-type="boolean">
            <text:p>FALSE</text:p>
          </table:table-cell>
          <table:table-cell table:formula="of:=-1/6*(3*[.B31]-[.H31]+2*[.K31]+[.$O$4])" office:value-type="float" office:value="0.378578081258601" calcext:value-type="float">
            <text:p>0.378578081258601</text:p>
          </table:table-cell>
          <table:table-cell table:formula="of:=ABS([.E32]-[.E31])" office:value-type="float" office:value="0.00000246925059432801" calcext:value-type="float">
            <text:p>2.46925059432801E-06</text:p>
          </table:table-cell>
          <table:table-cell table:formula="of:=[.F32]&lt;=[.$D$2]" office:value-type="boolean" office:boolean-value="false" calcext:value-type="boolean">
            <text:p>FALSE</text:p>
          </table:table-cell>
          <table:table-cell table:formula="of:=-1/5*(2*[.B31]-[.E31]-3*[.K31]+[.$P$4])" office:value-type="float" office:value="0.493211730430069" calcext:value-type="float">
            <text:p>0.493211730430069</text:p>
          </table:table-cell>
          <table:table-cell table:formula="of:=ABS([.H32]-[.H31])" office:value-type="float" office:value="0.00000106680783218405" calcext:value-type="float">
            <text:p>1.06680783218405E-06</text:p>
          </table:table-cell>
          <table:table-cell table:formula="of:=[.I32]&lt;=[.$D$2]" office:value-type="boolean" office:boolean-value="false" calcext:value-type="boolean">
            <text:p>FALSE</text:p>
          </table:table-cell>
          <table:table-cell table:formula="of:=1/8*(4*[.B31]+[.E31]-3*[.H31]+[.$Q$4])" office:value-type="float" office:value="-0.638006645513984" calcext:value-type="float">
            <text:p>-0.638006645513984</text:p>
          </table:table-cell>
          <table:table-cell table:formula="of:=ABS([.K32]-[.K31])" office:value-type="float" office:value="0.00000152801923603008" calcext:value-type="float">
            <text:p>1.52801923603008E-06</text:p>
          </table:table-cell>
          <table:table-cell table:formula="of:=[.L32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-1/4*([.E32]+2*[.H32]-[.K32]+[.N32])" office:value-type="float" office:value="-0.500752046908181" calcext:value-type="float">
            <text:p>-0.500752046908181</text:p>
          </table:table-cell>
          <table:table-cell table:formula="of:=ABS([.B33]-[.B32])" office:value-type="float" office:value="0.00000153272137359828" calcext:value-type="float">
            <text:p>1.53272137359828E-06</text:p>
          </table:table-cell>
          <table:table-cell table:formula="of:=[.C33]&lt;=[.$D$2]" office:value-type="boolean" office:boolean-value="false" calcext:value-type="boolean">
            <text:p>FALSE</text:p>
          </table:table-cell>
          <table:table-cell table:formula="of:=-1/6*(3*[.B32]-[.H32]+2*[.K32]+[.$O$4])" office:value-type="float" office:value="0.37857942733641" calcext:value-type="float">
            <text:p>0.37857942733641</text:p>
          </table:table-cell>
          <table:table-cell table:formula="of:=ABS([.E33]-[.E32])" office:value-type="float" office:value="0.00000134607780871709" calcext:value-type="float">
            <text:p>1.34607780871709E-06</text:p>
          </table:table-cell>
          <table:table-cell table:formula="of:=[.F33]&lt;=[.$D$2]" office:value-type="boolean" office:boolean-value="false" calcext:value-type="boolean">
            <text:p>FALSE</text:p>
          </table:table-cell>
          <table:table-cell table:formula="of:=-1/5*(2*[.B32]-[.E32]-3*[.K32]+[.$P$4])" office:value-type="float" office:value="0.493211834618053" calcext:value-type="float">
            <text:p>0.493211834618053</text:p>
          </table:table-cell>
          <table:table-cell table:formula="of:=ABS([.H33]-[.H32])" office:value-type="float" office:value="0.00000010418798368495" calcext:value-type="float">
            <text:p>1.04187983684945E-07</text:p>
          </table:table-cell>
          <table:table-cell table:style-name="ce4" table:formula="of:=[.I33]&lt;=[.$D$2]" office:value-type="boolean" office:boolean-value="true" calcext:value-type="boolean">
            <text:p>TRUE</text:p>
          </table:table-cell>
          <table:table-cell table:formula="of:=1/8*(4*[.B32]+[.E32]-3*[.H32]+[.$Q$4])" office:value-type="float" office:value="-0.638007395847354" calcext:value-type="float">
            <text:p>-0.638007395847354</text:p>
          </table:table-cell>
          <table:table-cell table:formula="of:=ABS([.K33]-[.K32])" office:value-type="float" office:value="0.00000075033337076924" calcext:value-type="float">
            <text:p>7.50333370769241E-07</text:p>
          </table:table-cell>
          <table:table-cell table:style-name="ce3" table:formula="of:=[.L33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1/4*([.E33]+2*[.H33]-[.K33]+[.N33])" office:value-type="float" office:value="-0.500752623104968" calcext:value-type="float">
            <text:p>-0.500752623104968</text:p>
          </table:table-cell>
          <table:table-cell table:formula="of:=ABS([.B34]-[.B33])" office:value-type="float" office:value="0.00000057619678672793" calcext:value-type="float">
            <text:p>5.76196786727934E-07</text:p>
          </table:table-cell>
          <table:table-cell table:formula="of:=[.C34]&lt;=[.$D$2]" office:value-type="boolean" office:boolean-value="true" calcext:value-type="boolean">
            <text:p>TRUE</text:p>
          </table:table-cell>
          <table:table-cell table:formula="of:=-1/6*(3*[.B33]-[.H33]+2*[.K33]+[.$O$4])" office:value-type="float" office:value="0.378580461172884" calcext:value-type="float">
            <text:p>0.378580461172884</text:p>
          </table:table-cell>
          <table:table-cell table:formula="of:=ABS([.E34]-[.E33])" office:value-type="float" office:value="0.00000103383647437338" calcext:value-type="float">
            <text:p>1.03383647437338E-06</text:p>
          </table:table-cell>
          <table:table-cell table:formula="of:=[.F34]&lt;=[.$D$2]" office:value-type="boolean" office:boolean-value="false" calcext:value-type="boolean">
            <text:p>FALSE</text:p>
          </table:table-cell>
          <table:table-cell table:formula="of:=-1/5*(2*[.B33]-[.E33]-3*[.K33]+[.$P$4])" office:value-type="float" office:value="0.493212266722142" calcext:value-type="float">
            <text:p>0.493212266722142</text:p>
          </table:table-cell>
          <table:table-cell table:formula="of:=ABS([.H34]-[.H33])" office:value-type="float" office:value="0.00000043210408867678" calcext:value-type="float">
            <text:p>4.32104088676777E-07</text:p>
          </table:table-cell>
          <table:table-cell table:formula="of:=[.I34]&lt;=[.$D$2]" office:value-type="boolean" office:boolean-value="true" calcext:value-type="boolean">
            <text:p>TRUE</text:p>
          </table:table-cell>
          <table:table-cell table:formula="of:=1/8*(4*[.B33]+[.E33]-3*[.H33]+[.$Q$4])" office:value-type="float" office:value="-0.638008033018809" calcext:value-type="float">
            <text:p>-0.638008033018809</text:p>
          </table:table-cell>
          <table:table-cell table:formula="of:=ABS([.K34]-[.K33])" office:value-type="float" office:value="0.0000006371714545983" calcext:value-type="float">
            <text:p>6.37171454598295E-07</text:p>
          </table:table-cell>
          <table:table-cell table:formula="of:=[.L34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-1/4*([.E34]+2*[.H34]-[.K34]+[.N34])" office:value-type="float" office:value="-0.500753256908994" calcext:value-type="float">
            <text:p>-0.500753256908994</text:p>
          </table:table-cell>
          <table:table-cell table:formula="of:=ABS([.B35]-[.B34])" office:value-type="float" office:value="0.00000063380402659519" calcext:value-type="float">
            <text:p>6.33804026595186E-07</text:p>
          </table:table-cell>
          <table:table-cell table:style-name="ce3" table:formula="of:=[.C35]&lt;=[.$D$2]" office:value-type="boolean" office:boolean-value="true" calcext:value-type="boolean">
            <text:p>TRUE</text:p>
          </table:table-cell>
          <table:table-cell table:style-name="ce1" table:formula="of:=-1/6*(3*[.B34]-[.H34]+2*[.K34]+[.$O$4])" office:value-type="float" office:value="0.37858103367911" calcext:value-type="float">
            <text:p>0.37858103367911</text:p>
          </table:table-cell>
          <table:table-cell table:formula="of:=ABS([.E35]-[.E34])" office:value-type="float" office:value="0.00000057250622631511" calcext:value-type="float">
            <text:p>5.72506226315106E-07</text:p>
          </table:table-cell>
          <table:table-cell table:style-name="ce3" table:formula="of:=[.F35]&lt;=[.$D$2]" office:value-type="boolean" office:boolean-value="true" calcext:value-type="boolean">
            <text:p>TRUE</text:p>
          </table:table-cell>
          <table:table-cell table:style-name="ce1" table:formula="of:=-1/5*(2*[.B34]-[.E34]-3*[.K34]+[.$P$4])" office:value-type="float" office:value="0.493212321665278" calcext:value-type="float">
            <text:p>0.493212321665278</text:p>
          </table:table-cell>
          <table:table-cell table:formula="of:=ABS([.H35]-[.H34])" office:value-type="float" office:value="0.00000005494313681798" calcext:value-type="float">
            <text:p>5.49431368179754E-08</text:p>
          </table:table-cell>
          <table:table-cell table:style-name="ce3" table:formula="of:=[.I35]&lt;=[.$D$2]" office:value-type="boolean" office:boolean-value="true" calcext:value-type="boolean">
            <text:p>TRUE</text:p>
          </table:table-cell>
          <table:table-cell table:formula="of:=1/8*(4*[.B34]+[.E34]-3*[.H34]+[.$Q$4])" office:value-type="float" office:value="-0.638008353926676" calcext:value-type="float">
            <text:p>-0.638008353926676</text:p>
          </table:table-cell>
          <table:table-cell table:formula="of:=ABS([.K35]-[.K34])" office:value-type="float" office:value="0.00000032090786727945" calcext:value-type="float">
            <text:p>3.20907867279452E-07</text:p>
          </table:table-cell>
          <table:table-cell table:style-name="ce3" table:formula="of:=[.L35]&lt;=[.$D$2]" office:value-type="boolean" office:boolean-value="true" calcext:value-type="boolean">
            <text:p>TRUE</text:p>
          </table:table-cell>
          <table:table-cell table:style-name="ce1"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-1/4*([.E35]+2*[.H35]-[.K35]+[.N35])" office:value-type="float" office:value="-0.500753507734086" calcext:value-type="float">
            <text:p>-0.500753507734086</text:p>
          </table:table-cell>
          <table:table-cell table:formula="of:=ABS([.B36]-[.B35])" office:value-type="float" office:value="0.00000025082509180763" calcext:value-type="float">
            <text:p>2.50825091807627E-07</text:p>
          </table:table-cell>
          <table:table-cell table:formula="of:=[.C36]&lt;=[.$D$2]" office:value-type="boolean" office:boolean-value="true" calcext:value-type="boolean">
            <text:p>TRUE</text:p>
          </table:table-cell>
          <table:table-cell table:formula="of:=-1/6*(3*[.B35]-[.H35]+2*[.K35]+[.$O$4])" office:value-type="float" office:value="0.378581466707602" calcext:value-type="float">
            <text:p>0.378581466707602</text:p>
          </table:table-cell>
          <table:table-cell table:formula="of:=ABS([.E36]-[.E35])" office:value-type="float" office:value="0.00000043302849189741" calcext:value-type="float">
            <text:p>4.33028491897414E-07</text:p>
          </table:table-cell>
          <table:table-cell table:formula="of:=[.F36]&lt;=[.$D$2]" office:value-type="boolean" office:boolean-value="true" calcext:value-type="boolean">
            <text:p>TRUE</text:p>
          </table:table-cell>
          <table:table-cell table:formula="of:=-1/5*(2*[.B35]-[.E35]-3*[.K35]+[.$P$4])" office:value-type="float" office:value="0.493212497143414" calcext:value-type="float">
            <text:p>0.493212497143414</text:p>
          </table:table-cell>
          <table:table-cell table:formula="of:=ABS([.H36]-[.H35])" office:value-type="float" office:value="0.00000017547813546681" calcext:value-type="float">
            <text:p>1.75478135466811E-07</text:p>
          </table:table-cell>
          <table:table-cell table:formula="of:=[.I36]&lt;=[.$D$2]" office:value-type="boolean" office:boolean-value="true" calcext:value-type="boolean">
            <text:p>TRUE</text:p>
          </table:table-cell>
          <table:table-cell table:formula="of:=1/8*(4*[.B35]+[.E35]-3*[.H35]+[.$Q$4])" office:value-type="float" office:value="-0.638008619869088" calcext:value-type="float">
            <text:p>-0.638008619869088</text:p>
          </table:table-cell>
          <table:table-cell table:formula="of:=ABS([.K36]-[.K35])" office:value-type="float" office:value="0.00000026594241131495" calcext:value-type="float">
            <text:p>2.65942411314946E-07</text:p>
          </table:table-cell>
          <table:table-cell table:formula="of:=[.L36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1/4*([.E36]+2*[.H36]-[.K36]+[.N36])" office:value-type="float" office:value="-0.500753770215879" calcext:value-type="float">
            <text:p>-0.500753770215879</text:p>
          </table:table-cell>
          <table:table-cell table:formula="of:=ABS([.B37]-[.B36])" office:value-type="float" office:value="0.00000026248179352262" calcext:value-type="float">
            <text:p>2.62481793522618E-07</text:p>
          </table:table-cell>
          <table:table-cell table:formula="of:=[.C37]&lt;=[.$D$2]" office:value-type="boolean" office:boolean-value="true" calcext:value-type="boolean">
            <text:p>TRUE</text:p>
          </table:table-cell>
          <table:table-cell table:formula="of:=-1/6*(3*[.B36]-[.H36]+2*[.K36]+[.$O$4])" office:value-type="float" office:value="0.378581710013974" calcext:value-type="float">
            <text:p>0.378581710013974</text:p>
          </table:table-cell>
          <table:table-cell table:formula="of:=ABS([.E37]-[.E36])" office:value-type="float" office:value="0.00000024330637221626" calcext:value-type="float">
            <text:p>2.43306372216256E-07</text:p>
          </table:table-cell>
          <table:table-cell table:formula="of:=[.F37]&lt;=[.$D$2]" office:value-type="boolean" office:boolean-value="true" calcext:value-type="boolean">
            <text:p>TRUE</text:p>
          </table:table-cell>
          <table:table-cell table:formula="of:=-1/5*(2*[.B36]-[.E36]-3*[.K36]+[.$P$4])" office:value-type="float" office:value="0.493212524513702" calcext:value-type="float">
            <text:p>0.493212524513702</text:p>
          </table:table-cell>
          <table:table-cell table:formula="of:=ABS([.H37]-[.H36])" office:value-type="float" office:value="0.00000002737028842459" calcext:value-type="float">
            <text:p>2.73702884245886E-08</text:p>
          </table:table-cell>
          <table:table-cell table:formula="of:=[.I37]&lt;=[.$D$2]" office:value-type="boolean" office:boolean-value="true" calcext:value-type="boolean">
            <text:p>TRUE</text:p>
          </table:table-cell>
          <table:table-cell table:formula="of:=1/8*(4*[.B36]+[.E36]-3*[.H36]+[.$Q$4])" office:value-type="float" office:value="-0.638008756957373" calcext:value-type="float">
            <text:p>-0.638008756957373</text:p>
          </table:table-cell>
          <table:table-cell table:formula="of:=ABS([.K37]-[.K36])" office:value-type="float" office:value="0.00000013708828527914" calcext:value-type="float">
            <text:p>1.37088285279141E-07</text:p>
          </table:table-cell>
          <table:table-cell table:formula="of:=[.L37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-1/4*([.E37]+2*[.H37]-[.K37]+[.N37])" office:value-type="float" office:value="-0.500753878999688" calcext:value-type="float">
            <text:p>-0.500753878999688</text:p>
          </table:table-cell>
          <table:table-cell table:formula="of:=ABS([.B38]-[.B37])" office:value-type="float" office:value="0.00000010878380851676" calcext:value-type="float">
            <text:p>1.08783808516755E-07</text:p>
          </table:table-cell>
          <table:table-cell table:formula="of:=[.C38]&lt;=[.$D$2]" office:value-type="boolean" office:boolean-value="true" calcext:value-type="boolean">
            <text:p>TRUE</text:p>
          </table:table-cell>
          <table:table-cell table:formula="of:=-1/6*(3*[.B37]-[.H37]+2*[.K37]+[.$O$4])" office:value-type="float" office:value="0.378581891512681" calcext:value-type="float">
            <text:p>0.378581891512681</text:p>
          </table:table-cell>
          <table:table-cell table:formula="of:=ABS([.E38]-[.E37])" office:value-type="float" office:value="0.00000018149870661954" calcext:value-type="float">
            <text:p>1.81498706619543E-07</text:p>
          </table:table-cell>
          <table:table-cell table:formula="of:=[.F38]&lt;=[.$D$2]" office:value-type="boolean" office:boolean-value="true" calcext:value-type="boolean">
            <text:p>TRUE</text:p>
          </table:table-cell>
          <table:table-cell table:formula="of:=-1/5*(2*[.B37]-[.E37]-3*[.K37]+[.$P$4])" office:value-type="float" office:value="0.493212595914723" calcext:value-type="float">
            <text:p>0.493212595914723</text:p>
          </table:table-cell>
          <table:table-cell table:formula="of:=ABS([.H38]-[.H37])" office:value-type="float" office:value="0.00000007140102065151" calcext:value-type="float">
            <text:p>7.1401020651507E-08</text:p>
          </table:table-cell>
          <table:table-cell table:formula="of:=[.I38]&lt;=[.$D$2]" office:value-type="boolean" office:boolean-value="true" calcext:value-type="boolean">
            <text:p>TRUE</text:p>
          </table:table-cell>
          <table:table-cell table:formula="of:=1/8*(4*[.B37]+[.E37]-3*[.H37]+[.$Q$4])" office:value-type="float" office:value="-0.638008868048831" calcext:value-type="float">
            <text:p>-0.638008868048831</text:p>
          </table:table-cell>
          <table:table-cell table:formula="of:=ABS([.K38]-[.K37])" office:value-type="float" office:value="0.00000011109145836574" calcext:value-type="float">
            <text:p>1.11091458365742E-07</text:p>
          </table:table-cell>
          <table:table-cell table:formula="of:=[.L38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-1/4*([.E38]+2*[.H38]-[.K38]+[.N38])" office:value-type="float" office:value="-0.500753987847739" calcext:value-type="float">
            <text:p>-0.500753987847739</text:p>
          </table:table-cell>
          <table:table-cell table:formula="of:=ABS([.B39]-[.B38])" office:value-type="float" office:value="0.00000010884805157208" calcext:value-type="float">
            <text:p>1.08848051572075E-07</text:p>
          </table:table-cell>
          <table:table-cell table:formula="of:=[.C39]&lt;=[.$D$2]" office:value-type="boolean" office:boolean-value="true" calcext:value-type="boolean">
            <text:p>TRUE</text:p>
          </table:table-cell>
          <table:table-cell table:formula="of:=-1/6*(3*[.B38]-[.H38]+2*[.K38]+[.$O$4])" office:value-type="float" office:value="0.378581994835241" calcext:value-type="float">
            <text:p>0.378581994835241</text:p>
          </table:table-cell>
          <table:table-cell table:formula="of:=ABS([.E39]-[.E38])" office:value-type="float" office:value="0.00000010332256039636" calcext:value-type="float">
            <text:p>1.03322560396357E-07</text:p>
          </table:table-cell>
          <table:table-cell table:formula="of:=[.F39]&lt;=[.$D$2]" office:value-type="boolean" office:boolean-value="true" calcext:value-type="boolean">
            <text:p>TRUE</text:p>
          </table:table-cell>
          <table:table-cell table:formula="of:=-1/5*(2*[.B38]-[.E38]-3*[.K38]+[.$P$4])" office:value-type="float" office:value="0.493212609073113" calcext:value-type="float">
            <text:p>0.493212609073113</text:p>
          </table:table-cell>
          <table:table-cell table:formula="of:=ABS([.H39]-[.H38])" office:value-type="float" office:value="0.00000001315838965565" calcext:value-type="float">
            <text:p>1.31583896556542E-08</text:p>
          </table:table-cell>
          <table:table-cell table:formula="of:=[.I39]&lt;=[.$D$2]" office:value-type="boolean" office:boolean-value="true" calcext:value-type="boolean">
            <text:p>TRUE</text:p>
          </table:table-cell>
          <table:table-cell table:formula="of:=1/8*(4*[.B38]+[.E38]-3*[.H38]+[.$Q$4])" office:value-type="float" office:value="-0.63800892652878" calcext:value-type="float">
            <text:p>-0.63800892652878</text:p>
          </table:table-cell>
          <table:table-cell table:formula="of:=ABS([.K39]-[.K38])" office:value-type="float" office:value="0.00000005847994866137" calcext:value-type="float">
            <text:p>5.84799486613719E-08</text:p>
          </table:table-cell>
          <table:table-cell table:formula="of:=[.L39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1/4*([.E39]+2*[.H39]-[.K39]+[.N39])" office:value-type="float" office:value="-0.500754034877562" calcext:value-type="float">
            <text:p>-0.500754034877562</text:p>
          </table:table-cell>
          <table:table-cell table:formula="of:=ABS([.B40]-[.B39])" office:value-type="float" office:value="0.00000004702982214777" calcext:value-type="float">
            <text:p>4.70298221477705E-08</text:p>
          </table:table-cell>
          <table:table-cell table:formula="of:=[.C40]&lt;=[.$D$2]" office:value-type="boolean" office:boolean-value="true" calcext:value-type="boolean">
            <text:p>TRUE</text:p>
          </table:table-cell>
          <table:table-cell table:formula="of:=-1/6*(3*[.B39]-[.H39]+2*[.K39]+[.$O$4])" office:value-type="float" office:value="0.378582070945648" calcext:value-type="float">
            <text:p>0.378582070945648</text:p>
          </table:table-cell>
          <table:table-cell table:formula="of:=ABS([.E40]-[.E39])" office:value-type="float" office:value="0.00000007611040703237" calcext:value-type="float">
            <text:p>7.61104070323704E-08</text:p>
          </table:table-cell>
          <table:table-cell table:formula="of:=[.F40]&lt;=[.$D$2]" office:value-type="boolean" office:boolean-value="true" calcext:value-type="boolean">
            <text:p>TRUE</text:p>
          </table:table-cell>
          <table:table-cell table:formula="of:=-1/5*(2*[.B39]-[.E39]-3*[.K39]+[.$P$4])" office:value-type="float" office:value="0.493212638188876" calcext:value-type="float">
            <text:p>0.493212638188876</text:p>
          </table:table-cell>
          <table:table-cell table:formula="of:=ABS([.H40]-[.H39])" office:value-type="float" office:value="0.00000002911576357789" calcext:value-type="float">
            <text:p>2.91157635778916E-08</text:p>
          </table:table-cell>
          <table:table-cell table:formula="of:=[.I40]&lt;=[.$D$2]" office:value-type="boolean" office:boolean-value="true" calcext:value-type="boolean">
            <text:p>TRUE</text:p>
          </table:table-cell>
          <table:table-cell table:formula="of:=1/8*(4*[.B39]+[.E39]-3*[.H39]+[.$Q$4])" office:value-type="float" office:value="-0.638008972971882" calcext:value-type="float">
            <text:p>-0.638008972971882</text:p>
          </table:table-cell>
          <table:table-cell table:formula="of:=ABS([.K40]-[.K39])" office:value-type="float" office:value="0.00000004644310191981" calcext:value-type="float">
            <text:p>4.6443101919813E-08</text:p>
          </table:table-cell>
          <table:table-cell table:formula="of:=[.L40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-1/4*([.E40]+2*[.H40]-[.K40]+[.N40])" office:value-type="float" office:value="-0.500754080073821" calcext:value-type="float">
            <text:p>-0.500754080073821</text:p>
          </table:table-cell>
          <table:table-cell table:formula="of:=ABS([.B41]-[.B40])" office:value-type="float" office:value="0.0000000451962589576" calcext:value-type="float">
            <text:p>4.51962589576027E-08</text:p>
          </table:table-cell>
          <table:table-cell table:formula="of:=[.C41]&lt;=[.$D$2]" office:value-type="boolean" office:boolean-value="true" calcext:value-type="boolean">
            <text:p>TRUE</text:p>
          </table:table-cell>
          <table:table-cell table:formula="of:=-1/6*(3*[.B40]-[.H40]+2*[.K40]+[.$O$4])" office:value-type="float" office:value="0.378582114794221" calcext:value-type="float">
            <text:p>0.378582114794221</text:p>
          </table:table-cell>
          <table:table-cell table:formula="of:=ABS([.E41]-[.E40])" office:value-type="float" office:value="0.00000004384857232864" calcext:value-type="float">
            <text:p>4.38485723286419E-08</text:p>
          </table:table-cell>
          <table:table-cell table:formula="of:=[.F41]&lt;=[.$D$2]" office:value-type="boolean" office:boolean-value="true" calcext:value-type="boolean">
            <text:p>TRUE</text:p>
          </table:table-cell>
          <table:table-cell table:formula="of:=-1/5*(2*[.B40]-[.E40]-3*[.K40]+[.$P$4])" office:value-type="float" office:value="0.493212644357025" calcext:value-type="float">
            <text:p>0.493212644357025</text:p>
          </table:table-cell>
          <table:table-cell table:formula="of:=ABS([.H41]-[.H40])" office:value-type="float" office:value="0.00000000616814910259" calcext:value-type="float">
            <text:p>6.16814910259222E-09</text:p>
          </table:table-cell>
          <table:table-cell table:formula="of:=[.I41]&lt;=[.$D$2]" office:value-type="boolean" office:boolean-value="true" calcext:value-type="boolean">
            <text:p>TRUE</text:p>
          </table:table-cell>
          <table:table-cell table:formula="of:=1/8*(4*[.B40]+[.E40]-3*[.H40]+[.$Q$4])" office:value-type="float" office:value="-0.638008997891403" calcext:value-type="float">
            <text:p>-0.638008997891403</text:p>
          </table:table-cell>
          <table:table-cell table:formula="of:=ABS([.K41]-[.K40])" office:value-type="float" office:value="0.00000002491952144634" calcext:value-type="float">
            <text:p>2.49195214463427E-08</text:p>
          </table:table-cell>
          <table:table-cell table:formula="of:=[.L41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-1/4*([.E41]+2*[.H41]-[.K41]+[.N41])" office:value-type="float" office:value="-0.500754100349919" calcext:value-type="float">
            <text:p>-0.500754100349919</text:p>
          </table:table-cell>
          <table:table-cell table:formula="of:=ABS([.B42]-[.B41])" office:value-type="float" office:value="0.0000000202760980228" calcext:value-type="float">
            <text:p>2.02760980227978E-08</text:p>
          </table:table-cell>
          <table:table-cell table:formula="of:=[.C42]&lt;=[.$D$2]" office:value-type="boolean" office:boolean-value="true" calcext:value-type="boolean">
            <text:p>TRUE</text:p>
          </table:table-cell>
          <table:table-cell table:formula="of:=-1/6*(3*[.B41]-[.H41]+2*[.K41]+[.$O$4])" office:value-type="float" office:value="0.378582146726882" calcext:value-type="float">
            <text:p>0.378582146726882</text:p>
          </table:table-cell>
          <table:table-cell table:formula="of:=ABS([.E42]-[.E41])" office:value-type="float" office:value="0.000000031932661404" calcext:value-type="float">
            <text:p>3.19326614039994E-08</text:p>
          </table:table-cell>
          <table:table-cell table:formula="of:=[.F42]&lt;=[.$D$2]" office:value-type="boolean" office:boolean-value="true" calcext:value-type="boolean">
            <text:p>TRUE</text:p>
          </table:table-cell>
          <table:table-cell table:formula="of:=-1/5*(2*[.B41]-[.E41]-3*[.K41]+[.$P$4])" office:value-type="float" office:value="0.49321265625353" calcext:value-type="float">
            <text:p>0.49321265625353</text:p>
          </table:table-cell>
          <table:table-cell table:formula="of:=ABS([.H42]-[.H41])" office:value-type="float" office:value="0.00000001189650511435" calcext:value-type="float">
            <text:p>1.18965051143505E-08</text:p>
          </table:table-cell>
          <table:table-cell table:formula="of:=[.I42]&lt;=[.$D$2]" office:value-type="boolean" office:boolean-value="true" calcext:value-type="boolean">
            <text:p>TRUE</text:p>
          </table:table-cell>
          <table:table-cell table:formula="of:=1/8*(4*[.B41]+[.E41]-3*[.H41]+[.$Q$4])" office:value-type="float" office:value="-0.638009017321517" calcext:value-type="float">
            <text:p>-0.638009017321517</text:p>
          </table:table-cell>
          <table:table-cell table:formula="of:=ABS([.K42]-[.K41])" office:value-type="float" office:value="0.00000001943011385119" calcext:value-type="float">
            <text:p>1.94301138511932E-08</text:p>
          </table:table-cell>
          <table:table-cell table:formula="of:=[.L42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1/4*([.E42]+2*[.H42]-[.K42]+[.N42])" office:value-type="float" office:value="-0.500754119138865" calcext:value-type="float">
            <text:p>-0.500754119138865</text:p>
          </table:table-cell>
          <table:table-cell table:formula="of:=ABS([.B43]-[.B42])" office:value-type="float" office:value="0.00000001878894639873" calcext:value-type="float">
            <text:p>1.8788946398729E-08</text:p>
          </table:table-cell>
          <table:table-cell table:formula="of:=[.C43]&lt;=[.$D$2]" office:value-type="boolean" office:boolean-value="true" calcext:value-type="boolean">
            <text:p>TRUE</text:p>
          </table:table-cell>
          <table:table-cell table:formula="of:=-1/6*(3*[.B42]-[.H42]+2*[.K42]+[.$O$4])" office:value-type="float" office:value="0.378582165324387" calcext:value-type="float">
            <text:p>0.378582165324387</text:p>
          </table:table-cell>
          <table:table-cell table:formula="of:=ABS([.E43]-[.E42])" office:value-type="float" office:value="0.00000001859750448086" calcext:value-type="float">
            <text:p>1.85975044808551E-08</text:p>
          </table:table-cell>
          <table:table-cell table:formula="of:=[.F43]&lt;=[.$D$2]" office:value-type="boolean" office:boolean-value="true" calcext:value-type="boolean">
            <text:p>TRUE</text:p>
          </table:table-cell>
          <table:table-cell table:formula="of:=-1/5*(2*[.B42]-[.E42]-3*[.K42]+[.$P$4])" office:value-type="float" office:value="0.493212659092434" calcext:value-type="float">
            <text:p>0.493212659092434</text:p>
          </table:table-cell>
          <table:table-cell table:formula="of:=ABS([.H43]-[.H42])" office:value-type="float" office:value="0.0000000028389031681" calcext:value-type="float">
            <text:p>2.83890316810087E-09</text:p>
          </table:table-cell>
          <table:table-cell table:formula="of:=[.I43]&lt;=[.$D$2]" office:value-type="boolean" office:boolean-value="true" calcext:value-type="boolean">
            <text:p>TRUE</text:p>
          </table:table-cell>
          <table:table-cell table:formula="of:=1/8*(4*[.B42]+[.E42]-3*[.H42]+[.$Q$4])" office:value-type="float" office:value="-0.638009027929173" calcext:value-type="float">
            <text:p>-0.638009027929173</text:p>
          </table:table-cell>
          <table:table-cell table:formula="of:=ABS([.K43]-[.K42])" office:value-type="float" office:value="0.00000001060765575378" calcext:value-type="float">
            <text:p>1.06076557537804E-08</text:p>
          </table:table-cell>
          <table:table-cell table:formula="of:=[.L43]&lt;=[.$D$2]" office:value-type="boolean" office:boolean-value="true" calcext:value-type="boolean">
            <text:p>TRUE</text:p>
          </table:table-cell>
          <table:table-cell table:number-columns-repeated="1011"/>
        </table:table-row>
      </table:table>
      <table:table table:name="iterasi gauss seidel" table:style-name="ta1"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erajat akurasi</text:p>
          </table:table-cell>
          <table:table-cell table:style-name="Default" office:value-type="float" office:value="0.000001" calcext:value-type="float">
            <text:p>0.00000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iterasi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1new-x1</text:p>
          </table:table-cell>
          <table:table-cell table:style-name="ce1" office:value-type="string" calcext:value-type="string">
            <text:p>toleransi</text:p>
          </table:table-cell>
          <table:table-cell table:style-name="ce1" office:value-type="string" calcext:value-type="string">
            <text:p>x2</text:p>
          </table:table-cell>
          <table:table-cell table:style-name="ce1" table:number-columns-repeated="2"/>
          <table:table-cell table:style-name="ce1" office:value-type="string" calcext:value-type="string">
            <text:p>x3</text:p>
          </table:table-cell>
          <table:table-cell table:style-name="ce1" table:number-columns-repeated="2"/>
          <table:table-cell table:style-name="ce1" office:value-type="string" calcext:value-type="string">
            <text:p>x4</text:p>
          </table:table-cell>
          <table:table-cell table:style-name="ce1" table:number-columns-repeated="2"/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b4</text:p>
          </table:table-cell>
          <table:table-cell table:style-name="ce1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1/4*([.E4]+2*[.H4]-[.K4]+[.$N$4])" office:value-type="float" office:value="-0" calcext:value-type="float">
            <text:p>0</text:p>
          </table:table-cell>
          <table:table-cell table:formula="of:=ABS([.B5]-[.B4])" office:value-type="float" office:value="1" calcext:value-type="float">
            <text:p>1</text:p>
          </table:table-cell>
          <table:table-cell table:formula="of:=[.C5]&lt;=[.$D$2]" office:value-type="boolean" office:boolean-value="false" calcext:value-type="boolean">
            <text:p>FALSE</text:p>
          </table:table-cell>
          <table:table-cell table:formula="of:=-1/6*(3*[.B5]-[.H4]+2*[.K4]+[.$O$4])" office:value-type="float" office:value="-0.333333333333333" calcext:value-type="float">
            <text:p>-0.333333333333333</text:p>
          </table:table-cell>
          <table:table-cell table:formula="of:=ABS([.E5]-[.E4])" office:value-type="float" office:value="1.33333333333333" calcext:value-type="float">
            <text:p>1.33333333333333</text:p>
          </table:table-cell>
          <table:table-cell table:formula="of:=[.F5]&lt;=[.$D$2]" office:value-type="boolean" office:boolean-value="false" calcext:value-type="boolean">
            <text:p>FALSE</text:p>
          </table:table-cell>
          <table:table-cell table:formula="of:=-1/5*(2*[.B5]-[.E5]-3*[.K4]+[.$P$4])" office:value-type="float" office:value="1.13333333333333" calcext:value-type="float">
            <text:p>1.13333333333333</text:p>
          </table:table-cell>
          <table:table-cell table:formula="of:=ABS([.H5]-[.H4])" office:value-type="float" office:value="0.133333333333333" calcext:value-type="float">
            <text:p>0.133333333333333</text:p>
          </table:table-cell>
          <table:table-cell table:style-name="ce4" table:formula="of:=[.I5]&lt;=[.$D$2]" office:value-type="boolean" office:boolean-value="false" calcext:value-type="boolean">
            <text:p>FALSE</text:p>
          </table:table-cell>
          <table:table-cell table:formula="of:=1/8*(4*[.B5]+[.E5]-3*[.H5]+[.$Q$4])" office:value-type="float" office:value="-0.716666666666667" calcext:value-type="float">
            <text:p>-0.716666666666667</text:p>
          </table:table-cell>
          <table:table-cell table:formula="of:=ABS([.K5]-[.K4])" office:value-type="float" office:value="1.71666666666667" calcext:value-type="float">
            <text:p>1.71666666666667</text:p>
          </table:table-cell>
          <table:table-cell table:formula="of:=[.L5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1/4*([.E5]+2*[.H5]-[.K5]+[.$N$4])" office:value-type="float" office:value="-0.1625" calcext:value-type="float">
            <text:p>-0.1625</text:p>
          </table:table-cell>
          <table:table-cell table:formula="of:=ABS([.B6]-[.B5])" office:value-type="float" office:value="0.1625" calcext:value-type="float">
            <text:p>0.1625</text:p>
          </table:table-cell>
          <table:table-cell table:formula="of:=[.C6]&lt;=[.$D$2]" office:value-type="boolean" office:boolean-value="false" calcext:value-type="boolean">
            <text:p>FALSE</text:p>
          </table:table-cell>
          <table:table-cell table:formula="of:=-1/6*(3*[.B6]-[.H5]+2*[.K5]+[.$O$4])" office:value-type="float" office:value="0.342361111111111" calcext:value-type="float">
            <text:p>0.342361111111111</text:p>
          </table:table-cell>
          <table:table-cell table:formula="of:=ABS([.E6]-[.E5])" office:value-type="float" office:value="0.675694444444444" calcext:value-type="float">
            <text:p>0.675694444444444</text:p>
          </table:table-cell>
          <table:table-cell table:formula="of:=[.F6]&lt;=[.$D$2]" office:value-type="boolean" office:boolean-value="false" calcext:value-type="boolean">
            <text:p>FALSE</text:p>
          </table:table-cell>
          <table:table-cell table:formula="of:=-1/5*(2*[.B6]-[.E6]-3*[.K5]+[.$P$4])" office:value-type="float" office:value="0.303472222222222" calcext:value-type="float">
            <text:p>0.303472222222222</text:p>
          </table:table-cell>
          <table:table-cell table:formula="of:=ABS([.H6]-[.H5])" office:value-type="float" office:value="0.829861111111111" calcext:value-type="float">
            <text:p>0.829861111111111</text:p>
          </table:table-cell>
          <table:table-cell table:formula="of:=[.I6]&lt;=[.$D$2]" office:value-type="boolean" office:boolean-value="false" calcext:value-type="boolean">
            <text:p>FALSE</text:p>
          </table:table-cell>
          <table:table-cell table:formula="of:=1/8*(4*[.B6]+[.E6]-3*[.H6]+[.$Q$4])" office:value-type="float" office:value="-0.402256944444444" calcext:value-type="float">
            <text:p>-0.402256944444444</text:p>
          </table:table-cell>
          <table:table-cell table:formula="of:=ABS([.K6]-[.K5])" office:value-type="float" office:value="0.314409722222222" calcext:value-type="float">
            <text:p>0.314409722222222</text:p>
          </table:table-cell>
          <table:table-cell table:formula="of:=[.L6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1/4*([.E6]+2*[.H6]-[.K6]+[.$N$4])" office:value-type="float" office:value="0.162109375" calcext:value-type="float">
            <text:p>0.162109375</text:p>
          </table:table-cell>
          <table:table-cell table:formula="of:=ABS([.B7]-[.B6])" office:value-type="float" office:value="0.324609375" calcext:value-type="float">
            <text:p>0.324609375</text:p>
          </table:table-cell>
          <table:table-cell table:formula="of:=[.C7]&lt;=[.$D$2]" office:value-type="boolean" office:boolean-value="false" calcext:value-type="boolean">
            <text:p>FALSE</text:p>
          </table:table-cell>
          <table:table-cell table:formula="of:=-1/6*(3*[.B7]-[.H6]+2*[.K6]+[.$O$4])" office:value-type="float" office:value="-0.0630570023148148" calcext:value-type="float">
            <text:p>-0.0630570023148148</text:p>
          </table:table-cell>
          <table:table-cell table:formula="of:=ABS([.E7]-[.E6])" office:value-type="float" office:value="0.405418113425926" calcext:value-type="float">
            <text:p>0.405418113425926</text:p>
          </table:table-cell>
          <table:table-cell table:formula="of:=[.F7]&lt;=[.$D$2]" office:value-type="boolean" office:boolean-value="false" calcext:value-type="boolean">
            <text:p>FALSE</text:p>
          </table:table-cell>
          <table:table-cell table:formula="of:=-1/5*(2*[.B7]-[.E7]-3*[.K6]+[.$P$4])" office:value-type="float" office:value="0.28119068287037" calcext:value-type="float">
            <text:p>0.28119068287037</text:p>
          </table:table-cell>
          <table:table-cell table:formula="of:=ABS([.H7]-[.H6])" office:value-type="float" office:value="0.0222815393518519" calcext:value-type="float">
            <text:p>0.0222815393518519</text:p>
          </table:table-cell>
          <table:table-cell table:formula="of:=[.I7]&lt;=[.$D$2]" office:value-type="boolean" office:boolean-value="false" calcext:value-type="boolean">
            <text:p>FALSE</text:p>
          </table:table-cell>
          <table:table-cell table:formula="of:=1/8*(4*[.B7]+[.E7]-3*[.H7]+[.$Q$4])" office:value-type="float" office:value="-0.282273943865741" calcext:value-type="float">
            <text:p>-0.282273943865741</text:p>
          </table:table-cell>
          <table:table-cell table:formula="of:=ABS([.K7]-[.K6])" office:value-type="float" office:value="0.119983000578704" calcext:value-type="float">
            <text:p>0.119983000578704</text:p>
          </table:table-cell>
          <table:table-cell table:formula="of:=[.L7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1/4*([.E7]+2*[.H7]-[.K7]+[.$N$4])" office:value-type="float" office:value="0.304600423177083" calcext:value-type="float">
            <text:p>0.304600423177083</text:p>
          </table:table-cell>
          <table:table-cell table:formula="of:=ABS([.B8]-[.B7])" office:value-type="float" office:value="0.142491048177083" calcext:value-type="float">
            <text:p>0.142491048177083</text:p>
          </table:table-cell>
          <table:table-cell table:formula="of:=[.C8]&lt;=[.$D$2]" office:value-type="boolean" office:boolean-value="false" calcext:value-type="boolean">
            <text:p>FALSE</text:p>
          </table:table-cell>
          <table:table-cell table:formula="of:=-1/6*(3*[.B8]-[.H7]+2*[.K7]+[.$O$4])" office:value-type="float" office:value="-0.178010449821566" calcext:value-type="float">
            <text:p>-0.178010449821566</text:p>
          </table:table-cell>
          <table:table-cell table:formula="of:=ABS([.E8]-[.E7])" office:value-type="float" office:value="0.114953447506752" calcext:value-type="float">
            <text:p>0.114953447506752</text:p>
          </table:table-cell>
          <table:table-cell table:formula="of:=[.F8]&lt;=[.$D$2]" office:value-type="boolean" office:boolean-value="false" calcext:value-type="boolean">
            <text:p>FALSE</text:p>
          </table:table-cell>
          <table:table-cell table:formula="of:=-1/5*(2*[.B8]-[.E8]-3*[.K7]+[.$P$4])" office:value-type="float" office:value="0.273193374445409" calcext:value-type="float">
            <text:p>0.273193374445409</text:p>
          </table:table-cell>
          <table:table-cell table:formula="of:=ABS([.H8]-[.H7])" office:value-type="float" office:value="0.00799730842496144" calcext:value-type="float">
            <text:p>0.00799730842496144</text:p>
          </table:table-cell>
          <table:table-cell table:formula="of:=[.I8]&lt;=[.$D$2]" office:value-type="boolean" office:boolean-value="false" calcext:value-type="boolean">
            <text:p>FALSE</text:p>
          </table:table-cell>
          <table:table-cell table:formula="of:=1/8*(4*[.B8]+[.E8]-3*[.H8]+[.$Q$4])" office:value-type="float" office:value="-0.222398610056182" calcext:value-type="float">
            <text:p>-0.222398610056182</text:p>
          </table:table-cell>
          <table:table-cell table:formula="of:=ABS([.K8]-[.K7])" office:value-type="float" office:value="0.0598753338095583" calcext:value-type="float">
            <text:p>0.0598753338095583</text:p>
          </table:table-cell>
          <table:table-cell table:formula="of:=[.L8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1/4*([.E8]+2*[.H8]-[.K8]+[.$N$4])" office:value-type="float" office:value="0.352306272718641" calcext:value-type="float">
            <text:p>0.352306272718641</text:p>
          </table:table-cell>
          <table:table-cell table:formula="of:=ABS([.B9]-[.B8])" office:value-type="float" office:value="0.0477058495415582" calcext:value-type="float">
            <text:p>0.0477058495415582</text:p>
          </table:table-cell>
          <table:table-cell table:formula="of:=[.C9]&lt;=[.$D$2]" office:value-type="boolean" office:boolean-value="false" calcext:value-type="boolean">
            <text:p>FALSE</text:p>
          </table:table-cell>
          <table:table-cell table:formula="of:=-1/6*(3*[.B9]-[.H8]+2*[.K8]+[.$O$4])" office:value-type="float" office:value="-0.223154703933025" calcext:value-type="float">
            <text:p>-0.223154703933025</text:p>
          </table:table-cell>
          <table:table-cell table:formula="of:=ABS([.E9]-[.E8])" office:value-type="float" office:value="0.0451442541114588" calcext:value-type="float">
            <text:p>0.0451442541114588</text:p>
          </table:table-cell>
          <table:table-cell table:formula="of:=[.F9]&lt;=[.$D$2]" office:value-type="boolean" office:boolean-value="false" calcext:value-type="boolean">
            <text:p>FALSE</text:p>
          </table:table-cell>
          <table:table-cell table:formula="of:=-1/5*(2*[.B9]-[.E9]-3*[.K8]+[.$P$4])" office:value-type="float" office:value="0.281007384092229" calcext:value-type="float">
            <text:p>0.281007384092229</text:p>
          </table:table-cell>
          <table:table-cell table:formula="of:=ABS([.H9]-[.H8])" office:value-type="float" office:value="0.00781400964681994" calcext:value-type="float">
            <text:p>0.00781400964681994</text:p>
          </table:table-cell>
          <table:table-cell table:formula="of:=[.I9]&lt;=[.$D$2]" office:value-type="boolean" office:boolean-value="false" calcext:value-type="boolean">
            <text:p>FALSE</text:p>
          </table:table-cell>
          <table:table-cell table:formula="of:=1/8*(4*[.B9]+[.E9]-3*[.H9]+[.$Q$4])" office:value-type="float" office:value="-0.207118970666893" calcext:value-type="float">
            <text:p>-0.207118970666893</text:p>
          </table:table-cell>
          <table:table-cell table:formula="of:=ABS([.K9]-[.K8])" office:value-type="float" office:value="0.0152796393892893" calcext:value-type="float">
            <text:p>0.0152796393892893</text:p>
          </table:table-cell>
          <table:table-cell table:formula="of:=[.L9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1/4*([.E9]+2*[.H9]-[.K9]+[.$N$4])" office:value-type="float" office:value="0.363505241270419" calcext:value-type="float">
            <text:p>0.363505241270419</text:p>
          </table:table-cell>
          <table:table-cell table:formula="of:=ABS([.B10]-[.B9])" office:value-type="float" office:value="0.011198968551777" calcext:value-type="float">
            <text:p>0.011198968551777</text:p>
          </table:table-cell>
          <table:table-cell table:formula="of:=[.C10]&lt;=[.$D$2]" office:value-type="boolean" office:boolean-value="false" calcext:value-type="boolean">
            <text:p>FALSE</text:p>
          </table:table-cell>
          <table:table-cell table:formula="of:=-1/6*(3*[.B10]-[.H9]+2*[.K9]+[.$O$4])" office:value-type="float" office:value="-0.23254506639754" calcext:value-type="float">
            <text:p>-0.23254506639754</text:p>
          </table:table-cell>
          <table:table-cell table:formula="of:=ABS([.E10]-[.E9])" office:value-type="float" office:value="0.00939036246451494" calcext:value-type="float">
            <text:p>0.00939036246451494</text:p>
          </table:table-cell>
          <table:table-cell table:formula="of:=[.F10]&lt;=[.$D$2]" office:value-type="boolean" office:boolean-value="false" calcext:value-type="boolean">
            <text:p>FALSE</text:p>
          </table:table-cell>
          <table:table-cell table:formula="of:=-1/5*(2*[.B10]-[.E10]-3*[.K9]+[.$P$4])" office:value-type="float" office:value="0.283817507812189" calcext:value-type="float">
            <text:p>0.283817507812189</text:p>
          </table:table-cell>
          <table:table-cell table:formula="of:=ABS([.H10]-[.H9])" office:value-type="float" office:value="0.00281012371995981" calcext:value-type="float">
            <text:p>0.00281012371995981</text:p>
          </table:table-cell>
          <table:table-cell table:formula="of:=[.I10]&lt;=[.$D$2]" office:value-type="boolean" office:boolean-value="false" calcext:value-type="boolean">
            <text:p>FALSE</text:p>
          </table:table-cell>
          <table:table-cell table:formula="of:=1/8*(4*[.B10]+[.E10]-3*[.H10]+[.$Q$4])" office:value-type="float" office:value="-0.203747078094054" calcext:value-type="float">
            <text:p>-0.203747078094054</text:p>
          </table:table-cell>
          <table:table-cell table:formula="of:=ABS([.K10]-[.K9])" office:value-type="float" office:value="0.00337189257283921" calcext:value-type="float">
            <text:p>0.00337189257283921</text:p>
          </table:table-cell>
          <table:table-cell table:formula="of:=[.L10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1/4*([.E10]+2*[.H10]-[.K10]+[.$N$4])" office:value-type="float" office:value="0.365290743169777" calcext:value-type="float">
            <text:p>0.365290743169777</text:p>
          </table:table-cell>
          <table:table-cell table:formula="of:=ABS([.B11]-[.B10])" office:value-type="float" office:value="0.00178550189935861" calcext:value-type="float">
            <text:p>0.00178550189935861</text:p>
          </table:table-cell>
          <table:table-cell table:formula="of:=[.C11]&lt;=[.$D$2]" office:value-type="boolean" office:boolean-value="false" calcext:value-type="boolean">
            <text:p>FALSE</text:p>
          </table:table-cell>
          <table:table-cell table:formula="of:=-1/6*(3*[.B11]-[.H10]+2*[.K10]+[.$O$4])" office:value-type="float" office:value="-0.234093427584839" calcext:value-type="float">
            <text:p>-0.234093427584839</text:p>
          </table:table-cell>
          <table:table-cell table:formula="of:=ABS([.E11]-[.E10])" office:value-type="float" office:value="0.00154836118729906" calcext:value-type="float">
            <text:p>0.00154836118729906</text:p>
          </table:table-cell>
          <table:table-cell table:formula="of:=[.F11]&lt;=[.$D$2]" office:value-type="boolean" office:boolean-value="false" calcext:value-type="boolean">
            <text:p>FALSE</text:p>
          </table:table-cell>
          <table:table-cell table:formula="of:=-1/5*(2*[.B11]-[.E11]-3*[.K10]+[.$P$4])" office:value-type="float" office:value="0.284816770358689" calcext:value-type="float">
            <text:p>0.284816770358689</text:p>
          </table:table-cell>
          <table:table-cell table:formula="of:=ABS([.H11]-[.H10])" office:value-type="float" office:value="0.00099926254650029" calcext:value-type="float">
            <text:p>0.00099926254650029</text:p>
          </table:table-cell>
          <table:table-cell table:formula="of:=[.I11]&lt;=[.$D$2]" office:value-type="boolean" office:boolean-value="false" calcext:value-type="boolean">
            <text:p>FALSE</text:p>
          </table:table-cell>
          <table:table-cell table:formula="of:=1/8*(4*[.B11]+[.E11]-3*[.H11]+[.$Q$4])" office:value-type="float" office:value="-0.203422595747725" calcext:value-type="float">
            <text:p>-0.203422595747725</text:p>
          </table:table-cell>
          <table:table-cell table:formula="of:=ABS([.K11]-[.K10])" office:value-type="float" office:value="0.000324482346329313" calcext:value-type="float">
            <text:p>0.000324482346329313</text:p>
          </table:table-cell>
          <table:table-cell table:formula="of:=[.L11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1/4*([.E11]+2*[.H11]-[.K11]+[.$N$4])" office:value-type="float" office:value="0.365259322779934" calcext:value-type="float">
            <text:p>0.365259322779934</text:p>
          </table:table-cell>
          <table:table-cell table:formula="of:=ABS([.B12]-[.B11])" office:value-type="float" office:value="0.0000314203898430509" calcext:value-type="float">
            <text:p>3.14203898430509E-05</text:p>
          </table:table-cell>
          <table:table-cell table:formula="of:=[.C12]&lt;=[.$D$2]" office:value-type="boolean" office:boolean-value="false" calcext:value-type="boolean">
            <text:p>FALSE</text:p>
          </table:table-cell>
          <table:table-cell table:formula="of:=-1/6*(3*[.B12]-[.H11]+2*[.K11]+[.$O$4])" office:value-type="float" office:value="-0.234019334414277" calcext:value-type="float">
            <text:p>-0.234019334414277</text:p>
          </table:table-cell>
          <table:table-cell table:formula="of:=ABS([.E12]-[.E11])" office:value-type="float" office:value="0.000074093170561812" calcext:value-type="float">
            <text:p>7.4093170561812E-05</text:p>
          </table:table-cell>
          <table:table-cell table:formula="of:=[.F12]&lt;=[.$D$2]" office:value-type="boolean" office:boolean-value="false" calcext:value-type="boolean">
            <text:p>FALSE</text:p>
          </table:table-cell>
          <table:table-cell table:formula="of:=-1/5*(2*[.B12]-[.E12]-3*[.K11]+[.$P$4])" office:value-type="float" office:value="0.285038846556536" calcext:value-type="float">
            <text:p>0.285038846556536</text:p>
          </table:table-cell>
          <table:table-cell table:formula="of:=ABS([.H12]-[.H11])" office:value-type="float" office:value="0.000222076197847143" calcext:value-type="float">
            <text:p>0.000222076197847143</text:p>
          </table:table-cell>
          <table:table-cell table:formula="of:=[.I12]&lt;=[.$D$2]" office:value-type="boolean" office:boolean-value="false" calcext:value-type="boolean">
            <text:p>FALSE</text:p>
          </table:table-cell>
          <table:table-cell table:formula="of:=1/8*(4*[.B12]+[.E12]-3*[.H12]+[.$Q$4])" office:value-type="float" office:value="-0.203512322870519" calcext:value-type="float">
            <text:p>-0.203512322870519</text:p>
          </table:table-cell>
          <table:table-cell table:formula="of:=ABS([.K12]-[.K11])" office:value-type="float" office:value="0.0000897271227939811" calcext:value-type="float">
            <text:p>8.97271227939811E-05</text:p>
          </table:table-cell>
          <table:table-cell table:formula="of:=[.L12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1/4*([.E12]+2*[.H12]-[.K12]+[.$N$4])" office:value-type="float" office:value="0.365107329607672" calcext:value-type="float">
            <text:p>0.365107329607672</text:p>
          </table:table-cell>
          <table:table-cell table:formula="of:=ABS([.B13]-[.B12])" office:value-type="float" office:value="0.000151993172262499" calcext:value-type="float">
            <text:p>0.000151993172262499</text:p>
          </table:table-cell>
          <table:table-cell table:formula="of:=[.C13]&lt;=[.$D$2]" office:value-type="boolean" office:boolean-value="false" calcext:value-type="boolean">
            <text:p>FALSE</text:p>
          </table:table-cell>
          <table:table-cell table:formula="of:=-1/6*(3*[.B13]-[.H12]+2*[.K12]+[.$O$4])" office:value-type="float" office:value="-0.233876416087574" calcext:value-type="float">
            <text:p>-0.233876416087574</text:p>
          </table:table-cell>
          <table:table-cell table:formula="of:=ABS([.E13]-[.E12])" office:value-type="float" office:value="0.000142918326703767" calcext:value-type="float">
            <text:p>0.000142918326703767</text:p>
          </table:table-cell>
          <table:table-cell table:formula="of:=[.F13]&lt;=[.$D$2]" office:value-type="boolean" office:boolean-value="false" calcext:value-type="boolean">
            <text:p>FALSE</text:p>
          </table:table-cell>
          <table:table-cell table:formula="of:=-1/5*(2*[.B13]-[.E13]-3*[.K12]+[.$P$4])" office:value-type="float" office:value="0.285074391217105" calcext:value-type="float">
            <text:p>0.285074391217105</text:p>
          </table:table-cell>
          <table:table-cell table:formula="of:=ABS([.H13]-[.H12])" office:value-type="float" office:value="0.0000355446605693754" calcext:value-type="float">
            <text:p>3.55446605693754E-05</text:p>
          </table:table-cell>
          <table:table-cell table:formula="of:=[.I13]&lt;=[.$D$2]" office:value-type="boolean" office:boolean-value="false" calcext:value-type="boolean">
            <text:p>FALSE</text:p>
          </table:table-cell>
          <table:table-cell table:formula="of:=1/8*(4*[.B13]+[.E13]-3*[.H13]+[.$Q$4])" office:value-type="float" office:value="-0.203583783913525" calcext:value-type="float">
            <text:p>-0.203583783913525</text:p>
          </table:table-cell>
          <table:table-cell table:formula="of:=ABS([.K13]-[.K12])" office:value-type="float" office:value="0.0000714610430067875" calcext:value-type="float">
            <text:p>7.14610430067875E-05</text:p>
          </table:table-cell>
          <table:table-cell table:formula="of:=[.L13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1/4*([.E13]+2*[.H13]-[.K13]+[.$N$4])" office:value-type="float" office:value="0.365035962434959" calcext:value-type="float">
            <text:p>0.365035962434959</text:p>
          </table:table-cell>
          <table:table-cell table:formula="of:=ABS([.B14]-[.B13])" office:value-type="float" office:value="0.0000713671727123333" calcext:value-type="float">
            <text:p>7.13671727123333E-05</text:p>
          </table:table-cell>
          <table:table-cell table:formula="of:=[.C14]&lt;=[.$D$2]" office:value-type="boolean" office:boolean-value="false" calcext:value-type="boolean">
            <text:p>FALSE</text:p>
          </table:table-cell>
          <table:table-cell table:formula="of:=-1/6*(3*[.B14]-[.H13]+2*[.K13]+[.$O$4])" office:value-type="float" office:value="-0.233810988043454" calcext:value-type="float">
            <text:p>-0.233810988043454</text:p>
          </table:table-cell>
          <table:table-cell table:formula="of:=ABS([.E14]-[.E13])" office:value-type="float" office:value="0.0000654280441199639" calcext:value-type="float">
            <text:p>6.54280441199639E-05</text:p>
          </table:table-cell>
          <table:table-cell table:formula="of:=[.F14]&lt;=[.$D$2]" office:value-type="boolean" office:boolean-value="false" calcext:value-type="boolean">
            <text:p>FALSE</text:p>
          </table:table-cell>
          <table:table-cell table:formula="of:=-1/5*(2*[.B14]-[.E14]-3*[.K13]+[.$P$4])" office:value-type="float" office:value="0.28507314706921" calcext:value-type="float">
            <text:p>0.28507314706921</text:p>
          </table:table-cell>
          <table:table-cell table:formula="of:=ABS([.H14]-[.H13])" office:value-type="float" office:value="0.00000124414789515193" calcext:value-type="float">
            <text:p>1.24414789515193E-06</text:p>
          </table:table-cell>
          <table:table-cell table:formula="of:=[.I14]&lt;=[.$D$2]" office:value-type="boolean" office:boolean-value="false" calcext:value-type="boolean">
            <text:p>FALSE</text:p>
          </table:table-cell>
          <table:table-cell table:formula="of:=1/8*(4*[.B14]+[.E14]-3*[.H14]+[.$Q$4])" office:value-type="float" office:value="-0.203610822438906" calcext:value-type="float">
            <text:p>-0.203610822438906</text:p>
          </table:table-cell>
          <table:table-cell table:formula="of:=ABS([.K14]-[.K13])" office:value-type="float" office:value="0.0000270385253804961" calcext:value-type="float">
            <text:p>2.70385253804961E-05</text:p>
          </table:table-cell>
          <table:table-cell table:formula="of:=[.L14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1/4*([.E14]+2*[.H14]-[.K14]+[.$N$4])" office:value-type="float" office:value="0.365013467866532" calcext:value-type="float">
            <text:p>0.365013467866532</text:p>
          </table:table-cell>
          <table:table-cell table:formula="of:=ABS([.B15]-[.B14])" office:value-type="float" office:value="0.0000224945684275113" calcext:value-type="float">
            <text:p>2.24945684275113E-05</text:p>
          </table:table-cell>
          <table:table-cell table:formula="of:=[.C15]&lt;=[.$D$2]" office:value-type="boolean" office:boolean-value="false" calcext:value-type="boolean">
            <text:p>FALSE</text:p>
          </table:table-cell>
          <table:table-cell table:formula="of:=-1/6*(3*[.B15]-[.H14]+2*[.K14]+[.$O$4])" office:value-type="float" office:value="-0.233790935275429" calcext:value-type="float">
            <text:p>-0.233790935275429</text:p>
          </table:table-cell>
          <table:table-cell table:formula="of:=ABS([.E15]-[.E14])" office:value-type="float" office:value="0.0000200527680247198" calcext:value-type="float">
            <text:p>2.00527680247198E-05</text:p>
          </table:table-cell>
          <table:table-cell table:formula="of:=[.F15]&lt;=[.$D$2]" office:value-type="boolean" office:boolean-value="false" calcext:value-type="boolean">
            <text:p>FALSE</text:p>
          </table:table-cell>
          <table:table-cell table:formula="of:=-1/5*(2*[.B15]-[.E15]-3*[.K14]+[.$P$4])" office:value-type="float" office:value="0.285069932334958" calcext:value-type="float">
            <text:p>0.285069932334958</text:p>
          </table:table-cell>
          <table:table-cell table:formula="of:=ABS([.H15]-[.H14])" office:value-type="float" office:value="0.00000321473425235474" calcext:value-type="float">
            <text:p>3.21473425235474E-06</text:p>
          </table:table-cell>
          <table:table-cell table:formula="of:=[.I15]&lt;=[.$D$2]" office:value-type="boolean" office:boolean-value="false" calcext:value-type="boolean">
            <text:p>FALSE</text:p>
          </table:table-cell>
          <table:table-cell table:formula="of:=1/8*(4*[.B15]+[.E15]-3*[.H15]+[.$Q$4])" office:value-type="float" office:value="-0.203618357601772" calcext:value-type="float">
            <text:p>-0.203618357601772</text:p>
          </table:table-cell>
          <table:table-cell table:formula="of:=ABS([.K15]-[.K14])" office:value-type="float" office:value="0.00000753516286602918" calcext:value-type="float">
            <text:p>7.53516286602918E-06</text:p>
          </table:table-cell>
          <table:table-cell table:formula="of:=[.L15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1/4*([.E15]+2*[.H15]-[.K15]+[.$N$4])" office:value-type="float" office:value="0.365008178250935" calcext:value-type="float">
            <text:p>0.365008178250935</text:p>
          </table:table-cell>
          <table:table-cell table:formula="of:=ABS([.B16]-[.B15])" office:value-type="float" office:value="0.00000528961559653762" calcext:value-type="float">
            <text:p>5.28961559653762E-06</text:p>
          </table:table-cell>
          <table:table-cell table:formula="of:=[.C16]&lt;=[.$D$2]" office:value-type="boolean" office:boolean-value="false" calcext:value-type="boolean">
            <text:p>FALSE</text:p>
          </table:table-cell>
          <table:table-cell table:formula="of:=-1/6*(3*[.B16]-[.H15]+2*[.K15]+[.$O$4])" office:value-type="float" office:value="-0.233786314535717" calcext:value-type="float">
            <text:p>-0.233786314535717</text:p>
          </table:table-cell>
          <table:table-cell table:formula="of:=ABS([.E16]-[.E15])" office:value-type="float" office:value="0.00000462073971155275" calcext:value-type="float">
            <text:p>4.62073971155275E-06</text:p>
          </table:table-cell>
          <table:table-cell table:formula="of:=[.F16]&lt;=[.$D$2]" office:value-type="boolean" office:boolean-value="false" calcext:value-type="boolean">
            <text:p>FALSE</text:p>
          </table:table-cell>
          <table:table-cell table:formula="of:=-1/5*(2*[.B16]-[.E16]-3*[.K15]+[.$P$4])" office:value-type="float" office:value="0.285068451231419" calcext:value-type="float">
            <text:p>0.285068451231419</text:p>
          </table:table-cell>
          <table:table-cell table:formula="of:=ABS([.H16]-[.H15])" office:value-type="float" office:value="0.00000148110353870301" calcext:value-type="float">
            <text:p>1.48110353870301E-06</text:p>
          </table:table-cell>
          <table:table-cell table:formula="of:=[.I16]&lt;=[.$D$2]" office:value-type="boolean" office:boolean-value="false" calcext:value-type="boolean">
            <text:p>FALSE</text:p>
          </table:table-cell>
          <table:table-cell table:formula="of:=1/8*(4*[.B16]+[.E16]-3*[.H16]+[.$Q$4])" office:value-type="float" office:value="-0.203619869403279" calcext:value-type="float">
            <text:p>-0.203619869403279</text:p>
          </table:table-cell>
          <table:table-cell table:formula="of:=ABS([.K16]-[.K15])" office:value-type="float" office:value="0.00000151180150731456" calcext:value-type="float">
            <text:p>1.51180150731456E-06</text:p>
          </table:table-cell>
          <table:table-cell table:formula="of:=[.L16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-1/4*([.E16]+2*[.H16]-[.K16]+[.$N$4])" office:value-type="float" office:value="0.3650073856674" calcext:value-type="float">
            <text:p>0.3650073856674</text:p>
          </table:table-cell>
          <table:table-cell table:formula="of:=ABS([.B17]-[.B16])" office:value-type="float" office:value="0.00000079258353535838" calcext:value-type="float">
            <text:p>7.92583535358382E-07</text:p>
          </table:table-cell>
          <table:table-cell table:style-name="ce3" table:formula="of:=[.C17]&lt;=[.$D$2]" office:value-type="boolean" office:boolean-value="true" calcext:value-type="boolean">
            <text:p>TRUE</text:p>
          </table:table-cell>
          <table:table-cell table:style-name="ce1" table:formula="of:=-1/6*(3*[.B17]-[.H16]+2*[.K16]+[.$O$4])" office:value-type="float" office:value="-0.233785661160704" calcext:value-type="float">
            <text:p>-0.233785661160704</text:p>
          </table:table-cell>
          <table:table-cell table:style-name="ce1" table:formula="of:=ABS([.E17]-[.E16])" office:value-type="float" office:value="0.00000065337501364837" calcext:value-type="float">
            <text:p>6.53375013648372E-07</text:p>
          </table:table-cell>
          <table:table-cell table:style-name="ce3" table:formula="of:=[.F17]&lt;=[.$D$2]" office:value-type="boolean" office:boolean-value="true" calcext:value-type="boolean">
            <text:p>TRUE</text:p>
          </table:table-cell>
          <table:table-cell table:style-name="ce1" table:formula="of:=-1/5*(2*[.B17]-[.E17]-3*[.K16]+[.$P$4])" office:value-type="float" office:value="0.285067991858932" calcext:value-type="float">
            <text:p>0.285067991858932</text:p>
          </table:table-cell>
          <table:table-cell table:style-name="ce1" table:formula="of:=ABS([.H17]-[.H16])" office:value-type="float" office:value="0.0000004593724874935" calcext:value-type="float">
            <text:p>4.59372487493503E-07</text:p>
          </table:table-cell>
          <table:table-cell table:style-name="ce3" table:formula="of:=[.I17]&lt;=[.$D$2]" office:value-type="boolean" office:boolean-value="true" calcext:value-type="boolean">
            <text:p>TRUE</text:p>
          </table:table-cell>
          <table:table-cell table:style-name="ce1" table:formula="of:=1/8*(4*[.B17]+[.E17]-3*[.H17]+[.$Q$4])" office:value-type="float" office:value="-0.203620011758487" calcext:value-type="float">
            <text:p>-0.203620011758487</text:p>
          </table:table-cell>
          <table:table-cell table:style-name="ce1" table:formula="of:=ABS([.K17]-[.K16])" office:value-type="float" office:value="0.0000001423552081492" calcext:value-type="float">
            <text:p>1.42355208149203E-07</text:p>
          </table:table-cell>
          <table:table-cell table:style-name="ce3" table:formula="of:=[.L17]&lt;=[.$D$2]" office:value-type="boolean" office:boolean-value="true" calcext:value-type="boolean">
            <text:p>TRUE</text:p>
          </table:table-cell>
          <table:table-cell table:style-name="ce1"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1/4*([.E17]+2*[.H17]-[.K17]+[.$N$4])" office:value-type="float" office:value="0.365007416421088" calcext:value-type="float">
            <text:p>0.365007416421088</text:p>
          </table:table-cell>
          <table:table-cell table:formula="of:=ABS([.B18]-[.B17])" office:value-type="float" office:value="0.00000003075368826266" calcext:value-type="float">
            <text:p>3.07536882626636E-08</text:p>
          </table:table-cell>
          <table:table-cell table:formula="of:=[.C18]&lt;=[.$D$2]" office:value-type="boolean" office:boolean-value="true" calcext:value-type="boolean">
            <text:p>TRUE</text:p>
          </table:table-cell>
          <table:table-cell table:formula="of:=-1/6*(3*[.B18]-[.H17]+2*[.K17]+[.$O$4])" office:value-type="float" office:value="-0.233785705647893" calcext:value-type="float">
            <text:p>-0.233785705647893</text:p>
          </table:table-cell>
          <table:table-cell table:formula="of:=ABS([.E18]-[.E17])" office:value-type="float" office:value="0.00000004448718929351" calcext:value-type="float">
            <text:p>4.44871892935073E-08</text:p>
          </table:table-cell>
          <table:table-cell table:formula="of:=[.F18]&lt;=[.$D$2]" office:value-type="boolean" office:boolean-value="true" calcext:value-type="boolean">
            <text:p>TRUE</text:p>
          </table:table-cell>
          <table:table-cell table:formula="of:=-1/5*(2*[.B18]-[.E18]-3*[.K17]+[.$P$4])" office:value-type="float" office:value="0.285067885246894" calcext:value-type="float">
            <text:p>0.285067885246894</text:p>
          </table:table-cell>
          <table:table-cell table:formula="of:=ABS([.H18]-[.H17])" office:value-type="float" office:value="0.0000001066120380866" calcext:value-type="float">
            <text:p>1.06612038086595E-07</text:p>
          </table:table-cell>
          <table:table-cell table:formula="of:=[.I18]&lt;=[.$D$2]" office:value-type="boolean" office:boolean-value="true" calcext:value-type="boolean">
            <text:p>TRUE</text:p>
          </table:table-cell>
          <table:table-cell table:formula="of:=1/8*(4*[.B18]+[.E18]-3*[.H18]+[.$Q$4])" office:value-type="float" office:value="-0.203619961963028" calcext:value-type="float">
            <text:p>-0.203619961963028</text:p>
          </table:table-cell>
          <table:table-cell table:formula="of:=ABS([.K18]-[.K17])" office:value-type="float" office:value="0.00000004979545975559" calcext:value-type="float">
            <text:p>4.97954597555861E-08</text:p>
          </table:table-cell>
          <table:table-cell table:formula="of:=[.L18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1/4*([.E18]+2*[.H18]-[.K18]+[.$N$4])" office:value-type="float" office:value="0.365007493297769" calcext:value-type="float">
            <text:p>0.365007493297769</text:p>
          </table:table-cell>
          <table:table-cell table:formula="of:=ABS([.B19]-[.B18])" office:value-type="float" office:value="0.00000007687668135414" calcext:value-type="float">
            <text:p>7.68766813541433E-08</text:p>
          </table:table-cell>
          <table:table-cell table:formula="of:=[.C19]&lt;=[.$D$2]" office:value-type="boolean" office:boolean-value="true" calcext:value-type="boolean">
            <text:p>TRUE</text:p>
          </table:table-cell>
          <table:table-cell table:formula="of:=-1/6*(3*[.B19]-[.H18]+2*[.K18]+[.$O$4])" office:value-type="float" office:value="-0.233785778453393" calcext:value-type="float">
            <text:p>-0.233785778453393</text:p>
          </table:table-cell>
          <table:table-cell table:formula="of:=ABS([.E19]-[.E18])" office:value-type="float" office:value="0.00000007280550026745" calcext:value-type="float">
            <text:p>7.28055002674477E-08</text:p>
          </table:table-cell>
          <table:table-cell table:formula="of:=[.F19]&lt;=[.$D$2]" office:value-type="boolean" office:boolean-value="true" calcext:value-type="boolean">
            <text:p>TRUE</text:p>
          </table:table-cell>
          <table:table-cell table:formula="of:=-1/5*(2*[.B19]-[.E19]-3*[.K18]+[.$P$4])" office:value-type="float" office:value="0.285067869812397" calcext:value-type="float">
            <text:p>0.285067869812397</text:p>
          </table:table-cell>
          <table:table-cell table:formula="of:=ABS([.H19]-[.H18])" office:value-type="float" office:value="0.00000001543449673624" calcext:value-type="float">
            <text:p>1.54344967362441E-08</text:p>
          </table:table-cell>
          <table:table-cell table:formula="of:=[.I19]&lt;=[.$D$2]" office:value-type="boolean" office:boolean-value="true" calcext:value-type="boolean">
            <text:p>TRUE</text:p>
          </table:table-cell>
          <table:table-cell table:formula="of:=1/8*(4*[.B19]+[.E19]-3*[.H19]+[.$Q$4])" office:value-type="float" office:value="-0.203619926837438" calcext:value-type="float">
            <text:p>-0.203619926837438</text:p>
          </table:table-cell>
          <table:table-cell table:formula="of:=ABS([.K19]-[.K18])" office:value-type="float" office:value="0.00000003512558940932" calcext:value-type="float">
            <text:p>3.51255894093239E-08</text:p>
          </table:table-cell>
          <table:table-cell table:formula="of:=[.L19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1/4*([.E19]+2*[.H19]-[.K19]+[.$N$4])" office:value-type="float" office:value="0.36500752799779" calcext:value-type="float">
            <text:p>0.36500752799779</text:p>
          </table:table-cell>
          <table:table-cell table:formula="of:=ABS([.B20]-[.B19])" office:value-type="float" office:value="0.00000003470002074568" calcext:value-type="float">
            <text:p>3.47000207456816E-08</text:p>
          </table:table-cell>
          <table:table-cell table:formula="of:=[.C20]&lt;=[.$D$2]" office:value-type="boolean" office:boolean-value="true" calcext:value-type="boolean">
            <text:p>TRUE</text:p>
          </table:table-cell>
          <table:table-cell table:formula="of:=-1/6*(3*[.B20]-[.H19]+2*[.K19]+[.$O$4])" office:value-type="float" office:value="-0.233785810084349" calcext:value-type="float">
            <text:p>-0.233785810084349</text:p>
          </table:table-cell>
          <table:table-cell table:formula="of:=ABS([.E20]-[.E19])" office:value-type="float" office:value="0.00000003163095632641" calcext:value-type="float">
            <text:p>3.16309563264117E-08</text:p>
          </table:table-cell>
          <table:table-cell table:formula="of:=[.F20]&lt;=[.$D$2]" office:value-type="boolean" office:boolean-value="true" calcext:value-type="boolean">
            <text:p>TRUE</text:p>
          </table:table-cell>
          <table:table-cell table:formula="of:=-1/5*(2*[.B20]-[.E20]-3*[.K19]+[.$P$4])" office:value-type="float" office:value="0.285067870681551" calcext:value-type="float">
            <text:p>0.285067870681551</text:p>
          </table:table-cell>
          <table:table-cell table:formula="of:=ABS([.H20]-[.H19])" office:value-type="float" office:value="0.00000000086915408204" calcext:value-type="float">
            <text:p>8.69154082039358E-10</text:p>
          </table:table-cell>
          <table:table-cell table:formula="of:=[.I20]&lt;=[.$D$2]" office:value-type="boolean" office:boolean-value="true" calcext:value-type="boolean">
            <text:p>TRUE</text:p>
          </table:table-cell>
          <table:table-cell table:formula="of:=1/8*(4*[.B20]+[.E20]-3*[.H20]+[.$Q$4])" office:value-type="float" office:value="-0.20361991376723" calcext:value-type="float">
            <text:p>-0.20361991376723</text:p>
          </table:table-cell>
          <table:table-cell table:formula="of:=ABS([.K20]-[.K19])" office:value-type="float" office:value="0.00000001307020805474" calcext:value-type="float">
            <text:p>1.3070208054744E-08</text:p>
          </table:table-cell>
          <table:table-cell table:formula="of:=[.L20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1/4*([.E20]+2*[.H20]-[.K20]+[.$N$4])" office:value-type="float" office:value="0.365007538738504" calcext:value-type="float">
            <text:p>0.365007538738504</text:p>
          </table:table-cell>
          <table:table-cell table:formula="of:=ABS([.B21]-[.B20])" office:value-type="float" office:value="0.0000000107407140959" calcext:value-type="float">
            <text:p>1.07407140959026E-08</text:p>
          </table:table-cell>
          <table:table-cell table:formula="of:=[.C21]&lt;=[.$D$2]" office:value-type="boolean" office:boolean-value="true" calcext:value-type="boolean">
            <text:p>TRUE</text:p>
          </table:table-cell>
          <table:table-cell table:formula="of:=-1/6*(3*[.B21]-[.H20]+2*[.K20]+[.$O$4])" office:value-type="float" office:value="-0.233785819666584" calcext:value-type="float">
            <text:p>-0.233785819666584</text:p>
          </table:table-cell>
          <table:table-cell table:formula="of:=ABS([.E21]-[.E20])" office:value-type="float" office:value="0.00000000958223403402" calcext:value-type="float">
            <text:p>9.58223403402236E-09</text:p>
          </table:table-cell>
          <table:table-cell table:formula="of:=[.F21]&lt;=[.$D$2]" office:value-type="boolean" office:boolean-value="true" calcext:value-type="boolean">
            <text:p>TRUE</text:p>
          </table:table-cell>
          <table:table-cell table:formula="of:=-1/5*(2*[.B21]-[.E21]-3*[.K20]+[.$P$4])" office:value-type="float" office:value="0.285067872310943" calcext:value-type="float">
            <text:p>0.285067872310943</text:p>
          </table:table-cell>
          <table:table-cell table:formula="of:=ABS([.H21]-[.H20])" office:value-type="float" office:value="0.00000000162939234327" calcext:value-type="float">
            <text:p>1.62939234327197E-09</text:p>
          </table:table-cell>
          <table:table-cell table:formula="of:=[.I21]&lt;=[.$D$2]" office:value-type="boolean" office:boolean-value="true" calcext:value-type="boolean">
            <text:p>TRUE</text:p>
          </table:table-cell>
          <table:table-cell table:formula="of:=1/8*(4*[.B21]+[.E21]-3*[.H21]+[.$Q$4])" office:value-type="float" office:value="-0.203619910205675" calcext:value-type="float">
            <text:p>-0.203619910205675</text:p>
          </table:table-cell>
          <table:table-cell table:formula="of:=ABS([.K21]-[.K20])" office:value-type="float" office:value="0.0000000035615556615" calcext:value-type="float">
            <text:p>3.56155566150207E-09</text:p>
          </table:table-cell>
          <table:table-cell table:formula="of:=[.L21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1/4*([.E21]+2*[.H21]-[.K21]+[.$N$4])" office:value-type="float" office:value="0.365007541209756" calcext:value-type="float">
            <text:p>0.365007541209756</text:p>
          </table:table-cell>
          <table:table-cell table:formula="of:=ABS([.B22]-[.B21])" office:value-type="float" office:value="0.00000000247125120367" calcext:value-type="float">
            <text:p>2.47125120367286E-09</text:p>
          </table:table-cell>
          <table:table-cell table:formula="of:=[.C22]&lt;=[.$D$2]" office:value-type="boolean" office:boolean-value="true" calcext:value-type="boolean">
            <text:p>TRUE</text:p>
          </table:table-cell>
          <table:table-cell table:formula="of:=-1/6*(3*[.B22]-[.H21]+2*[.K21]+[.$O$4])" office:value-type="float" office:value="-0.233785821817829" calcext:value-type="float">
            <text:p>-0.233785821817829</text:p>
          </table:table-cell>
          <table:table-cell table:formula="of:=ABS([.E22]-[.E21])" office:value-type="float" office:value="0.00000000215124545955" calcext:value-type="float">
            <text:p>2.15124545954737E-09</text:p>
          </table:table-cell>
          <table:table-cell table:formula="of:=[.F22]&lt;=[.$D$2]" office:value-type="boolean" office:boolean-value="true" calcext:value-type="boolean">
            <text:p>TRUE</text:p>
          </table:table-cell>
          <table:table-cell table:formula="of:=-1/5*(2*[.B22]-[.E22]-3*[.K21]+[.$P$4])" office:value-type="float" office:value="0.285067873029127" calcext:value-type="float">
            <text:p>0.285067873029127</text:p>
          </table:table-cell>
          <table:table-cell table:formula="of:=ABS([.H22]-[.H21])" office:value-type="float" office:value="0.00000000071818390124" calcext:value-type="float">
            <text:p>7.18183901238234E-10</text:p>
          </table:table-cell>
          <table:table-cell table:formula="of:=[.I22]&lt;=[.$D$2]" office:value-type="boolean" office:boolean-value="true" calcext:value-type="boolean">
            <text:p>TRUE</text:p>
          </table:table-cell>
          <table:table-cell table:formula="of:=1/8*(4*[.B22]+[.E22]-3*[.H22]+[.$Q$4])" office:value-type="float" office:value="-0.203619909508274" calcext:value-type="float">
            <text:p>-0.203619909508274</text:p>
          </table:table-cell>
          <table:table-cell table:formula="of:=ABS([.K22]-[.K21])" office:value-type="float" office:value="0.00000000069740097031" calcext:value-type="float">
            <text:p>6.97400970306461E-10</text:p>
          </table:table-cell>
          <table:table-cell table:formula="of:=[.L22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1/4*([.E22]+2*[.H22]-[.K22]+[.$N$4])" office:value-type="float" office:value="0.365007541562825" calcext:value-type="float">
            <text:p>0.365007541562825</text:p>
          </table:table-cell>
          <table:table-cell table:formula="of:=ABS([.B23]-[.B22])" office:value-type="float" office:value="0.0000000003530696846" calcext:value-type="float">
            <text:p>3.53069684599916E-10</text:p>
          </table:table-cell>
          <table:table-cell table:formula="of:=[.C23]&lt;=[.$D$2]" office:value-type="boolean" office:boolean-value="true" calcext:value-type="boolean">
            <text:p>TRUE</text:p>
          </table:table-cell>
          <table:table-cell table:formula="of:=-1/6*(3*[.B23]-[.H22]+2*[.K22]+[.$O$4])" office:value-type="float" office:value="-0.233785822107134" calcext:value-type="float">
            <text:p>-0.233785822107134</text:p>
          </table:table-cell>
          <table:table-cell table:formula="of:=ABS([.E23]-[.E22])" office:value-type="float" office:value="0.00000000028930449703" calcext:value-type="float">
            <text:p>2.89304497025356E-10</text:p>
          </table:table-cell>
          <table:table-cell table:formula="of:=[.F23]&lt;=[.$D$2]" office:value-type="boolean" office:boolean-value="true" calcext:value-type="boolean">
            <text:p>TRUE</text:p>
          </table:table-cell>
          <table:table-cell table:formula="of:=-1/5*(2*[.B23]-[.E23]-3*[.K22]+[.$P$4])" office:value-type="float" office:value="0.285067873248479" calcext:value-type="float">
            <text:p>0.285067873248479</text:p>
          </table:table-cell>
          <table:table-cell table:formula="of:=ABS([.H23]-[.H22])" office:value-type="float" office:value="0.00000000021935175898" calcext:value-type="float">
            <text:p>2.19351758978803E-10</text:p>
          </table:table-cell>
          <table:table-cell table:formula="of:=[.I23]&lt;=[.$D$2]" office:value-type="boolean" office:boolean-value="true" calcext:value-type="boolean">
            <text:p>TRUE</text:p>
          </table:table-cell>
          <table:table-cell table:formula="of:=1/8*(4*[.B23]+[.E23]-3*[.H23]+[.$Q$4])" office:value-type="float" office:value="-0.203619909450159" calcext:value-type="float">
            <text:p>-0.203619909450159</text:p>
          </table:table-cell>
          <table:table-cell table:formula="of:=ABS([.K23]-[.K22])" office:value-type="float" office:value="0.00000000005811484627" calcext:value-type="float">
            <text:p>5.81148462686087E-11</text:p>
          </table:table-cell>
          <table:table-cell table:formula="of:=[.L23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1/4*([.E23]+2*[.H23]-[.K23]+[.$N$4])" office:value-type="float" office:value="0.365007541540004" calcext:value-type="float">
            <text:p>0.365007541540004</text:p>
          </table:table-cell>
          <table:table-cell table:formula="of:=ABS([.B24]-[.B23])" office:value-type="float" office:value="0.00000000002282107836" calcext:value-type="float">
            <text:p>2.28210783603799E-11</text:p>
          </table:table-cell>
          <table:table-cell table:formula="of:=[.C24]&lt;=[.$D$2]" office:value-type="boolean" office:boolean-value="true" calcext:value-type="boolean">
            <text:p>TRUE</text:p>
          </table:table-cell>
          <table:table-cell table:formula="of:=-1/6*(3*[.B24]-[.H23]+2*[.K23]+[.$O$4])" office:value-type="float" office:value="-0.233785822078536" calcext:value-type="float">
            <text:p>-0.233785822078536</text:p>
          </table:table-cell>
          <table:table-cell table:formula="of:=ABS([.E24]-[.E23])" office:value-type="float" office:value="0.00000000002859756876" calcext:value-type="float">
            <text:p>2.85975687575046E-11</text:p>
          </table:table-cell>
          <table:table-cell table:formula="of:=[.F24]&lt;=[.$D$2]" office:value-type="boolean" office:boolean-value="true" calcext:value-type="boolean">
            <text:p>TRUE</text:p>
          </table:table-cell>
          <table:table-cell table:formula="of:=-1/5*(2*[.B24]-[.E24]-3*[.K23]+[.$P$4])" office:value-type="float" office:value="0.285067873298196" calcext:value-type="float">
            <text:p>0.285067873298196</text:p>
          </table:table-cell>
          <table:table-cell table:formula="of:=ABS([.H24]-[.H23])" office:value-type="float" office:value="0.00000000004971684175" calcext:value-type="float">
            <text:p>4.97168417545879E-11</text:p>
          </table:table-cell>
          <table:table-cell table:formula="of:=[.I24]&lt;=[.$D$2]" office:value-type="boolean" office:boolean-value="true" calcext:value-type="boolean">
            <text:p>TRUE</text:p>
          </table:table-cell>
          <table:table-cell table:formula="of:=1/8*(4*[.B24]+[.E24]-3*[.H24]+[.$Q$4])" office:value-type="float" office:value="-0.203619909476638" calcext:value-type="float">
            <text:p>-0.203619909476638</text:p>
          </table:table-cell>
          <table:table-cell table:formula="of:=ABS([.K24]-[.K23])" office:value-type="float" office:value="0.0000000000264796518" calcext:value-type="float">
            <text:p>2.64796518045785E-11</text:p>
          </table:table-cell>
          <table:table-cell table:formula="of:=[.L24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1/4*([.E24]+2*[.H24]-[.K24]+[.$N$4])" office:value-type="float" office:value="0.365007541501376" calcext:value-type="float">
            <text:p>0.365007541501376</text:p>
          </table:table-cell>
          <table:table-cell table:formula="of:=ABS([.B25]-[.B24])" office:value-type="float" office:value="0.00000000003862771214" calcext:value-type="float">
            <text:p>3.86277121400269E-11</text:p>
          </table:table-cell>
          <table:table-cell table:formula="of:=[.C25]&lt;=[.$D$2]" office:value-type="boolean" office:boolean-value="true" calcext:value-type="boolean">
            <text:p>TRUE</text:p>
          </table:table-cell>
          <table:table-cell table:formula="of:=-1/6*(3*[.B25]-[.H24]+2*[.K24]+[.$O$4])" office:value-type="float" office:value="-0.233785822042109" calcext:value-type="float">
            <text:p>-0.233785822042109</text:p>
          </table:table-cell>
          <table:table-cell table:formula="of:=ABS([.E25]-[.E24])" office:value-type="float" office:value="0.00000000003642655622" calcext:value-type="float">
            <text:p>3.64265562158295E-11</text:p>
          </table:table-cell>
          <table:table-cell table:formula="of:=[.F25]&lt;=[.$D$2]" office:value-type="boolean" office:boolean-value="true" calcext:value-type="boolean">
            <text:p>TRUE</text:p>
          </table:table-cell>
          <table:table-cell table:formula="of:=-1/5*(2*[.B25]-[.E25]-3*[.K24]+[.$P$4])" office:value-type="float" office:value="0.285067873305045" calcext:value-type="float">
            <text:p>0.285067873305045</text:p>
          </table:table-cell>
          <table:table-cell table:formula="of:=ABS([.H25]-[.H24])" office:value-type="float" office:value="0.00000000000684868828" calcext:value-type="float">
            <text:p>6.84868828315643E-12</text:p>
          </table:table-cell>
          <table:table-cell table:formula="of:=[.I25]&lt;=[.$D$2]" office:value-type="boolean" office:boolean-value="true" calcext:value-type="boolean">
            <text:p>TRUE</text:p>
          </table:table-cell>
          <table:table-cell table:formula="of:=1/8*(4*[.B25]+[.E25]-3*[.H25]+[.$Q$4])" office:value-type="float" office:value="-0.203619909493967" calcext:value-type="float">
            <text:p>-0.203619909493967</text:p>
          </table:table-cell>
          <table:table-cell table:formula="of:=ABS([.K25]-[.K24])" office:value-type="float" office:value="0.00000000001732880506" calcext:value-type="float">
            <text:p>1.73288050575593E-11</text:p>
          </table:table-cell>
          <table:table-cell table:formula="of:=[.L25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-1/4*([.E25]+2*[.H25]-[.K25]+[.$N$4])" office:value-type="float" office:value="0.365007541484513" calcext:value-type="float">
            <text:p>0.365007541484513</text:p>
          </table:table-cell>
          <table:table-cell table:formula="of:=ABS([.B26]-[.B25])" office:value-type="float" office:value="0.00000000001686317752" calcext:value-type="float">
            <text:p>1.68631775210315E-11</text:p>
          </table:table-cell>
          <table:table-cell table:formula="of:=[.C26]&lt;=[.$D$2]" office:value-type="boolean" office:boolean-value="true" calcext:value-type="boolean">
            <text:p>TRUE</text:p>
          </table:table-cell>
          <table:table-cell table:formula="of:=-1/6*(3*[.B26]-[.H25]+2*[.K25]+[.$O$4])" office:value-type="float" office:value="-0.23378582202676" calcext:value-type="float">
            <text:p>-0.23378582202676</text:p>
          </table:table-cell>
          <table:table-cell table:formula="of:=ABS([.E26]-[.E25])" office:value-type="float" office:value="0.0000000000153492774" calcext:value-type="float">
            <text:p>1.53492774046526E-11</text:p>
          </table:table-cell>
          <table:table-cell table:formula="of:=[.F26]&lt;=[.$D$2]" office:value-type="boolean" office:boolean-value="true" calcext:value-type="boolean">
            <text:p>TRUE</text:p>
          </table:table-cell>
          <table:table-cell table:formula="of:=-1/5*(2*[.B26]-[.E26]-3*[.K25]+[.$P$4])" office:value-type="float" office:value="0.285067873304462" calcext:value-type="float">
            <text:p>0.285067873304462</text:p>
          </table:table-cell>
          <table:table-cell table:formula="of:=ABS([.H26]-[.H25])" office:value-type="float" office:value="0.00000000000058220095" calcext:value-type="float">
            <text:p>5.82200954113432E-13</text:p>
          </table:table-cell>
          <table:table-cell table:formula="of:=[.I26]&lt;=[.$D$2]" office:value-type="boolean" office:boolean-value="true" calcext:value-type="boolean">
            <text:p>TRUE</text:p>
          </table:table-cell>
          <table:table-cell table:formula="of:=1/8*(4*[.B26]+[.E26]-3*[.H26]+[.$Q$4])" office:value-type="float" office:value="-0.203619909500262" calcext:value-type="float">
            <text:p>-0.203619909500262</text:p>
          </table:table-cell>
          <table:table-cell table:formula="of:=ABS([.K26]-[.K25])" office:value-type="float" office:value="0.00000000000629457597" calcext:value-type="float">
            <text:p>6.29457597156602E-12</text:p>
          </table:table-cell>
          <table:table-cell table:formula="of:=[.L26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-1/4*([.E26]+2*[.H26]-[.K26]+[.$N$4])" office:value-type="float" office:value="0.365007541479393" calcext:value-type="float">
            <text:p>0.365007541479393</text:p>
          </table:table-cell>
          <table:table-cell table:formula="of:=ABS([.B27]-[.B26])" office:value-type="float" office:value="0.00000000000511984899" calcext:value-type="float">
            <text:p>5.11984898921014E-12</text:p>
          </table:table-cell>
          <table:table-cell table:formula="of:=[.C27]&lt;=[.$D$2]" office:value-type="boolean" office:boolean-value="true" calcext:value-type="boolean">
            <text:p>TRUE</text:p>
          </table:table-cell>
          <table:table-cell table:formula="of:=-1/6*(3*[.B27]-[.H26]+2*[.K26]+[.$O$4])" office:value-type="float" office:value="-0.233785822022199" calcext:value-type="float">
            <text:p>-0.233785822022199</text:p>
          </table:table-cell>
          <table:table-cell table:formula="of:=ABS([.E27]-[.E26])" office:value-type="float" office:value="0.0000000000045611015" calcext:value-type="float">
            <text:p>4.56110149649192E-12</text:p>
          </table:table-cell>
          <table:table-cell table:formula="of:=[.F27]&lt;=[.$D$2]" office:value-type="boolean" office:boolean-value="true" calcext:value-type="boolean">
            <text:p>TRUE</text:p>
          </table:table-cell>
          <table:table-cell table:formula="of:=-1/5*(2*[.B27]-[.E27]-3*[.K26]+[.$P$4])" office:value-type="float" office:value="0.285067873303646" calcext:value-type="float">
            <text:p>0.285067873303646</text:p>
          </table:table-cell>
          <table:table-cell table:formula="of:=ABS([.H27]-[.H26])" office:value-type="float" office:value="0.00000000000081662455" calcext:value-type="float">
            <text:p>8.16624545763034E-13</text:p>
          </table:table-cell>
          <table:table-cell table:formula="of:=[.I27]&lt;=[.$D$2]" office:value-type="boolean" office:boolean-value="true" calcext:value-type="boolean">
            <text:p>TRUE</text:p>
          </table:table-cell>
          <table:table-cell table:formula="of:=1/8*(4*[.B27]+[.E27]-3*[.H27]+[.$Q$4])" office:value-type="float" office:value="-0.203619909501945" calcext:value-type="float">
            <text:p>-0.203619909501945</text:p>
          </table:table-cell>
          <table:table-cell table:formula="of:=ABS([.K27]-[.K26])" office:value-type="float" office:value="0.00000000000168356995" calcext:value-type="float">
            <text:p>1.6835699501172E-12</text:p>
          </table:table-cell>
          <table:table-cell table:formula="of:=[.L27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1/4*([.E27]+2*[.H27]-[.K27]+[.$N$4])" office:value-type="float" office:value="0.365007541478241" calcext:value-type="float">
            <text:p>0.365007541478241</text:p>
          </table:table-cell>
          <table:table-cell table:formula="of:=ABS([.B28]-[.B27])" office:value-type="float" office:value="0.00000000000115285559" calcext:value-type="float">
            <text:p>1.15285558877076E-12</text:p>
          </table:table-cell>
          <table:table-cell table:formula="of:=[.C28]&lt;=[.$D$2]" office:value-type="boolean" office:boolean-value="true" calcext:value-type="boolean">
            <text:p>TRUE</text:p>
          </table:table-cell>
          <table:table-cell table:formula="of:=-1/6*(3*[.B28]-[.H27]+2*[.K27]+[.$O$4])" office:value-type="float" office:value="-0.233785822021197" calcext:value-type="float">
            <text:p>-0.233785822021197</text:p>
          </table:table-cell>
          <table:table-cell table:formula="of:=ABS([.E28]-[.E27])" office:value-type="float" office:value="0.00000000000100150443" calcext:value-type="float">
            <text:p>1.00150443493874E-12</text:p>
          </table:table-cell>
          <table:table-cell table:formula="of:=[.F28]&lt;=[.$D$2]" office:value-type="boolean" office:boolean-value="true" calcext:value-type="boolean">
            <text:p>TRUE</text:p>
          </table:table-cell>
          <table:table-cell table:formula="of:=-1/5*(2*[.B28]-[.E28]-3*[.K27]+[.$P$4])" office:value-type="float" office:value="0.285067873303297" calcext:value-type="float">
            <text:p>0.285067873303297</text:p>
          </table:table-cell>
          <table:table-cell table:formula="of:=ABS([.H28]-[.H27])" office:value-type="float" office:value="0.00000000000034866554" calcext:value-type="float">
            <text:p>3.4866554088353E-13</text:p>
          </table:table-cell>
          <table:table-cell table:formula="of:=[.I28]&lt;=[.$D$2]" office:value-type="boolean" office:boolean-value="true" calcext:value-type="boolean">
            <text:p>TRUE</text:p>
          </table:table-cell>
          <table:table-cell table:formula="of:=1/8*(4*[.B28]+[.E28]-3*[.H28]+[.$Q$4])" office:value-type="float" office:value="-0.203619909502266" calcext:value-type="float">
            <text:p>-0.203619909502266</text:p>
          </table:table-cell>
          <table:table-cell table:formula="of:=ABS([.K28]-[.K27])" office:value-type="float" office:value="0.00000000000032049363" calcext:value-type="float">
            <text:p>3.20493631633667E-13</text:p>
          </table:table-cell>
          <table:table-cell table:formula="of:=[.L28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-1/4*([.E28]+2*[.H28]-[.K28]+[.$N$4])" office:value-type="float" office:value="0.365007541478084" calcext:value-type="float">
            <text:p>0.365007541478084</text:p>
          </table:table-cell>
          <table:table-cell table:formula="of:=ABS([.B29]-[.B28])" office:value-type="float" office:value="0.00000000000015615287" calcext:value-type="float">
            <text:p>1.56152868413528E-13</text:p>
          </table:table-cell>
          <table:table-cell table:formula="of:=[.C29]&lt;=[.$D$2]" office:value-type="boolean" office:boolean-value="true" calcext:value-type="boolean">
            <text:p>TRUE</text:p>
          </table:table-cell>
          <table:table-cell table:formula="of:=-1/6*(3*[.B29]-[.H28]+2*[.K28]+[.$O$4])" office:value-type="float" office:value="-0.233785822021071" calcext:value-type="float">
            <text:p>-0.233785822021071</text:p>
          </table:table-cell>
          <table:table-cell table:formula="of:=ABS([.E29]-[.E28])" office:value-type="float" office:value="0.00000000000012678747" calcext:value-type="float">
            <text:p>1.26787469412193E-13</text:p>
          </table:table-cell>
          <table:table-cell table:formula="of:=[.F29]&lt;=[.$D$2]" office:value-type="boolean" office:boolean-value="true" calcext:value-type="boolean">
            <text:p>TRUE</text:p>
          </table:table-cell>
          <table:table-cell table:formula="of:=-1/5*(2*[.B29]-[.E29]-3*[.K28]+[.$P$4])" office:value-type="float" office:value="0.285067873303193" calcext:value-type="float">
            <text:p>0.285067873303193</text:p>
          </table:table-cell>
          <table:table-cell table:formula="of:=ABS([.H29]-[.H28])" office:value-type="float" office:value="0.00000000000010447199" calcext:value-type="float">
            <text:p>1.04471986617227E-13</text:p>
          </table:table-cell>
          <table:table-cell table:formula="of:=[.I29]&lt;=[.$D$2]" office:value-type="boolean" office:boolean-value="true" calcext:value-type="boolean">
            <text:p>TRUE</text:p>
          </table:table-cell>
          <table:table-cell table:formula="of:=1/8*(4*[.B29]+[.E29]-3*[.H29]+[.$Q$4])" office:value-type="float" office:value="-0.203619909502289" calcext:value-type="float">
            <text:p>-0.203619909502289</text:p>
          </table:table-cell>
          <table:table-cell table:formula="of:=ABS([.K29]-[.K28])" office:value-type="float" office:value="0.00000000000002303713" calcext:value-type="float">
            <text:p>2.3037127760972E-14</text:p>
          </table:table-cell>
          <table:table-cell table:formula="of:=[.L29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-1/4*([.E29]+2*[.H29]-[.K29]+[.$N$4])" office:value-type="float" office:value="0.365007541478099" calcext:value-type="float">
            <text:p>0.365007541478099</text:p>
          </table:table-cell>
          <table:table-cell table:formula="of:=ABS([.B30]-[.B29])" office:value-type="float" office:value="0.00000000000001476597" calcext:value-type="float">
            <text:p>1.47659662275146E-14</text:p>
          </table:table-cell>
          <table:table-cell table:formula="of:=[.C30]&lt;=[.$D$2]" office:value-type="boolean" office:boolean-value="true" calcext:value-type="boolean">
            <text:p>TRUE</text:p>
          </table:table-cell>
          <table:table-cell table:formula="of:=-1/6*(3*[.B30]-[.H29]+2*[.K29]+[.$O$4])" office:value-type="float" office:value="-0.233785822021088" calcext:value-type="float">
            <text:p>-0.233785822021088</text:p>
          </table:table-cell>
          <table:table-cell table:formula="of:=ABS([.E30]-[.E29])" office:value-type="float" office:value="0.00000000000001709743" calcext:value-type="float">
            <text:p>1.70974345792274E-14</text:p>
          </table:table-cell>
          <table:table-cell table:formula="of:=[.F30]&lt;=[.$D$2]" office:value-type="boolean" office:boolean-value="true" calcext:value-type="boolean">
            <text:p>TRUE</text:p>
          </table:table-cell>
          <table:table-cell table:formula="of:=-1/5*(2*[.B30]-[.E30]-3*[.K29]+[.$P$4])" office:value-type="float" office:value="0.285067873303169" calcext:value-type="float">
            <text:p>0.285067873303169</text:p>
          </table:table-cell>
          <table:table-cell table:formula="of:=ABS([.H30]-[.H29])" office:value-type="float" office:value="0.00000000000002314815" calcext:value-type="float">
            <text:p>2.31481500634345E-14</text:p>
          </table:table-cell>
          <table:table-cell table:formula="of:=[.I30]&lt;=[.$D$2]" office:value-type="boolean" office:boolean-value="true" calcext:value-type="boolean">
            <text:p>TRUE</text:p>
          </table:table-cell>
          <table:table-cell table:formula="of:=1/8*(4*[.B30]+[.E30]-3*[.H30]+[.$Q$4])" office:value-type="float" office:value="-0.203619909502275" calcext:value-type="float">
            <text:p>-0.203619909502275</text:p>
          </table:table-cell>
          <table:table-cell table:formula="of:=ABS([.K30]-[.K29])" office:value-type="float" office:value="0.0000000000000139333" calcext:value-type="float">
            <text:p>1.39332989590457E-14</text:p>
          </table:table-cell>
          <table:table-cell table:formula="of:=[.L30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1/4*([.E30]+2*[.H30]-[.K30]+[.$N$4])" office:value-type="float" office:value="0.365007541478118" calcext:value-type="float">
            <text:p>0.365007541478118</text:p>
          </table:table-cell>
          <table:table-cell table:formula="of:=ABS([.B31]-[.B30])" office:value-type="float" office:value="0.00000000000001931788" calcext:value-type="float">
            <text:p>1.93178806284777E-14</text:p>
          </table:table-cell>
          <table:table-cell table:formula="of:=[.C31]&lt;=[.$D$2]" office:value-type="boolean" office:boolean-value="true" calcext:value-type="boolean">
            <text:p>TRUE</text:p>
          </table:table-cell>
          <table:table-cell table:formula="of:=-1/6*(3*[.B31]-[.H30]+2*[.K30]+[.$O$4])" office:value-type="float" office:value="-0.233785822021106" calcext:value-type="float">
            <text:p>-0.233785822021106</text:p>
          </table:table-cell>
          <table:table-cell table:formula="of:=ABS([.E31]-[.E30])" office:value-type="float" office:value="0.0000000000000181799" calcext:value-type="float">
            <text:p>1.81799020282369E-14</text:p>
          </table:table-cell>
          <table:table-cell table:formula="of:=[.F31]&lt;=[.$D$2]" office:value-type="boolean" office:boolean-value="true" calcext:value-type="boolean">
            <text:p>TRUE</text:p>
          </table:table-cell>
          <table:table-cell table:formula="of:=-1/5*(2*[.B31]-[.E31]-3*[.K30]+[.$P$4])" office:value-type="float" office:value="0.285067873303166" calcext:value-type="float">
            <text:p>0.285067873303166</text:p>
          </table:table-cell>
          <table:table-cell table:formula="of:=ABS([.H31]-[.H30])" office:value-type="float" office:value="2.99760216648792E-015" calcext:value-type="float">
            <text:p>2.99760216648792E-15</text:p>
          </table:table-cell>
          <table:table-cell table:formula="of:=[.I31]&lt;=[.$D$2]" office:value-type="boolean" office:boolean-value="true" calcext:value-type="boolean">
            <text:p>TRUE</text:p>
          </table:table-cell>
          <table:table-cell table:formula="of:=1/8*(4*[.B31]+[.E31]-3*[.H31]+[.$Q$4])" office:value-type="float" office:value="-0.203619909502266" calcext:value-type="float">
            <text:p>-0.203619909502266</text:p>
          </table:table-cell>
          <table:table-cell table:formula="of:=ABS([.K31]-[.K30])" office:value-type="float" office:value="8.49320613838245E-015" calcext:value-type="float">
            <text:p>8.49320613838245E-15</text:p>
          </table:table-cell>
          <table:table-cell table:formula="of:=[.L31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-1/4*([.E31]+2*[.H31]-[.K31]+[.$N$4])" office:value-type="float" office:value="0.365007541478127" calcext:value-type="float">
            <text:p>0.365007541478127</text:p>
          </table:table-cell>
          <table:table-cell table:formula="of:=ABS([.B32]-[.B31])" office:value-type="float" office:value="8.1601392309949E-015" calcext:value-type="float">
            <text:p>8.1601392309949E-15</text:p>
          </table:table-cell>
          <table:table-cell table:formula="of:=[.C32]&lt;=[.$D$2]" office:value-type="boolean" office:boolean-value="true" calcext:value-type="boolean">
            <text:p>TRUE</text:p>
          </table:table-cell>
          <table:table-cell table:formula="of:=-1/6*(3*[.B32]-[.H31]+2*[.K31]+[.$O$4])" office:value-type="float" office:value="-0.233785822021113" calcext:value-type="float">
            <text:p>-0.233785822021113</text:p>
          </table:table-cell>
          <table:table-cell table:formula="of:=ABS([.E32]-[.E31])" office:value-type="float" office:value="7.43849426498855E-015" calcext:value-type="float">
            <text:p>7.43849426498855E-15</text:p>
          </table:table-cell>
          <table:table-cell table:formula="of:=[.F32]&lt;=[.$D$2]" office:value-type="boolean" office:boolean-value="true" calcext:value-type="boolean">
            <text:p>TRUE</text:p>
          </table:table-cell>
          <table:table-cell table:formula="of:=-1/5*(2*[.B32]-[.E32]-3*[.K31]+[.$P$4])" office:value-type="float" office:value="0.285067873303167" calcext:value-type="float">
            <text:p>0.285067873303167</text:p>
          </table:table-cell>
          <table:table-cell table:formula="of:=ABS([.H32]-[.H31])" office:value-type="float" office:value="0" calcext:value-type="float">
            <text:p>0</text:p>
          </table:table-cell>
          <table:table-cell table:formula="of:=[.I32]&lt;=[.$D$2]" office:value-type="boolean" office:boolean-value="true" calcext:value-type="boolean">
            <text:p>TRUE</text:p>
          </table:table-cell>
          <table:table-cell table:formula="of:=1/8*(4*[.B32]+[.E32]-3*[.H32]+[.$Q$4])" office:value-type="float" office:value="-0.203619909502263" calcext:value-type="float">
            <text:p>-0.203619909502263</text:p>
          </table:table-cell>
          <table:table-cell table:formula="of:=ABS([.K32]-[.K31])" office:value-type="float" office:value="3.02535774210355E-015" calcext:value-type="float">
            <text:p>3.02535774210355E-15</text:p>
          </table:table-cell>
          <table:table-cell table:formula="of:=[.L32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-1/4*([.E32]+2*[.H32]-[.K32]+[.$N$4])" office:value-type="float" office:value="0.365007541478129" calcext:value-type="float">
            <text:p>0.365007541478129</text:p>
          </table:table-cell>
          <table:table-cell table:formula="of:=ABS([.B33]-[.B32])" office:value-type="float" office:value="2.44249065417534E-015" calcext:value-type="float">
            <text:p>2.44249065417534E-15</text:p>
          </table:table-cell>
          <table:table-cell table:formula="of:=[.C33]&lt;=[.$D$2]" office:value-type="boolean" office:boolean-value="true" calcext:value-type="boolean">
            <text:p>TRUE</text:p>
          </table:table-cell>
          <table:table-cell table:formula="of:=-1/6*(3*[.B33]-[.H32]+2*[.K32]+[.$O$4])" office:value-type="float" office:value="-0.233785822021116" calcext:value-type="float">
            <text:p>-0.233785822021116</text:p>
          </table:table-cell>
          <table:table-cell table:formula="of:=ABS([.E33]-[.E32])" office:value-type="float" office:value="2.13717932240343E-015" calcext:value-type="float">
            <text:p>2.13717932240343E-15</text:p>
          </table:table-cell>
          <table:table-cell table:formula="of:=[.F33]&lt;=[.$D$2]" office:value-type="boolean" office:boolean-value="true" calcext:value-type="boolean">
            <text:p>TRUE</text:p>
          </table:table-cell>
          <table:table-cell table:formula="of:=-1/5*(2*[.B33]-[.E33]-3*[.K32]+[.$P$4])" office:value-type="float" office:value="0.285067873303167" calcext:value-type="float">
            <text:p>0.285067873303167</text:p>
          </table:table-cell>
          <table:table-cell table:formula="of:=ABS([.H33]-[.H32])" office:value-type="float" office:value="0" calcext:value-type="float">
            <text:p>0</text:p>
          </table:table-cell>
          <table:table-cell table:style-name="ce4" table:formula="of:=[.I33]&lt;=[.$D$2]" office:value-type="boolean" office:boolean-value="true" calcext:value-type="boolean">
            <text:p>TRUE</text:p>
          </table:table-cell>
          <table:table-cell table:formula="of:=1/8*(4*[.B33]+[.E33]-3*[.H33]+[.$Q$4])" office:value-type="float" office:value="-0.203619909502263" calcext:value-type="float">
            <text:p>-0.203619909502263</text:p>
          </table:table-cell>
          <table:table-cell table:formula="of:=ABS([.K33]-[.K32])" office:value-type="float" office:value="8.04911692853239E-016" calcext:value-type="float">
            <text:p>8.04911692853239E-16</text:p>
          </table:table-cell>
          <table:table-cell table:style-name="ce4" table:formula="of:=[.L33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1/4*([.E33]+2*[.H33]-[.K33]+[.$N$4])" office:value-type="float" office:value="0.36500754147813" calcext:value-type="float">
            <text:p>0.36500754147813</text:p>
          </table:table-cell>
          <table:table-cell table:formula="of:=ABS([.B34]-[.B33])" office:value-type="float" office:value="0" calcext:value-type="float">
            <text:p>0</text:p>
          </table:table-cell>
          <table:table-cell table:formula="of:=[.C34]&lt;=[.$D$2]" office:value-type="boolean" office:boolean-value="true" calcext:value-type="boolean">
            <text:p>TRUE</text:p>
          </table:table-cell>
          <table:table-cell table:formula="of:=-1/6*(3*[.B34]-[.H33]+2*[.K33]+[.$O$4])" office:value-type="float" office:value="-0.233785822021116" calcext:value-type="float">
            <text:p>-0.233785822021116</text:p>
          </table:table-cell>
          <table:table-cell table:formula="of:=ABS([.E34]-[.E33])" office:value-type="float" office:value="0" calcext:value-type="float">
            <text:p>0</text:p>
          </table:table-cell>
          <table:table-cell table:formula="of:=[.F34]&lt;=[.$D$2]" office:value-type="boolean" office:boolean-value="true" calcext:value-type="boolean">
            <text:p>TRUE</text:p>
          </table:table-cell>
          <table:table-cell table:formula="of:=-1/5*(2*[.B34]-[.E34]-3*[.K33]+[.$P$4])" office:value-type="float" office:value="0.285067873303167" calcext:value-type="float">
            <text:p>0.285067873303167</text:p>
          </table:table-cell>
          <table:table-cell table:formula="of:=ABS([.H34]-[.H33])" office:value-type="float" office:value="0" calcext:value-type="float">
            <text:p>0</text:p>
          </table:table-cell>
          <table:table-cell table:formula="of:=[.I34]&lt;=[.$D$2]" office:value-type="boolean" office:boolean-value="true" calcext:value-type="boolean">
            <text:p>TRUE</text:p>
          </table:table-cell>
          <table:table-cell table:formula="of:=1/8*(4*[.B34]+[.E34]-3*[.H34]+[.$Q$4])" office:value-type="float" office:value="-0.203619909502262" calcext:value-type="float">
            <text:p>-0.203619909502262</text:p>
          </table:table-cell>
          <table:table-cell table:formula="of:=ABS([.K34]-[.K33])" office:value-type="float" office:value="0" calcext:value-type="float">
            <text:p>0</text:p>
          </table:table-cell>
          <table:table-cell table:formula="of:=[.L34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formula="of:=-1/4*([.E34]+2*[.H34]-[.K34]+[.$N$4])" office:value-type="float" office:value="0.36500754147813" calcext:value-type="float">
            <text:p>0.36500754147813</text:p>
          </table:table-cell>
          <table:table-cell table:formula="of:=ABS([.B35]-[.B34])" office:value-type="float" office:value="0" calcext:value-type="float">
            <text:p>0</text:p>
          </table:table-cell>
          <table:table-cell table:style-name="ce4" table:formula="of:=[.C35]&lt;=[.$D$2]" office:value-type="boolean" office:boolean-value="true" calcext:value-type="boolean">
            <text:p>TRUE</text:p>
          </table:table-cell>
          <table:table-cell table:formula="of:=-1/6*(3*[.B35]-[.H34]+2*[.K34]+[.$O$4])" office:value-type="float" office:value="-0.233785822021116" calcext:value-type="float">
            <text:p>-0.233785822021116</text:p>
          </table:table-cell>
          <table:table-cell table:formula="of:=ABS([.E35]-[.E34])" office:value-type="float" office:value="0" calcext:value-type="float">
            <text:p>0</text:p>
          </table:table-cell>
          <table:table-cell table:style-name="ce4" table:formula="of:=[.F35]&lt;=[.$D$2]" office:value-type="boolean" office:boolean-value="true" calcext:value-type="boolean">
            <text:p>TRUE</text:p>
          </table:table-cell>
          <table:table-cell table:formula="of:=-1/5*(2*[.B35]-[.E35]-3*[.K34]+[.$P$4])" office:value-type="float" office:value="0.285067873303167" calcext:value-type="float">
            <text:p>0.285067873303167</text:p>
          </table:table-cell>
          <table:table-cell table:formula="of:=ABS([.H35]-[.H34])" office:value-type="float" office:value="0" calcext:value-type="float">
            <text:p>0</text:p>
          </table:table-cell>
          <table:table-cell table:style-name="ce4" table:formula="of:=[.I35]&lt;=[.$D$2]" office:value-type="boolean" office:boolean-value="true" calcext:value-type="boolean">
            <text:p>TRUE</text:p>
          </table:table-cell>
          <table:table-cell table:formula="of:=1/8*(4*[.B35]+[.E35]-3*[.H35]+[.$Q$4])" office:value-type="float" office:value="-0.203619909502262" calcext:value-type="float">
            <text:p>-0.203619909502262</text:p>
          </table:table-cell>
          <table:table-cell table:formula="of:=ABS([.K35]-[.K34])" office:value-type="float" office:value="0" calcext:value-type="float">
            <text:p>0</text:p>
          </table:table-cell>
          <table:table-cell table:style-name="ce4" table:formula="of:=[.L35]&lt;=[.$D$2]" office:value-type="boolean" office:boolean-value="true" calcext:value-type="boolean">
            <text:p>TRUE</text:p>
          </table:table-cell>
          <table:table-cell table:style-name="ce1"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-1/4*([.E35]+2*[.H35]-[.K35]+[.$N$4])" office:value-type="float" office:value="0.36500754147813" calcext:value-type="float">
            <text:p>0.36500754147813</text:p>
          </table:table-cell>
          <table:table-cell table:formula="of:=ABS([.B36]-[.B35])" office:value-type="float" office:value="0" calcext:value-type="float">
            <text:p>0</text:p>
          </table:table-cell>
          <table:table-cell table:formula="of:=[.C36]&lt;=[.$D$2]" office:value-type="boolean" office:boolean-value="true" calcext:value-type="boolean">
            <text:p>TRUE</text:p>
          </table:table-cell>
          <table:table-cell table:formula="of:=-1/6*(3*[.B36]-[.H35]+2*[.K35]+[.$O$4])" office:value-type="float" office:value="-0.233785822021116" calcext:value-type="float">
            <text:p>-0.233785822021116</text:p>
          </table:table-cell>
          <table:table-cell table:formula="of:=ABS([.E36]-[.E35])" office:value-type="float" office:value="0" calcext:value-type="float">
            <text:p>0</text:p>
          </table:table-cell>
          <table:table-cell table:formula="of:=[.F36]&lt;=[.$D$2]" office:value-type="boolean" office:boolean-value="true" calcext:value-type="boolean">
            <text:p>TRUE</text:p>
          </table:table-cell>
          <table:table-cell table:formula="of:=-1/5*(2*[.B36]-[.E36]-3*[.K35]+[.$P$4])" office:value-type="float" office:value="0.285067873303167" calcext:value-type="float">
            <text:p>0.285067873303167</text:p>
          </table:table-cell>
          <table:table-cell table:formula="of:=ABS([.H36]-[.H35])" office:value-type="float" office:value="0" calcext:value-type="float">
            <text:p>0</text:p>
          </table:table-cell>
          <table:table-cell table:formula="of:=[.I36]&lt;=[.$D$2]" office:value-type="boolean" office:boolean-value="true" calcext:value-type="boolean">
            <text:p>TRUE</text:p>
          </table:table-cell>
          <table:table-cell table:formula="of:=1/8*(4*[.B36]+[.E36]-3*[.H36]+[.$Q$4])" office:value-type="float" office:value="-0.203619909502262" calcext:value-type="float">
            <text:p>-0.203619909502262</text:p>
          </table:table-cell>
          <table:table-cell table:formula="of:=ABS([.K36]-[.K35])" office:value-type="float" office:value="0" calcext:value-type="float">
            <text:p>0</text:p>
          </table:table-cell>
          <table:table-cell table:formula="of:=[.L36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1/4*([.E36]+2*[.H36]-[.K36]+[.$N$4])" office:value-type="float" office:value="0.36500754147813" calcext:value-type="float">
            <text:p>0.36500754147813</text:p>
          </table:table-cell>
          <table:table-cell table:formula="of:=ABS([.B37]-[.B36])" office:value-type="float" office:value="0" calcext:value-type="float">
            <text:p>0</text:p>
          </table:table-cell>
          <table:table-cell table:formula="of:=[.C37]&lt;=[.$D$2]" office:value-type="boolean" office:boolean-value="true" calcext:value-type="boolean">
            <text:p>TRUE</text:p>
          </table:table-cell>
          <table:table-cell table:formula="of:=-1/6*(3*[.B37]-[.H36]+2*[.K36]+[.$O$4])" office:value-type="float" office:value="-0.233785822021116" calcext:value-type="float">
            <text:p>-0.233785822021116</text:p>
          </table:table-cell>
          <table:table-cell table:formula="of:=ABS([.E37]-[.E36])" office:value-type="float" office:value="0" calcext:value-type="float">
            <text:p>0</text:p>
          </table:table-cell>
          <table:table-cell table:formula="of:=[.F37]&lt;=[.$D$2]" office:value-type="boolean" office:boolean-value="true" calcext:value-type="boolean">
            <text:p>TRUE</text:p>
          </table:table-cell>
          <table:table-cell table:formula="of:=-1/5*(2*[.B37]-[.E37]-3*[.K36]+[.$P$4])" office:value-type="float" office:value="0.285067873303167" calcext:value-type="float">
            <text:p>0.285067873303167</text:p>
          </table:table-cell>
          <table:table-cell table:formula="of:=ABS([.H37]-[.H36])" office:value-type="float" office:value="0" calcext:value-type="float">
            <text:p>0</text:p>
          </table:table-cell>
          <table:table-cell table:formula="of:=[.I37]&lt;=[.$D$2]" office:value-type="boolean" office:boolean-value="true" calcext:value-type="boolean">
            <text:p>TRUE</text:p>
          </table:table-cell>
          <table:table-cell table:formula="of:=1/8*(4*[.B37]+[.E37]-3*[.H37]+[.$Q$4])" office:value-type="float" office:value="-0.203619909502262" calcext:value-type="float">
            <text:p>-0.203619909502262</text:p>
          </table:table-cell>
          <table:table-cell table:formula="of:=ABS([.K37]-[.K36])" office:value-type="float" office:value="0" calcext:value-type="float">
            <text:p>0</text:p>
          </table:table-cell>
          <table:table-cell table:formula="of:=[.L37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-1/4*([.E37]+2*[.H37]-[.K37]+[.$N$4])" office:value-type="float" office:value="0.36500754147813" calcext:value-type="float">
            <text:p>0.36500754147813</text:p>
          </table:table-cell>
          <table:table-cell table:formula="of:=ABS([.B38]-[.B37])" office:value-type="float" office:value="0" calcext:value-type="float">
            <text:p>0</text:p>
          </table:table-cell>
          <table:table-cell table:formula="of:=[.C38]&lt;=[.$D$2]" office:value-type="boolean" office:boolean-value="true" calcext:value-type="boolean">
            <text:p>TRUE</text:p>
          </table:table-cell>
          <table:table-cell table:formula="of:=-1/6*(3*[.B38]-[.H37]+2*[.K37]+[.$O$4])" office:value-type="float" office:value="-0.233785822021116" calcext:value-type="float">
            <text:p>-0.233785822021116</text:p>
          </table:table-cell>
          <table:table-cell table:formula="of:=ABS([.E38]-[.E37])" office:value-type="float" office:value="0" calcext:value-type="float">
            <text:p>0</text:p>
          </table:table-cell>
          <table:table-cell table:formula="of:=[.F38]&lt;=[.$D$2]" office:value-type="boolean" office:boolean-value="true" calcext:value-type="boolean">
            <text:p>TRUE</text:p>
          </table:table-cell>
          <table:table-cell table:formula="of:=-1/5*(2*[.B38]-[.E38]-3*[.K37]+[.$P$4])" office:value-type="float" office:value="0.285067873303167" calcext:value-type="float">
            <text:p>0.285067873303167</text:p>
          </table:table-cell>
          <table:table-cell table:formula="of:=ABS([.H38]-[.H37])" office:value-type="float" office:value="0" calcext:value-type="float">
            <text:p>0</text:p>
          </table:table-cell>
          <table:table-cell table:formula="of:=[.I38]&lt;=[.$D$2]" office:value-type="boolean" office:boolean-value="true" calcext:value-type="boolean">
            <text:p>TRUE</text:p>
          </table:table-cell>
          <table:table-cell table:formula="of:=1/8*(4*[.B38]+[.E38]-3*[.H38]+[.$Q$4])" office:value-type="float" office:value="-0.203619909502262" calcext:value-type="float">
            <text:p>-0.203619909502262</text:p>
          </table:table-cell>
          <table:table-cell table:formula="of:=ABS([.K38]-[.K37])" office:value-type="float" office:value="0" calcext:value-type="float">
            <text:p>0</text:p>
          </table:table-cell>
          <table:table-cell table:formula="of:=[.L38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-1/4*([.E38]+2*[.H38]-[.K38]+[.$N$4])" office:value-type="float" office:value="0.36500754147813" calcext:value-type="float">
            <text:p>0.36500754147813</text:p>
          </table:table-cell>
          <table:table-cell table:formula="of:=ABS([.B39]-[.B38])" office:value-type="float" office:value="0" calcext:value-type="float">
            <text:p>0</text:p>
          </table:table-cell>
          <table:table-cell table:formula="of:=[.C39]&lt;=[.$D$2]" office:value-type="boolean" office:boolean-value="true" calcext:value-type="boolean">
            <text:p>TRUE</text:p>
          </table:table-cell>
          <table:table-cell table:formula="of:=-1/6*(3*[.B39]-[.H38]+2*[.K38]+[.$O$4])" office:value-type="float" office:value="-0.233785822021116" calcext:value-type="float">
            <text:p>-0.233785822021116</text:p>
          </table:table-cell>
          <table:table-cell table:formula="of:=ABS([.E39]-[.E38])" office:value-type="float" office:value="0" calcext:value-type="float">
            <text:p>0</text:p>
          </table:table-cell>
          <table:table-cell table:formula="of:=[.F39]&lt;=[.$D$2]" office:value-type="boolean" office:boolean-value="true" calcext:value-type="boolean">
            <text:p>TRUE</text:p>
          </table:table-cell>
          <table:table-cell table:formula="of:=-1/5*(2*[.B39]-[.E39]-3*[.K38]+[.$P$4])" office:value-type="float" office:value="0.285067873303167" calcext:value-type="float">
            <text:p>0.285067873303167</text:p>
          </table:table-cell>
          <table:table-cell table:formula="of:=ABS([.H39]-[.H38])" office:value-type="float" office:value="0" calcext:value-type="float">
            <text:p>0</text:p>
          </table:table-cell>
          <table:table-cell table:formula="of:=[.I39]&lt;=[.$D$2]" office:value-type="boolean" office:boolean-value="true" calcext:value-type="boolean">
            <text:p>TRUE</text:p>
          </table:table-cell>
          <table:table-cell table:formula="of:=1/8*(4*[.B39]+[.E39]-3*[.H39]+[.$Q$4])" office:value-type="float" office:value="-0.203619909502262" calcext:value-type="float">
            <text:p>-0.203619909502262</text:p>
          </table:table-cell>
          <table:table-cell table:formula="of:=ABS([.K39]-[.K38])" office:value-type="float" office:value="0" calcext:value-type="float">
            <text:p>0</text:p>
          </table:table-cell>
          <table:table-cell table:formula="of:=[.L39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1/4*([.E39]+2*[.H39]-[.K39]+[.$N$4])" office:value-type="float" office:value="0.36500754147813" calcext:value-type="float">
            <text:p>0.36500754147813</text:p>
          </table:table-cell>
          <table:table-cell table:formula="of:=ABS([.B40]-[.B39])" office:value-type="float" office:value="0" calcext:value-type="float">
            <text:p>0</text:p>
          </table:table-cell>
          <table:table-cell table:formula="of:=[.C40]&lt;=[.$D$2]" office:value-type="boolean" office:boolean-value="true" calcext:value-type="boolean">
            <text:p>TRUE</text:p>
          </table:table-cell>
          <table:table-cell table:formula="of:=-1/6*(3*[.B40]-[.H39]+2*[.K39]+[.$O$4])" office:value-type="float" office:value="-0.233785822021116" calcext:value-type="float">
            <text:p>-0.233785822021116</text:p>
          </table:table-cell>
          <table:table-cell table:formula="of:=ABS([.E40]-[.E39])" office:value-type="float" office:value="0" calcext:value-type="float">
            <text:p>0</text:p>
          </table:table-cell>
          <table:table-cell table:formula="of:=[.F40]&lt;=[.$D$2]" office:value-type="boolean" office:boolean-value="true" calcext:value-type="boolean">
            <text:p>TRUE</text:p>
          </table:table-cell>
          <table:table-cell table:formula="of:=-1/5*(2*[.B40]-[.E40]-3*[.K39]+[.$P$4])" office:value-type="float" office:value="0.285067873303167" calcext:value-type="float">
            <text:p>0.285067873303167</text:p>
          </table:table-cell>
          <table:table-cell table:formula="of:=ABS([.H40]-[.H39])" office:value-type="float" office:value="0" calcext:value-type="float">
            <text:p>0</text:p>
          </table:table-cell>
          <table:table-cell table:formula="of:=[.I40]&lt;=[.$D$2]" office:value-type="boolean" office:boolean-value="true" calcext:value-type="boolean">
            <text:p>TRUE</text:p>
          </table:table-cell>
          <table:table-cell table:formula="of:=1/8*(4*[.B40]+[.E40]-3*[.H40]+[.$Q$4])" office:value-type="float" office:value="-0.203619909502262" calcext:value-type="float">
            <text:p>-0.203619909502262</text:p>
          </table:table-cell>
          <table:table-cell table:formula="of:=ABS([.K40]-[.K39])" office:value-type="float" office:value="0" calcext:value-type="float">
            <text:p>0</text:p>
          </table:table-cell>
          <table:table-cell table:formula="of:=[.L40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-1/4*([.E40]+2*[.H40]-[.K40]+[.$N$4])" office:value-type="float" office:value="0.36500754147813" calcext:value-type="float">
            <text:p>0.36500754147813</text:p>
          </table:table-cell>
          <table:table-cell table:formula="of:=ABS([.B41]-[.B40])" office:value-type="float" office:value="0" calcext:value-type="float">
            <text:p>0</text:p>
          </table:table-cell>
          <table:table-cell table:formula="of:=[.C41]&lt;=[.$D$2]" office:value-type="boolean" office:boolean-value="true" calcext:value-type="boolean">
            <text:p>TRUE</text:p>
          </table:table-cell>
          <table:table-cell table:formula="of:=-1/6*(3*[.B41]-[.H40]+2*[.K40]+[.$O$4])" office:value-type="float" office:value="-0.233785822021116" calcext:value-type="float">
            <text:p>-0.233785822021116</text:p>
          </table:table-cell>
          <table:table-cell table:formula="of:=ABS([.E41]-[.E40])" office:value-type="float" office:value="0" calcext:value-type="float">
            <text:p>0</text:p>
          </table:table-cell>
          <table:table-cell table:formula="of:=[.F41]&lt;=[.$D$2]" office:value-type="boolean" office:boolean-value="true" calcext:value-type="boolean">
            <text:p>TRUE</text:p>
          </table:table-cell>
          <table:table-cell table:formula="of:=-1/5*(2*[.B41]-[.E41]-3*[.K40]+[.$P$4])" office:value-type="float" office:value="0.285067873303167" calcext:value-type="float">
            <text:p>0.285067873303167</text:p>
          </table:table-cell>
          <table:table-cell table:formula="of:=ABS([.H41]-[.H40])" office:value-type="float" office:value="0" calcext:value-type="float">
            <text:p>0</text:p>
          </table:table-cell>
          <table:table-cell table:formula="of:=[.I41]&lt;=[.$D$2]" office:value-type="boolean" office:boolean-value="true" calcext:value-type="boolean">
            <text:p>TRUE</text:p>
          </table:table-cell>
          <table:table-cell table:formula="of:=1/8*(4*[.B41]+[.E41]-3*[.H41]+[.$Q$4])" office:value-type="float" office:value="-0.203619909502262" calcext:value-type="float">
            <text:p>-0.203619909502262</text:p>
          </table:table-cell>
          <table:table-cell table:formula="of:=ABS([.K41]-[.K40])" office:value-type="float" office:value="0" calcext:value-type="float">
            <text:p>0</text:p>
          </table:table-cell>
          <table:table-cell table:formula="of:=[.L41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-1/4*([.E41]+2*[.H41]-[.K41]+[.$N$4])" office:value-type="float" office:value="0.36500754147813" calcext:value-type="float">
            <text:p>0.36500754147813</text:p>
          </table:table-cell>
          <table:table-cell table:formula="of:=ABS([.B42]-[.B41])" office:value-type="float" office:value="0" calcext:value-type="float">
            <text:p>0</text:p>
          </table:table-cell>
          <table:table-cell table:formula="of:=[.C42]&lt;=[.$D$2]" office:value-type="boolean" office:boolean-value="true" calcext:value-type="boolean">
            <text:p>TRUE</text:p>
          </table:table-cell>
          <table:table-cell table:formula="of:=-1/6*(3*[.B42]-[.H41]+2*[.K41]+[.$O$4])" office:value-type="float" office:value="-0.233785822021116" calcext:value-type="float">
            <text:p>-0.233785822021116</text:p>
          </table:table-cell>
          <table:table-cell table:formula="of:=ABS([.E42]-[.E41])" office:value-type="float" office:value="0" calcext:value-type="float">
            <text:p>0</text:p>
          </table:table-cell>
          <table:table-cell table:formula="of:=[.F42]&lt;=[.$D$2]" office:value-type="boolean" office:boolean-value="true" calcext:value-type="boolean">
            <text:p>TRUE</text:p>
          </table:table-cell>
          <table:table-cell table:formula="of:=-1/5*(2*[.B42]-[.E42]-3*[.K41]+[.$P$4])" office:value-type="float" office:value="0.285067873303167" calcext:value-type="float">
            <text:p>0.285067873303167</text:p>
          </table:table-cell>
          <table:table-cell table:formula="of:=ABS([.H42]-[.H41])" office:value-type="float" office:value="0" calcext:value-type="float">
            <text:p>0</text:p>
          </table:table-cell>
          <table:table-cell table:formula="of:=[.I42]&lt;=[.$D$2]" office:value-type="boolean" office:boolean-value="true" calcext:value-type="boolean">
            <text:p>TRUE</text:p>
          </table:table-cell>
          <table:table-cell table:formula="of:=1/8*(4*[.B42]+[.E42]-3*[.H42]+[.$Q$4])" office:value-type="float" office:value="-0.203619909502262" calcext:value-type="float">
            <text:p>-0.203619909502262</text:p>
          </table:table-cell>
          <table:table-cell table:formula="of:=ABS([.K42]-[.K41])" office:value-type="float" office:value="0" calcext:value-type="float">
            <text:p>0</text:p>
          </table:table-cell>
          <table:table-cell table:formula="of:=[.L42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1/4*([.E42]+2*[.H42]-[.K42]+[.$N$4])" office:value-type="float" office:value="0.36500754147813" calcext:value-type="float">
            <text:p>0.36500754147813</text:p>
          </table:table-cell>
          <table:table-cell table:formula="of:=ABS([.B43]-[.B42])" office:value-type="float" office:value="0" calcext:value-type="float">
            <text:p>0</text:p>
          </table:table-cell>
          <table:table-cell table:formula="of:=[.C43]&lt;=[.$D$2]" office:value-type="boolean" office:boolean-value="true" calcext:value-type="boolean">
            <text:p>TRUE</text:p>
          </table:table-cell>
          <table:table-cell table:formula="of:=-1/6*(3*[.B43]-[.H42]+2*[.K42]+[.$O$4])" office:value-type="float" office:value="-0.233785822021116" calcext:value-type="float">
            <text:p>-0.233785822021116</text:p>
          </table:table-cell>
          <table:table-cell table:formula="of:=ABS([.E43]-[.E42])" office:value-type="float" office:value="0" calcext:value-type="float">
            <text:p>0</text:p>
          </table:table-cell>
          <table:table-cell table:formula="of:=[.F43]&lt;=[.$D$2]" office:value-type="boolean" office:boolean-value="true" calcext:value-type="boolean">
            <text:p>TRUE</text:p>
          </table:table-cell>
          <table:table-cell table:formula="of:=-1/5*(2*[.B43]-[.E43]-3*[.K42]+[.$P$4])" office:value-type="float" office:value="0.285067873303167" calcext:value-type="float">
            <text:p>0.285067873303167</text:p>
          </table:table-cell>
          <table:table-cell table:formula="of:=ABS([.H43]-[.H42])" office:value-type="float" office:value="0" calcext:value-type="float">
            <text:p>0</text:p>
          </table:table-cell>
          <table:table-cell table:formula="of:=[.I43]&lt;=[.$D$2]" office:value-type="boolean" office:boolean-value="true" calcext:value-type="boolean">
            <text:p>TRUE</text:p>
          </table:table-cell>
          <table:table-cell table:formula="of:=1/8*(4*[.B43]+[.E43]-3*[.H43]+[.$Q$4])" office:value-type="float" office:value="-0.203619909502262" calcext:value-type="float">
            <text:p>-0.203619909502262</text:p>
          </table:table-cell>
          <table:table-cell table:formula="of:=ABS([.K43]-[.K42])" office:value-type="float" office:value="0" calcext:value-type="float">
            <text:p>0</text:p>
          </table:table-cell>
          <table:table-cell table:formula="of:=[.L43]&lt;=[.$D$2]" office:value-type="boolean" office:boolean-value="true" calcext:value-type="boolean">
            <text:p>TRUE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9:36:34.513676423</meta:creation-date>
    <dc:date>2022-09-15T09:59:15.374916003</dc:date>
    <meta:editing-duration>PT2M20S</meta:editing-duration>
    <meta:editing-cycles>2</meta:editing-cycles>
    <meta:generator>LibreOffice/7.3.6.2$Linux_X86_64 LibreOffice_project/30$Build-2</meta:generator>
    <meta:document-statistic meta:table-count="2" meta:cell-count="1058" meta:object-count="0"/>
  </office:meta>
</office:document-meta>
</file>